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fo:background-color="#dddddd"/>
    </style:style>
    <style:style style:name="ce79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0" style:family="table-cell" style:parent-style-name="Default" style:data-style-name="N121"/>
    <style:style style:name="ce81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0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4"/>
          <table:table-cell table:style-name="ce64" office:value-type="string" table:number-columns-spanned="1" table:number-rows-spanned="2">
            <text:p>size mod</text:p>
          </table:table-cell>
          <table:table-cell table:style-name="ce66" office:value-type="string" table:number-columns-spanned="1" table:number-rows-spanned="2">
            <text:p>dps</text:p>
          </table:table-cell>
          <table:table-cell table:style-name="ce66" office:value-type="string" table:number-columns-spanned="1" table:number-rows-spanned="2">
            <text:p>dps/alloy</text:p>
          </table:table-cell>
          <table:table-cell table:style-name="ce66" office:value-type="string" table:number-columns-spanned="1" table:number-rows-spanned="2">
            <text:p>dps/en</text:p>
          </table:table-cell>
          <table:table-cell table:style-name="ce77" office:value-type="string" table:number-columns-spanned="1" table:number-rows-spanned="2">
            <text:p>wdps</text:p>
          </table:table-cell>
          <table:table-cell table:number-columns-repeated="995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4" office:value-type="string">
            <text:p>retarget</text:p>
          </table:table-cell>
          <table:covered-table-cell table:style-name="ce64"/>
          <table:covered-table-cell table:number-columns-repeated="3" table:style-name="ce66"/>
          <table:covered-table-cell table:style-name="ce78"/>
          <table:table-cell table:number-columns-repeated="995"/>
        </table:table-row>
        <table:table-row table:style-name="ro3">
          <table:table-cell table:style-name="ce1" table:number-columns-repeated="23"/>
          <table:table-cell table:style-name="ce64" table:number-columns-repeated="2"/>
          <table:table-cell table:style-name="ce66" table:number-columns-repeated="3"/>
          <table:table-cell table:style-name="ce79"/>
          <table:table-cell table:style-name="ce81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6" office:value-type="string">
            <text:p>Gamma Laser</text:p>
          </table:table-cell>
          <table:table-cell table:style-name="ce27" office:value-type="string">
            <text:p>S</text:p>
          </table:table-cell>
          <table:table-cell table:style-name="ce27" office:value-type="float" office:value="28">
            <text:p>28</text:p>
          </table:table-cell>
          <table:table-cell table:style-name="ce41" office:value-type="float" office:value="-17">
            <text:p>-17</text:p>
          </table:table-cell>
          <table:table-cell table:style-name="ce27" office:value-type="float" office:value="17">
            <text:p>17</text:p>
          </table:table-cell>
          <table:table-cell table:style-name="ce41" office:value-type="float" office:value="46">
            <text:p>46</text:p>
          </table:table-cell>
          <table:table-cell table:style-name="ce27" office:value-type="float" office:value="5">
            <text:p>5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30">
            <text:p>30</text:p>
          </table:table-cell>
          <table:table-cell table:style-name="ce27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27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67" table:formula="of:=([.F4] + [.G4]) / (2 * ( ((([.H4] + [.I4]) / 2) + [.J4]) / 10 )) * [.L4]" office:value-type="float" office:value="6.67058823529412">
            <text:p>6.6706</text:p>
          </table:table-cell>
          <table:table-cell table:style-name="ce71" table:formula="of:=[.Z4]/[.D4]" office:value-type="float" office:value="0.238235294117647">
            <text:p>0.2382</text:p>
          </table:table-cell>
          <table:table-cell table:style-name="ce74" table:formula="of:=-1*[.Z4]/[.E4]" office:value-type="float" office:value="0.392387543252595">
            <text:p>0.3924</text:p>
          </table:table-cell>
          <table:table-cell table:style-name="ce71" table:formula="of:=[.Z4] * ([.N4] + [.O4] + [.P4]) / (3 - [.Q4] - [.R4])" office:value-type="float" office:value="6.67058823529412">
            <text:p>6.6706</text:p>
          </table:table-cell>
          <table:table-cell table:style-name="ce34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34">
            <text:p>34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6">
            <text:p>6</text:p>
          </table:table-cell>
          <table:table-cell table:style-name="ce42" office:value-type="float" office:value="24">
            <text:p>24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5] + [.G5]) / (2 * ( ((([.H5] + [.I5]) / 2) + [.J5]) / 10 )) * [.L5]" office:value-type="float" office:value="13.41">
            <text:p>13.4100</text:p>
          </table:table-cell>
          <table:table-cell table:style-name="ce71" table:formula="of:=[.Z5]/[.D5]" office:value-type="float" office:value="0.239464285714286">
            <text:p>0.2395</text:p>
          </table:table-cell>
          <table:table-cell table:style-name="ce74" table:formula="of:=-1*[.Z5]/[.E5]" office:value-type="float" office:value="0.447">
            <text:p>0.4470</text:p>
          </table:table-cell>
          <table:table-cell table:style-name="ce71" table:formula="of:=[.Z5] * ([.N5] + [.O5] + [.P5]) / (3 - [.Q5] - [.R5])" office:value-type="float" office:value="13.41">
            <text:p>13.4100</text:p>
          </table:table-cell>
          <table:table-cell table:style-name="ce34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02">
            <text:p>102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7">
            <text:p>7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6] + [.G6]) / (2 * ( ((([.H6] + [.I6]) / 2) + [.J6]) / 10 )) * [.L6]" office:value-type="float" office:value="29.8421052631579">
            <text:p>29.8421</text:p>
          </table:table-cell>
          <table:table-cell table:style-name="ce71" table:formula="of:=[.Z6]/[.D6]" office:value-type="float" office:value="0.266447368421053">
            <text:p>0.2664</text:p>
          </table:table-cell>
          <table:table-cell table:style-name="ce74" table:formula="of:=-1*[.Z6]/[.E6]" office:value-type="float" office:value="0.505798394290812">
            <text:p>0.5058</text:p>
          </table:table-cell>
          <table:table-cell table:style-name="ce71" table:formula="of:=[.Z6] * ([.N6] + [.O6] + [.P6]) / (3 - [.Q6] - [.R6])" office:value-type="float" office:value="29.8421052631579">
            <text:p>29.8421</text:p>
          </table:table-cell>
          <table:table-cell table:style-name="ce34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1">
            <text:p>21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7] + [.G7]) / (2 * ( ((([.H7] + [.I7]) / 2) + [.J7]) / 10 )) * [.L7]" office:value-type="float" office:value="8.36470588235294">
            <text:p>8.3647</text:p>
          </table:table-cell>
          <table:table-cell table:style-name="ce70" table:formula="of:=[.Z7]/[.D7]" office:value-type="float" office:value="0.278823529411765">
            <text:p>0.2788</text:p>
          </table:table-cell>
          <table:table-cell table:style-name="ce75" table:formula="of:=-1*[.Z7]/[.E7]" office:value-type="float" office:value="0.418235294117647">
            <text:p>0.4182</text:p>
          </table:table-cell>
          <table:table-cell table:style-name="ce70" table:formula="of:=[.Z7] * ([.N7] + [.O7] + [.P7]) / (3 - [.Q7] - [.R7])" office:value-type="float" office:value="8.36470588235294">
            <text:p>8.364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3">
            <text:p>53</text:p>
          </table:table-cell>
          <table:table-cell table:style-name="ce43" office:value-type="float" office:value="134">
            <text:p>13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] + [.G8]) / (2 * ( ((([.H8] + [.I8]) / 2) + [.J8]) / 10 )) * [.L8]" office:value-type="float" office:value="16.83">
            <text:p>16.8300</text:p>
          </table:table-cell>
          <table:table-cell table:style-name="ce70" table:formula="of:=[.Z8]/[.D8]" office:value-type="float" office:value="0.2805">
            <text:p>0.2805</text:p>
          </table:table-cell>
          <table:table-cell table:style-name="ce75" table:formula="of:=-1*[.Z8]/[.E8]" office:value-type="float" office:value="0.495">
            <text:p>0.4950</text:p>
          </table:table-cell>
          <table:table-cell table:style-name="ce70" table:formula="of:=[.Z8] * ([.N8] + [.O8] + [.P8]) / (3 - [.Q8] - [.R8])" office:value-type="float" office:value="16.83">
            <text:p>16.83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310">
            <text:p>31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] + [.G9]) / (2 * ( ((([.H9] + [.I9]) / 2) + [.J9]) / 10 )) * [.L9]" office:value-type="float" office:value="34.8947368421053">
            <text:p>34.8947</text:p>
          </table:table-cell>
          <table:table-cell table:style-name="ce70" table:formula="of:=[.Z9]/[.D9]" office:value-type="float" office:value="0.290789473684211">
            <text:p>0.2908</text:p>
          </table:table-cell>
          <table:table-cell table:style-name="ce75" table:formula="of:=-1*[.Z9]/[.E9]" office:value-type="float" office:value="0.545230263157895">
            <text:p>0.5452</text:p>
          </table:table-cell>
          <table:table-cell table:style-name="ce70" table:formula="of:=[.Z9] * ([.N9] + [.O9] + [.P9]) / (3 - [.Q9] - [.R9])" office:value-type="float" office:value="34.8947368421053">
            <text:p>34.894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] + [.G10]) / (2 * ( ((([.H10] + [.I10]) / 2) + [.J10]) / 10 )) * [.L10]" office:value-type="float" office:value="10.2705882352941">
            <text:p>10.2706</text:p>
          </table:table-cell>
          <table:table-cell table:style-name="ce70" table:formula="of:=[.Z10]/[.D10]" office:value-type="float" office:value="0.285294117647059">
            <text:p>0.2853</text:p>
          </table:table-cell>
          <table:table-cell table:style-name="ce75" table:formula="of:=-1*[.Z10]/[.E10]" office:value-type="float" office:value="0.427941176470588">
            <text:p>0.4279</text:p>
          </table:table-cell>
          <table:table-cell table:style-name="ce70" table:formula="of:=[.Z10] * ([.N10] + [.O10] + [.P10]) / (3 - [.Q10] - [.R10])" office:value-type="float" office:value="10.2705882352941">
            <text:p>10.270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206">
            <text:p>20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1] + [.G11]) / (2 * ( ((([.H11] + [.I11]) / 2) + [.J11]) / 10 )) * [.L11]" office:value-type="float" office:value="24.39">
            <text:p>24.3900</text:p>
          </table:table-cell>
          <table:table-cell table:style-name="ce70" table:formula="of:=[.Z11]/[.D11]" office:value-type="float" office:value="0.33875">
            <text:p>0.3388</text:p>
          </table:table-cell>
          <table:table-cell table:style-name="ce75" table:formula="of:=-1*[.Z11]/[.E11]" office:value-type="float" office:value="0.530217391304348">
            <text:p>0.5302</text:p>
          </table:table-cell>
          <table:table-cell table:style-name="ce70" table:formula="of:=[.Z11] * ([.N11] + [.O11] + [.P11]) / (3 - [.Q11] - [.R11])" office:value-type="float" office:value="24.39">
            <text:p>24.39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84">
            <text:p>184</text:p>
          </table:table-cell>
          <table:table-cell table:style-name="ce43" office:value-type="float" office:value="412">
            <text:p>412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2] + [.G12]) / (2 * ( ((([.H12] + [.I12]) / 2) + [.J12]) / 10 )) * [.L12]" office:value-type="float" office:value="47.0526315789474">
            <text:p>47.0526</text:p>
          </table:table-cell>
          <table:table-cell table:style-name="ce70" table:formula="of:=[.Z12]/[.D12]" office:value-type="float" office:value="0.326754385964912">
            <text:p>0.3268</text:p>
          </table:table-cell>
          <table:table-cell table:style-name="ce75" table:formula="of:=-1*[.Z12]/[.E12]" office:value-type="float" office:value="0.52280701754386">
            <text:p>0.5228</text:p>
          </table:table-cell>
          <table:table-cell table:style-name="ce70" table:formula="of:=[.Z12] * ([.N12] + [.O12] + [.P12]) / (3 - [.Q12] - [.R12])" office:value-type="float" office:value="47.0526315789474">
            <text:p>47.052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13] + [.G13]) / (2 * ( ((([.H13] + [.I13]) / 2) + [.J13]) / 10 )) * [.L13]" office:value-type="float" office:value="4.34782608695652">
            <text:p>4.3478</text:p>
          </table:table-cell>
          <table:table-cell table:style-name="ce71" table:formula="of:=[.Z13]/[.D13]" office:value-type="float" office:value="0.173913043478261">
            <text:p>0.1739</text:p>
          </table:table-cell>
          <table:table-cell table:style-name="ce74" table:formula="of:=-1*[.Z13]/[.E13]" office:value-type="float" office:value="0.255754475703325">
            <text:p>0.2558</text:p>
          </table:table-cell>
          <table:table-cell table:style-name="ce71" table:formula="of:=[.Z13] * ([.N13] + [.O13] + [.P13]) / (3 - [.Q13] - [.R13])" office:value-type="float" office:value="13.0434782608696">
            <text:p>13.043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M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48">
            <text:p>48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24">
            <text:p>24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5">
            <text:p>0.35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14] + [.G14]) / (2 * ( ((([.H14] + [.I14]) / 2) + [.J14]) / 10 )) * [.L14]" office:value-type="float" office:value="7.20588235294118">
            <text:p>7.2059</text:p>
          </table:table-cell>
          <table:table-cell table:style-name="ce71" table:formula="of:=[.Z14]/[.D14]" office:value-type="float" office:value="0.205882352941176">
            <text:p>0.2059</text:p>
          </table:table-cell>
          <table:table-cell table:style-name="ce74" table:formula="of:=-1*[.Z14]/[.E14]" office:value-type="float" office:value="0.240196078431373">
            <text:p>0.2402</text:p>
          </table:table-cell>
          <table:table-cell table:style-name="ce71" table:formula="of:=[.Z14] * ([.N14] + [.O14] + [.P14]) / (3 - [.Q14] - [.R14])" office:value-type="float" office:value="21.6176470588235">
            <text:p>21.617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5] + [.G15]) / (2 * ( ((([.H15] + [.I15]) / 2) + [.J15]) / 10 )) * [.L15]" office:value-type="float" office:value="7.60869565217391">
            <text:p>7.6087</text:p>
          </table:table-cell>
          <table:table-cell table:style-name="ce70" table:formula="of:=[.Z15]/[.D15]" office:value-type="float" office:value="0.253623188405797">
            <text:p>0.2536</text:p>
          </table:table-cell>
          <table:table-cell table:style-name="ce75" table:formula="of:=-1*[.Z15]/[.E15]" office:value-type="float" office:value="0.380434782608696">
            <text:p>0.3804</text:p>
          </table:table-cell>
          <table:table-cell table:style-name="ce70" table:formula="of:=[.Z15] * ([.N15] + [.O15] + [.P15]) / (3 - [.Q15] - [.R15])" office:value-type="float" office:value="22.8260869565217">
            <text:p>22.826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85">
            <text:p>85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6] + [.G16]) / (2 * ( ((([.H16] + [.I16]) / 2) + [.J16]) / 10 )) * [.L16]" office:value-type="float" office:value="13.6764705882353">
            <text:p>13.6765</text:p>
          </table:table-cell>
          <table:table-cell table:style-name="ce70" table:formula="of:=[.Z16]/[.D16]" office:value-type="float" office:value="0.227941176470588">
            <text:p>0.2279</text:p>
          </table:table-cell>
          <table:table-cell table:style-name="ce75" table:formula="of:=-1*[.Z16]/[.E16]" office:value-type="float" office:value="0.402249134948097">
            <text:p>0.4022</text:p>
          </table:table-cell>
          <table:table-cell table:style-name="ce70" table:formula="of:=[.Z16] * ([.N16] + [.O16] + [.P16]) / (3 - [.Q16] - [.R16])" office:value-type="float" office:value="41.0294117647059">
            <text:p>41.029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43">
            <text:p>43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7] + [.G17]) / (2 * ( ((([.H17] + [.I17]) / 2) + [.J17]) / 10 )) * [.L17]" office:value-type="float" office:value="10.4347826086957">
            <text:p>10.4348</text:p>
          </table:table-cell>
          <table:table-cell table:style-name="ce70" table:formula="of:=[.Z17]/[.D17]" office:value-type="float" office:value="0.289855072463768">
            <text:p>0.2899</text:p>
          </table:table-cell>
          <table:table-cell table:style-name="ce75" table:formula="of:=-1*[.Z17]/[.E17]" office:value-type="float" office:value="0.434782608695652">
            <text:p>0.4348</text:p>
          </table:table-cell>
          <table:table-cell table:style-name="ce70" table:formula="of:=[.Z17] * ([.N17] + [.O17] + [.P17]) / (3 - [.Q17] - [.R17])" office:value-type="float" office:value="31.304347826087">
            <text:p>31.304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15">
            <text:p>115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8] + [.G18]) / (2 * ( ((([.H18] + [.I18]) / 2) + [.J18]) / 10 )) * [.L18]" office:value-type="float" office:value="18.3823529411765">
            <text:p>18.3824</text:p>
          </table:table-cell>
          <table:table-cell table:style-name="ce70" table:formula="of:=[.Z18]/[.D18]" office:value-type="float" office:value="0.25531045751634">
            <text:p>0.2553</text:p>
          </table:table-cell>
          <table:table-cell table:style-name="ce75" table:formula="of:=-1*[.Z18]/[.E18]" office:value-type="float" office:value="0.399616368286445">
            <text:p>0.3996</text:p>
          </table:table-cell>
          <table:table-cell table:style-name="ce70" table:formula="of:=[.Z18] * ([.N18] + [.O18] + [.P18]) / (3 - [.Q18] - [.R18])" office:value-type="float" office:value="55.1470588235294">
            <text:p>55.147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Neutron Launchers</text:p>
          </table:table-cell>
          <table:table-cell table:style-name="ce28" office:value-type="string">
            <text:p>G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61">
            <text:p>61</text:p>
          </table:table-cell>
          <table:table-cell table:style-name="ce42" office:value-type="float" office:value="131">
            <text:p>131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50">
            <text:p>150</text:p>
          </table:table-cell>
          <table:table-cell table:style-name="ce28" office:value-type="float" office:value="130">
            <text:p>1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1">
            <text:p>1</text:p>
          </table:table-cell>
          <table:table-cell table:style-name="ce67" table:formula="of:=([.F19] + [.G19]) / (2 * ( ((([.H19] + [.I19]) / 2) + [.J19]) / 10 )) * [.L19]" office:value-type="float" office:value="4.06588235294118">
            <text:p>4.0659</text:p>
          </table:table-cell>
          <table:table-cell table:style-name="ce71" table:formula="of:=[.Z19]/[.D19]" office:value-type="float" office:value="0.0262314990512334">
            <text:p>0.0262</text:p>
          </table:table-cell>
          <table:table-cell table:style-name="ce74" table:formula="of:=-1*[.Z19]/[.E19]" office:value-type="float" office:value="0.0451764705882353">
            <text:p>0.0452</text:p>
          </table:table-cell>
          <table:table-cell table:style-name="ce71" table:formula="of:=[.Z19] * ([.N19] + [.O19] + [.P19]) / (3 - [.Q19] - [.R19])" office:value-type="float" office:value="5.08235294117647">
            <text:p>5.082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Muon Launchers</text:p>
          </table:table-cell>
          <table:table-cell table:style-name="ce29" office:value-type="string">
            <text:p>G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30" office:value-type="float" office:value="76">
            <text:p>76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1">
            <text:p>1</text:p>
          </table:table-cell>
          <table:table-cell table:style-name="ce68" table:formula="of:=([.F20] + [.G20]) / (2 * ( ((([.H20] + [.I20]) / 2) + [.J20]) / 10 )) * [.L20]" office:value-type="float" office:value="5.04">
            <text:p>5.0400</text:p>
          </table:table-cell>
          <table:table-cell table:style-name="ce70" table:formula="of:=[.Z20]/[.D20]" office:value-type="float" office:value="0.028">
            <text:p>0.0280</text:p>
          </table:table-cell>
          <table:table-cell table:style-name="ce75" table:formula="of:=-1*[.Z20]/[.E20]" office:value-type="float" office:value="0.048">
            <text:p>0.0480</text:p>
          </table:table-cell>
          <table:table-cell table:style-name="ce70" table:formula="of:=[.Z20] * ([.N20] + [.O20] + [.P20]) / (3 - [.Q20] - [.R20])" office:value-type="float" office:value="6.3">
            <text:p>6.3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ntimatter Launcers</text:p>
          </table:table-cell>
          <table:table-cell table:style-name="ce29" office:value-type="string">
            <text:p>G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195">
            <text:p>19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1">
            <text:p>1</text:p>
          </table:table-cell>
          <table:table-cell table:style-name="ce68" table:formula="of:=([.F21] + [.G21]) / (2 * ( ((([.H21] + [.I21]) / 2) + [.J21]) / 10 )) * [.L21]" office:value-type="float" office:value="6.07764705882353">
            <text:p>6.0776</text:p>
          </table:table-cell>
          <table:table-cell table:style-name="ce70" table:formula="of:=[.Z21]/[.D21]" office:value-type="float" office:value="0.0296470588235294">
            <text:p>0.0296</text:p>
          </table:table-cell>
          <table:table-cell table:style-name="ce75" table:formula="of:=-1*[.Z21]/[.E21]" office:value-type="float" office:value="0.0506470588235294">
            <text:p>0.0506</text:p>
          </table:table-cell>
          <table:table-cell table:style-name="ce70" table:formula="of:=[.Z21] * ([.N21] + [.O21] + [.P21]) / (3 - [.Q21] - [.R21])" office:value-type="float" office:value="7.59705882352941">
            <text:p>7.597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43">
            <text:p>43</text:p>
          </table:table-cell>
          <table:table-cell table:style-name="ce28" office:value-type="float" office:value="6">
            <text:p>6</text:p>
          </table:table-cell>
          <table:table-cell table:style-name="ce42" office:value-type="float" office:value="24">
            <text:p>24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22] + [.G22]) / (2 * ( ((([.H22] + [.I22]) / 2) + [.J22]) / 10 )) * [.L22]" office:value-type="float" office:value="5.04">
            <text:p>5.0400</text:p>
          </table:table-cell>
          <table:table-cell table:style-name="ce71" table:formula="of:=[.Z22]/[.D22]" office:value-type="float" office:value="0.2016">
            <text:p>0.2016</text:p>
          </table:table-cell>
          <table:table-cell table:style-name="ce74" table:formula="of:=-1*[.Z22]/[.E22]" office:value-type="float" office:value="0.296470588235294">
            <text:p>0.2965</text:p>
          </table:table-cell>
          <table:table-cell table:style-name="ce71" table:formula="of:=[.Z22] * ([.N22] + [.O22] + [.P22]) / (3 - [.Q22] - [.R22])" office:value-type="float" office:value="6.3">
            <text:p>6.3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M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08">
            <text:p>108</text:p>
          </table:table-cell>
          <table:table-cell table:style-name="ce28" office:value-type="float" office:value="7">
            <text:p>7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23] + [.G23]) / (2 * ( ((([.H23] + [.I23]) / 2) + [.J23]) / 10 )) * [.L23]" office:value-type="float" office:value="11.0877192982456">
            <text:p>11.0877</text:p>
          </table:table-cell>
          <table:table-cell table:style-name="ce71" table:formula="of:=[.Z23]/[.D23]" office:value-type="float" office:value="0.221754385964912">
            <text:p>0.2218</text:p>
          </table:table-cell>
          <table:table-cell table:style-name="ce74" table:formula="of:=-1*[.Z23]/[.E23]" office:value-type="float" office:value="0.369590643274854">
            <text:p>0.3696</text:p>
          </table:table-cell>
          <table:table-cell table:style-name="ce71" table:formula="of:=[.Z23] * ([.N23] + [.O23] + [.P23]) / (3 - [.Q23] - [.R23])" office:value-type="float" office:value="13.859649122807">
            <text:p>13.859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258">
            <text:p>258</text:p>
          </table:table-cell>
          <table:table-cell table:style-name="ce28" office:value-type="float" office:value="8">
            <text:p>8</text:p>
          </table:table-cell>
          <table:table-cell table:style-name="ce42" office:value-type="float" office:value="30">
            <text:p>30</text:p>
          </table:table-cell>
          <table:table-cell table:style-name="ce42" office:value-type="float" office:value="45">
            <text:p>45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24] + [.G24]) / (2 * ( ((([.H24] + [.I24]) / 2) + [.J24]) / 10 )) * [.L24]" office:value-type="float" office:value="23.625">
            <text:p>23.6250</text:p>
          </table:table-cell>
          <table:table-cell table:style-name="ce71" table:formula="of:=[.Z24]/[.D24]" office:value-type="float" office:value="0.23625">
            <text:p>0.2363</text:p>
          </table:table-cell>
          <table:table-cell table:style-name="ce74" table:formula="of:=-1*[.Z24]/[.E24]" office:value-type="float" office:value="0.400423728813559">
            <text:p>0.4004</text:p>
          </table:table-cell>
          <table:table-cell table:style-name="ce71" table:formula="of:=[.Z24] * ([.N24] + [.O24] + [.P24]) / (3 - [.Q24] - [.R24])" office:value-type="float" office:value="29.53125">
            <text:p>29.531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53">
            <text:p>53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] + [.G25]) / (2 * ( ((([.H25] + [.I25]) / 2) + [.J25]) / 10 )) * [.L25]" office:value-type="float" office:value="6.24">
            <text:p>6.2400</text:p>
          </table:table-cell>
          <table:table-cell table:style-name="ce70" table:formula="of:=[.Z25]/[.D25]" office:value-type="float" office:value="0.208">
            <text:p>0.2080</text:p>
          </table:table-cell>
          <table:table-cell table:style-name="ce75" table:formula="of:=-1*[.Z25]/[.E25]" office:value-type="float" office:value="0.312">
            <text:p>0.3120</text:p>
          </table:table-cell>
          <table:table-cell table:style-name="ce70" table:formula="of:=[.Z25] * ([.N25] + [.O25] + [.P25]) / (3 - [.Q25] - [.R25])" office:value-type="float" office:value="7.8">
            <text:p>7.8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43">
            <text:p>143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] + [.G26]) / (2 * ( ((([.H26] + [.I26]) / 2) + [.J26]) / 10 )) * [.L26]" office:value-type="float" office:value="14.7368421052632">
            <text:p>14.7368</text:p>
          </table:table-cell>
          <table:table-cell table:style-name="ce70" table:formula="of:=[.Z26]/[.D26]" office:value-type="float" office:value="0.245614035087719">
            <text:p>0.2456</text:p>
          </table:table-cell>
          <table:table-cell table:style-name="ce75" table:formula="of:=-1*[.Z26]/[.E26]" office:value-type="float" office:value="0.43343653250774">
            <text:p>0.4334</text:p>
          </table:table-cell>
          <table:table-cell table:style-name="ce70" table:formula="of:=[.Z26] * ([.N26] + [.O26] + [.P26]) / (3 - [.Q26] - [.R26])" office:value-type="float" office:value="18.421052631579">
            <text:p>18.421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23">
            <text:p>323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7] + [.G27]) / (2 * ( ((([.H27] + [.I27]) / 2) + [.J27]) / 10 )) * [.L27]" office:value-type="float" office:value="30.0625">
            <text:p>30.0625</text:p>
          </table:table-cell>
          <table:table-cell table:style-name="ce70" table:formula="of:=[.Z27]/[.D27]" office:value-type="float" office:value="0.250520833333333">
            <text:p>0.2505</text:p>
          </table:table-cell>
          <table:table-cell table:style-name="ce75" table:formula="of:=-1*[.Z27]/[.E27]" office:value-type="float" office:value="0.4697265625">
            <text:p>0.4697</text:p>
          </table:table-cell>
          <table:table-cell table:style-name="ce70" table:formula="of:=[.Z27] * ([.N27] + [.O27] + [.P27]) / (3 - [.Q27] - [.R27])" office:value-type="float" office:value="37.578125">
            <text:p>37.578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66">
            <text:p>6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8] + [.G28]) / (2 * ( ((([.H28] + [.I28]) / 2) + [.J28]) / 10 )) * [.L28]" office:value-type="float" office:value="7.68">
            <text:p>7.6800</text:p>
          </table:table-cell>
          <table:table-cell table:style-name="ce70" table:formula="of:=[.Z28]/[.D28]" office:value-type="float" office:value="0.213333333333333">
            <text:p>0.2133</text:p>
          </table:table-cell>
          <table:table-cell table:style-name="ce75" table:formula="of:=-1*[.Z28]/[.E28]" office:value-type="float" office:value="0.32">
            <text:p>0.3200</text:p>
          </table:table-cell>
          <table:table-cell table:style-name="ce70" table:formula="of:=[.Z28] * ([.N28] + [.O28] + [.P28]) / (3 - [.Q28] - [.R28])" office:value-type="float" office:value="9.6">
            <text:p>9.6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73">
            <text:p>73</text:p>
          </table:table-cell>
          <table:table-cell table:style-name="ce43" office:value-type="float" office:value="195">
            <text:p>19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9] + [.G29]) / (2 * ( ((([.H29] + [.I29]) / 2) + [.J29]) / 10 )) * [.L29]" office:value-type="float" office:value="18.8070175438597">
            <text:p>18.8070</text:p>
          </table:table-cell>
          <table:table-cell table:style-name="ce70" table:formula="of:=[.Z29]/[.D29]" office:value-type="float" office:value="0.261208576998051">
            <text:p>0.2612</text:p>
          </table:table-cell>
          <table:table-cell table:style-name="ce75" table:formula="of:=-1*[.Z29]/[.E29]" office:value-type="float" office:value="0.40884820747521">
            <text:p>0.4088</text:p>
          </table:table-cell>
          <table:table-cell table:style-name="ce70" table:formula="of:=[.Z29] * ([.N29] + [.O29] + [.P29]) / (3 - [.Q29] - [.R29])" office:value-type="float" office:value="23.5087719298246">
            <text:p>23.508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192">
            <text:p>192</text:p>
          </table:table-cell>
          <table:table-cell table:style-name="ce43" office:value-type="float" office:value="400">
            <text:p>400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30] + [.G30]) / (2 * ( ((([.H30] + [.I30]) / 2) + [.J30]) / 10 )) * [.L30]" office:value-type="float" office:value="37">
            <text:p>37.0000</text:p>
          </table:table-cell>
          <table:table-cell table:style-name="ce70" table:formula="of:=[.Z30]/[.D30]" office:value-type="float" office:value="0.256944444444444">
            <text:p>0.2569</text:p>
          </table:table-cell>
          <table:table-cell table:style-name="ce75" table:formula="of:=-1*[.Z30]/[.E30]" office:value-type="float" office:value="0.411111111111111">
            <text:p>0.4111</text:p>
          </table:table-cell>
          <table:table-cell table:style-name="ce70" table:formula="of:=[.Z30] * ([.N30] + [.O30] + [.P30]) / (3 - [.Q30] - [.R30])" office:value-type="float" office:value="46.25">
            <text:p>46.2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5">
            <text:p>1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1] + [.G31]) / (2 * ( ((([.H31] + [.I31]) / 2) + [.J31]) / 10 )) * [.L31]" office:value-type="float" office:value="9">
            <text:p>9.0000</text:p>
          </table:table-cell>
          <table:table-cell table:style-name="ce70" table:formula="of:=[.Z31]/[.D31]" office:value-type="float" office:value="0.3">
            <text:p>0.3000</text:p>
          </table:table-cell>
          <table:table-cell table:style-name="ce75" table:formula="of:=-1*[.Z31]/[.E31]" office:value-type="float" office:value="0.45">
            <text:p>0.4500</text:p>
          </table:table-cell>
          <table:table-cell table:style-name="ce70" table:formula="of:=[.Z31] * ([.N31] + [.O31] + [.P31]) / (3 - [.Q31] - [.R31])" office:value-type="float" office:value="10.74">
            <text:p>10.74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2">
            <text:p>132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2] + [.G32]) / (2 * ( ((([.H32] + [.I32]) / 2) + [.J32]) / 10 )) * [.L32]" office:value-type="float" office:value="16.8421052631579">
            <text:p>16.8421</text:p>
          </table:table-cell>
          <table:table-cell table:style-name="ce70" table:formula="of:=[.Z32]/[.D32]" office:value-type="float" office:value="0.280701754385965">
            <text:p>0.2807</text:p>
          </table:table-cell>
          <table:table-cell table:style-name="ce75" table:formula="of:=-1*[.Z32]/[.E32]" office:value-type="float" office:value="0.495356037151703">
            <text:p>0.4954</text:p>
          </table:table-cell>
          <table:table-cell table:style-name="ce70" table:formula="of:=[.Z32] * ([.N32] + [.O32] + [.P32]) / (3 - [.Q32] - [.R32])" office:value-type="float" office:value="20.0982456140351">
            <text:p>20.098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48">
            <text:p>148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3] + [.G33]) / (2 * ( ((([.H33] + [.I33]) / 2) + [.J33]) / 10 )) * [.L33]" office:value-type="float" office:value="37.65625">
            <text:p>37.6563</text:p>
          </table:table-cell>
          <table:table-cell table:style-name="ce70" table:formula="of:=[.Z33]/[.D33]" office:value-type="float" office:value="0.313802083333333">
            <text:p>0.3138</text:p>
          </table:table-cell>
          <table:table-cell table:style-name="ce75" table:formula="of:=-1*[.Z33]/[.E33]" office:value-type="float" office:value="0.58837890625">
            <text:p>0.5884</text:p>
          </table:table-cell>
          <table:table-cell table:style-name="ce70" table:formula="of:=[.Z33] * ([.N33] + [.O33] + [.P33]) / (3 - [.Q33] - [.R33])" office:value-type="float" office:value="44.9364583333333">
            <text:p>44.936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84">
            <text:p>8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5">
            <text:p>1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4] + [.G34]) / (2 * ( ((([.H34] + [.I34]) / 2) + [.J34]) / 10 )) * [.L34]" office:value-type="float" office:value="11.4">
            <text:p>11.4000</text:p>
          </table:table-cell>
          <table:table-cell table:style-name="ce70" table:formula="of:=[.Z34]/[.D34]" office:value-type="float" office:value="0.316666666666667">
            <text:p>0.3167</text:p>
          </table:table-cell>
          <table:table-cell table:style-name="ce75" table:formula="of:=-1*[.Z34]/[.E34]" office:value-type="float" office:value="0.475">
            <text:p>0.4750</text:p>
          </table:table-cell>
          <table:table-cell table:style-name="ce70" table:formula="of:=[.Z34] * ([.N34] + [.O34] + [.P34]) / (3 - [.Q34] - [.R34])" office:value-type="float" office:value="13.604">
            <text:p>13.604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214">
            <text:p>214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5] + [.G35]) / (2 * ( ((([.H35] + [.I35]) / 2) + [.J35]) / 10 )) * [.L35]" office:value-type="float" office:value="26.6666666666667">
            <text:p>26.6667</text:p>
          </table:table-cell>
          <table:table-cell table:style-name="ce70" table:formula="of:=[.Z35]/[.D35]" office:value-type="float" office:value="0.37037037037037">
            <text:p>0.3704</text:p>
          </table:table-cell>
          <table:table-cell table:style-name="ce75" table:formula="of:=-1*[.Z35]/[.E35]" office:value-type="float" office:value="0.579710144927536">
            <text:p>0.5797</text:p>
          </table:table-cell>
          <table:table-cell table:style-name="ce70" table:formula="of:=[.Z35] * ([.N35] + [.O35] + [.P35]) / (3 - [.Q35] - [.R35])" office:value-type="float" office:value="31.8222222222222">
            <text:p>31.822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2">
            <text:p>212</text:p>
          </table:table-cell>
          <table:table-cell table:style-name="ce43" office:value-type="float" office:value="438">
            <text:p>438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3">
            <text:p>33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6] + [.G36]) / (2 * ( ((([.H36] + [.I36]) / 2) + [.J36]) / 10 )) * [.L36]" office:value-type="float" office:value="50.78125">
            <text:p>50.7813</text:p>
          </table:table-cell>
          <table:table-cell table:style-name="ce70" table:formula="of:=[.Z36]/[.D36]" office:value-type="float" office:value="0.352647569444444">
            <text:p>0.3526</text:p>
          </table:table-cell>
          <table:table-cell table:style-name="ce75" table:formula="of:=-1*[.Z36]/[.E36]" office:value-type="float" office:value="0.564236111111111">
            <text:p>0.5642</text:p>
          </table:table-cell>
          <table:table-cell table:style-name="ce70" table:formula="of:=[.Z36] * ([.N36] + [.O36] + [.P36]) / (3 - [.Q36] - [.R36])" office:value-type="float" office:value="60.5989583333333">
            <text:p>60.599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04">
            <text:p>10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5">
            <text:p>1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7] + [.G37]) / (2 * ( ((([.H37] + [.I37]) / 2) + [.J37]) / 10 )) * [.L37]" office:value-type="float" office:value="14.6">
            <text:p>14.6000</text:p>
          </table:table-cell>
          <table:table-cell table:style-name="ce70" table:formula="of:=[.Z37]/[.D37]" office:value-type="float" office:value="0.365">
            <text:p>0.3650</text:p>
          </table:table-cell>
          <table:table-cell table:style-name="ce75" table:formula="of:=-1*[.Z37]/[.E37]" office:value-type="float" office:value="0.521428571428571">
            <text:p>0.5214</text:p>
          </table:table-cell>
          <table:table-cell table:style-name="ce70" table:formula="of:=[.Z37] * ([.N37] + [.O37] + [.P37]) / (3 - [.Q37] - [.R37])" office:value-type="float" office:value="17.4226666666667">
            <text:p>17.422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3">
            <text:p>33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8] + [.G38]) / (2 * ( ((([.H38] + [.I38]) / 2) + [.J38]) / 10 )) * [.L38]" office:value-type="float" office:value="31.9298245614035">
            <text:p>31.9298</text:p>
          </table:table-cell>
          <table:table-cell table:style-name="ce70" table:formula="of:=[.Z38]/[.D38]" office:value-type="float" office:value="0.399122807017544">
            <text:p>0.3991</text:p>
          </table:table-cell>
          <table:table-cell table:style-name="ce75" table:formula="of:=-1*[.Z38]/[.E38]" office:value-type="float" office:value="0.614035087719298">
            <text:p>0.6140</text:p>
          </table:table-cell>
          <table:table-cell table:style-name="ce70" table:formula="of:=[.Z38] * ([.N38] + [.O38] + [.P38]) / (3 - [.Q38] - [.R38])" office:value-type="float" office:value="38.1029239766082">
            <text:p>38.102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508">
            <text:p>508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6">
            <text:p>36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9] + [.G39]) / (2 * ( ((([.H39] + [.I39]) / 2) + [.J39]) / 10 )) * [.L39]" office:value-type="float" office:value="59.6875">
            <text:p>59.6875</text:p>
          </table:table-cell>
          <table:table-cell table:style-name="ce70" table:formula="of:=[.Z39]/[.D39]" office:value-type="float" office:value="0.373046875">
            <text:p>0.3730</text:p>
          </table:table-cell>
          <table:table-cell table:style-name="ce75" table:formula="of:=-1*[.Z39]/[.E39]" office:value-type="float" office:value="0.596875">
            <text:p>0.5969</text:p>
          </table:table-cell>
          <table:table-cell table:style-name="ce70" table:formula="of:=[.Z39] * ([.N39] + [.O39] + [.P39]) / (3 - [.Q39] - [.R39])" office:value-type="float" office:value="71.2270833333333">
            <text:p>71.227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Lance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780">
            <text:p>780</text:p>
          </table:table-cell>
          <table:table-cell table:style-name="ce42" office:value-type="float" office:value="1950">
            <text:p>195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47">
            <text:p>47</text:p>
          </table:table-cell>
          <table:table-cell table:style-name="ce42" office:value-type="float" office:value="70">
            <text:p>7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40] + [.G40]) / (2 * ( ((([.H40] + [.I40]) / 2) + [.J40]) / 10 )) * [.L40]" office:value-type="float" office:value="116.608040201005">
            <text:p>116.6080</text:p>
          </table:table-cell>
          <table:table-cell table:style-name="ce71" table:formula="of:=[.Z40]/[.D40]" office:value-type="float" office:value="0.358793969849246">
            <text:p>0.3588</text:p>
          </table:table-cell>
          <table:table-cell table:style-name="ce74" table:formula="of:=-1*[.Z40]/[.E40]" office:value-type="float" office:value="0.46643216080402">
            <text:p>0.4664</text:p>
          </table:table-cell>
          <table:table-cell table:style-name="ce71" table:formula="of:=[.Z40] * ([.N40] + [.O40] + [.P40]) / (3 - [.Q40] - [.R40])" office:value-type="float" office:value="155.477386934673">
            <text:p>155.477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Tachyon Lance 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1] + [.G41]) / (2 * ( ((([.H41] + [.I41]) / 2) + [.J41]) / 10 )) * [.L41]" office:value-type="float" office:value="140.954773869347">
            <text:p>140.9548</text:p>
          </table:table-cell>
          <table:table-cell table:style-name="ce70" table:formula="of:=[.Z41]/[.D41]" office:value-type="float" office:value="0.375879396984925">
            <text:p>0.3759</text:p>
          </table:table-cell>
          <table:table-cell table:style-name="ce75" table:formula="of:=-1*[.Z41]/[.E41]" office:value-type="float" office:value="0.503409906676238">
            <text:p>0.5034</text:p>
          </table:table-cell>
          <table:table-cell table:style-name="ce70" table:formula="of:=[.Z41] * ([.N41] + [.O41] + [.P41]) / (3 - [.Q41] - [.R41])" office:value-type="float" office:value="187.939698492462">
            <text:p>187.939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2] + [.G42]) / (2 * ( ((([.H42] + [.I42]) / 2) + [.J42]) / 10 )) * [.L42]" office:value-type="float" office:value="164.447236180905">
            <text:p>164.4472</text:p>
          </table:table-cell>
          <table:table-cell table:style-name="ce70" table:formula="of:=[.Z42]/[.D42]" office:value-type="float" office:value="0.386934673366834">
            <text:p>0.3869</text:p>
          </table:table-cell>
          <table:table-cell table:style-name="ce75" table:formula="of:=-1*[.Z42]/[.E42]" office:value-type="float" office:value="0.530474955422273">
            <text:p>0.5305</text:p>
          </table:table-cell>
          <table:table-cell table:style-name="ce70" table:formula="of:=[.Z42] * ([.N42] + [.O42] + [.P42]) / (3 - [.Q42] - [.R42])" office:value-type="float" office:value="219.262981574539">
            <text:p>219.263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 of Destruction 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5">
            <text:p>17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3] + [.G43]) / (2 * ( ((([.H43] + [.I43]) / 2) + [.J43]) / 10 )) * [.L43]" office:value-type="float" office:value="265.625">
            <text:p>265.6250</text:p>
          </table:table-cell>
          <table:table-cell table:style-name="ce70" table:formula="of:=[.Z43]/[.D43]" office:value-type="float" office:value="0.53125">
            <text:p>0.5313</text:p>
          </table:table-cell>
          <table:table-cell table:style-name="ce75" table:formula="of:=-1*[.Z43]/[.E43]" office:value-type="float" office:value="0.53125">
            <text:p>0.5313</text:p>
          </table:table-cell>
          <table:table-cell table:style-name="ce70" table:formula="of:=[.Z43] * ([.N43] + [.O43] + [.P43]) / (3 - [.Q43] - [.R43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Focused Arc Emitter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1690">
            <text:p>169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48">
            <text:p>48</text:p>
          </table:table-cell>
          <table:table-cell table:style-name="ce42" office:value-type="float" office:value="71">
            <text:p>71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44] + [.G44]) / (2 * ( ((([.H44] + [.I44]) / 2) + [.J44]) / 10 )) * [.L44]" office:value-type="float" office:value="83.7623762376238">
            <text:p>83.7624</text:p>
          </table:table-cell>
          <table:table-cell table:style-name="ce71" table:formula="of:=[.Z44]/[.D44]" office:value-type="float" office:value="0.257730388423458">
            <text:p>0.2577</text:p>
          </table:table-cell>
          <table:table-cell table:style-name="ce74" table:formula="of:=-1*[.Z44]/[.E44]" office:value-type="float" office:value="0.335049504950495">
            <text:p>0.3350</text:p>
          </table:table-cell>
          <table:table-cell table:style-name="ce71" table:formula="of:=[.Z44] * ([.N44] + [.O44] + [.P44]) / (3 - [.Q44] - [.R44])" office:value-type="float" office:value="251.287128712871">
            <text:p>251.287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ning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80">
            <text:p>-28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2000">
            <text:p>20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5] + [.G45]) / (2 * ( ((([.H45] + [.I45]) / 2) + [.J45]) / 10 )) * [.L45]" office:value-type="float" office:value="102.5">
            <text:p>102.5000</text:p>
          </table:table-cell>
          <table:table-cell table:style-name="ce70" table:formula="of:=[.Z45]/[.D45]" office:value-type="float" office:value="0.273333333333333">
            <text:p>0.2733</text:p>
          </table:table-cell>
          <table:table-cell table:style-name="ce75" table:formula="of:=-1*[.Z45]/[.E45]" office:value-type="float" office:value="0.366071428571429">
            <text:p>0.3661</text:p>
          </table:table-cell>
          <table:table-cell table:style-name="ce70" table:formula="of:=[.Z45] * ([.N45] + [.O45] + [.P45]) / (3 - [.Q45] - [.R45])" office:value-type="float" office:value="307.5">
            <text:p>307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6] + [.G46]) / (2 * ( ((([.H46] + [.I46]) / 2) + [.J46]) / 10 )) * [.L46]" office:value-type="float" office:value="120">
            <text:p>120.0000</text:p>
          </table:table-cell>
          <table:table-cell table:style-name="ce70" table:formula="of:=[.Z46]/[.D46]" office:value-type="float" office:value="0.282352941176471">
            <text:p>0.2824</text:p>
          </table:table-cell>
          <table:table-cell table:style-name="ce75" table:formula="of:=-1*[.Z46]/[.E46]" office:value-type="float" office:value="0.387096774193548">
            <text:p>0.3871</text:p>
          </table:table-cell>
          <table:table-cell table:style-name="ce70" table:formula="of:=[.Z46] * ([.N46] + [.O46] + [.P46]) / (3 - [.Q46] - [.R46])" office:value-type="float" office:value="360">
            <text:p>36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vine Thunder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1000">
            <text:p>1000</text:p>
          </table:table-cell>
          <table:table-cell table:style-name="ce43" office:value-type="float" office:value="7000">
            <text:p>7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52">
            <text:p>52</text:p>
          </table:table-cell>
          <table:table-cell table:style-name="ce39" office:value-type="float" office:value="170">
            <text:p>17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7] + [.G47]) / (2 * ( ((([.H47] + [.I47]) / 2) + [.J47]) / 10 )) * [.L47]" office:value-type="float" office:value="194.174757281553">
            <text:p>194.1748</text:p>
          </table:table-cell>
          <table:table-cell table:style-name="ce70" table:formula="of:=[.Z47]/[.D47]" office:value-type="float" office:value="0.388349514563107">
            <text:p>0.3883</text:p>
          </table:table-cell>
          <table:table-cell table:style-name="ce75" table:formula="of:=-1*[.Z47]/[.E47]" office:value-type="float" office:value="0.388349514563107">
            <text:p>0.3883</text:p>
          </table:table-cell>
          <table:table-cell table:style-name="ce70" table:formula="of:=[.Z47] * ([.N47] + [.O47] + [.P47]) / (3 - [.Q47] - [.R47])" office:value-type="float" office:value="582.52427184466">
            <text:p>582.524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Wave-Motion Gun</text:p>
          </table:table-cell>
          <table:table-cell table:style-name="ce30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8] + [.G48]) / (2 * ( ((([.H48] + [.I48]) / 2) + [.J48]) / 10 )) * [.L48]" office:value-type="float" office:value="180.084745762712">
            <text:p>180.0847</text:p>
          </table:table-cell>
          <table:table-cell table:style-name="ce70" table:formula="of:=[.Z48]/[.D48]" office:value-type="float" office:value="0.554106910039114">
            <text:p>0.5541</text:p>
          </table:table-cell>
          <table:table-cell table:style-name="ce75" table:formula="of:=-1*[.Z48]/[.E48]" office:value-type="float" office:value="0.720338983050848">
            <text:p>0.7203</text:p>
          </table:table-cell>
          <table:table-cell table:style-name="ce70" table:formula="of:=[.Z48] * ([.N48] + [.O48] + [.P48]) / (3 - [.Q48] - [.R48])" office:value-type="float" office:value="240.112994350283">
            <text:p>240.113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mensional Wave Cannon</text:p>
          </table:table-cell>
          <table:table-cell table:style-name="ce30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9] + [.G49]) / (2 * ( ((([.H49] + [.I49]) / 2) + [.J49]) / 10 )) * [.L49]" office:value-type="float" office:value="204.09604519774">
            <text:p>204.0960</text:p>
          </table:table-cell>
          <table:table-cell table:style-name="ce70" table:formula="of:=[.Z49]/[.D49]" office:value-type="float" office:value="0.544256120527307">
            <text:p>0.5443</text:p>
          </table:table-cell>
          <table:table-cell table:style-name="ce75" table:formula="of:=-1*[.Z49]/[.E49]" office:value-type="float" office:value="0.728914447134786">
            <text:p>0.7289</text:p>
          </table:table-cell>
          <table:table-cell table:style-name="ce70" table:formula="of:=[.Z49] * ([.N49] + [.O49] + [.P49]) / (3 - [.Q49] - [.R49])" office:value-type="float" office:value="272.128060263653">
            <text:p>272.128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itanic Dimensional Wave Cannon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225">
            <text:p>2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50] + [.G50]) / (2 * ( ((([.H50] + [.I50]) / 2) + [.J50]) / 10 )) * [.L50]" office:value-type="float" office:value="283.333333333333">
            <text:p>283.3333</text:p>
          </table:table-cell>
          <table:table-cell table:style-name="ce70" table:formula="of:=[.Z50]/[.D50]" office:value-type="float" office:value="0.566666666666667">
            <text:p>0.5667</text:p>
          </table:table-cell>
          <table:table-cell table:style-name="ce75" table:formula="of:=-1*[.Z50]/[.E50]" office:value-type="float" office:value="0.566666666666667">
            <text:p>0.5667</text:p>
          </table:table-cell>
          <table:table-cell table:style-name="ce70" table:formula="of:=[.Z50] * ([.N50] + [.O50] + [.P50]) / (3 - [.Q50] - [.R50])" office:value-type="float" office:value="377.777777777778">
            <text:p>377.777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erdition Beam</text:p>
          </table:table-cell>
          <table:table-cell table:style-name="ce28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28" office:value-type="float" office:value="5000">
            <text:p>5000</text:p>
          </table:table-cell>
          <table:table-cell table:style-name="ce42" office:value-type="float" office:value="10000">
            <text:p>1000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20">
            <text:p>120</text:p>
          </table:table-cell>
          <table:table-cell table:style-name="ce42" office:value-type="float" office:value="180">
            <text:p>180</text:p>
          </table:table-cell>
          <table:table-cell table:style-name="ce28" office:value-type="float" office:value="250">
            <text:p>2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51] + [.G51]) / (2 * ( ((([.H51] + [.I51]) / 2) + [.J51]) / 10 )) * [.L51]" office:value-type="float" office:value="250">
            <text:p>250.0000</text:p>
          </table:table-cell>
          <table:table-cell table:style-name="ce71" table:formula="of:=[.Z51]/[.D51]" office:value-type="float" office:value="0.5">
            <text:p>0.5000</text:p>
          </table:table-cell>
          <table:table-cell table:style-name="ce74" table:formula="of:=-1*[.Z51]/[.E51]" office:value-type="float" office:value="0.5">
            <text:p>0.5000</text:p>
          </table:table-cell>
          <table:table-cell table:style-name="ce71" table:formula="of:=[.Z51] * ([.N51] + [.O51] + [.P51]) / (3 - [.Q51] - [.R51])" office:value-type="float" office:value="291.666666666667">
            <text:p>291.66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52] + [.G52]) / (2 * ( ((([.H52] + [.I52]) / 2) + [.J52]) / 10 )) * [.L52]" office:value-type="float" office:value="13.1958762886598">
            <text:p>13.1959</text:p>
          </table:table-cell>
          <table:table-cell table:style-name="ce70" table:formula="of:=[.Z52]/[.D52]" office:value-type="float" office:value="0.263917525773196">
            <text:p>0.2639</text:p>
          </table:table-cell>
          <table:table-cell table:style-name="ce75" table:formula="of:=-1*[.Z52]/[.E52]" office:value-type="float" office:value="0.329896907216495">
            <text:p>0.3299</text:p>
          </table:table-cell>
          <table:table-cell table:style-name="ce70" table:formula="of:=[.Z52] * ([.N52] + [.O52] + [.P52]) / (3 - [.Q52] - [.R52])" office:value-type="float" office:value="19.7938144329897">
            <text:p>19.793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280">
            <text:p>28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53] + [.G53]) / (2 * ( ((([.H53] + [.I53]) / 2) + [.J53]) / 10 )) * [.L53]" office:value-type="float" office:value="32.9896907216495">
            <text:p>32.9897</text:p>
          </table:table-cell>
          <table:table-cell table:style-name="ce70" table:formula="of:=[.Z53]/[.D53]" office:value-type="float" office:value="0.329896907216495">
            <text:p>0.3299</text:p>
          </table:table-cell>
          <table:table-cell table:style-name="ce75" table:formula="of:=-1*[.Z53]/[.E53]" office:value-type="float" office:value="0.471281296023564">
            <text:p>0.4713</text:p>
          </table:table-cell>
          <table:table-cell table:style-name="ce70" table:formula="of:=[.Z53] * ([.N53] + [.O53] + [.P53]) / (3 - [.Q53] - [.R53])" office:value-type="float" office:value="49.4845360824742">
            <text:p>49.484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20">
            <text:p>-120</text:p>
          </table:table-cell>
          <table:table-cell table:style-name="ce30" office:value-type="float" office:value="280">
            <text:p>280</text:p>
          </table:table-cell>
          <table:table-cell table:style-name="ce43" office:value-type="float" office:value="520">
            <text:p>5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54] + [.G54]) / (2 * ( ((([.H54] + [.I54]) / 2) + [.J54]) / 10 )) * [.L54]" office:value-type="float" office:value="65.979381443299">
            <text:p>65.9794</text:p>
          </table:table-cell>
          <table:table-cell table:style-name="ce70" table:formula="of:=[.Z54]/[.D54]" office:value-type="float" office:value="0.329896907216495">
            <text:p>0.3299</text:p>
          </table:table-cell>
          <table:table-cell table:style-name="ce75" table:formula="of:=-1*[.Z54]/[.E54]" office:value-type="float" office:value="0.549828178694158">
            <text:p>0.5498</text:p>
          </table:table-cell>
          <table:table-cell table:style-name="ce70" table:formula="of:=[.Z54] * ([.N54] + [.O54] + [.P54]) / (3 - [.Q54] - [.R54])" office:value-type="float" office:value="98.9690721649485">
            <text:p>98.969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rc-en-Ciel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375">
            <text:p>-3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4000">
            <text:p>4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75">
            <text:p>1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55] + [.G55]) / (2 * ( ((([.H55] + [.I55]) / 2) + [.J55]) / 10 )) * [.L55]" office:value-type="float" office:value="285.714285714286">
            <text:p>285.7143</text:p>
          </table:table-cell>
          <table:table-cell table:style-name="ce70" table:formula="of:=[.Z55]/[.D55]" office:value-type="float" office:value="0.634920634920635">
            <text:p>0.6349</text:p>
          </table:table-cell>
          <table:table-cell table:style-name="ce75" table:formula="of:=-1*[.Z55]/[.E55]" office:value-type="float" office:value="0.761904761904762">
            <text:p>0.7619</text:p>
          </table:table-cell>
          <table:table-cell table:style-name="ce70" table:formula="of:=[.Z55] * ([.N55] + [.O55] + [.P55]) / (3 - [.Q55] - [.R55])" office:value-type="float" office:value="900">
            <text:p>90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rc-en-Ciel Cannon (Titanic)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70">
            <text:p>170</text:p>
          </table:table-cell>
          <table:table-cell table:style-name="ce29" office:value-type="float" office:value="275">
            <text:p>2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56] + [.G56]) / (2 * ( ((([.H56] + [.I56]) / 2) + [.J56]) / 10 )) * [.L56]" office:value-type="float" office:value="357.142857142857">
            <text:p>357.1429</text:p>
          </table:table-cell>
          <table:table-cell table:style-name="ce70" table:formula="of:=[.Z56]/[.D56]" office:value-type="float" office:value="0.714285714285714">
            <text:p>0.7143</text:p>
          </table:table-cell>
          <table:table-cell table:style-name="ce75" table:formula="of:=-1*[.Z56]/[.E56]" office:value-type="float" office:value="0.714285714285714">
            <text:p>0.7143</text:p>
          </table:table-cell>
          <table:table-cell table:style-name="ce70" table:formula="of:=[.Z56] * ([.N56] + [.O56] + [.P56]) / (3 - [.Q56] - [.R56])" office:value-type="float" office:value="1125">
            <text:p>1125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storm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6">
            <text:p>6</text:p>
          </table:table-cell>
          <table:table-cell table:style-name="ce39" office:value-type="float" office:value="12">
            <text:p>12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8" table:formula="of:=([.F57] + [.G57]) / (2 * ( ((([.H57] + [.I57]) / 2) + [.J57]) / 10 )) * [.L57]" office:value-type="float" office:value="16.875">
            <text:p>16.8750</text:p>
          </table:table-cell>
          <table:table-cell table:style-name="ce70" table:formula="of:=[.Z57]/[.D57]" office:value-type="float" office:value="0.84375">
            <text:p>0.8438</text:p>
          </table:table-cell>
          <table:table-cell table:style-name="ce75" table:formula="of:=-1*[.Z57]/[.E57]" office:value-type="float" office:value="0.84375">
            <text:p>0.8438</text:p>
          </table:table-cell>
          <table:table-cell table:style-name="ce70" table:formula="of:=[.Z57] * ([.N57] + [.O57] + [.P57]) / (3 - [.Q57] - [.R57])" office:value-type="float" office:value="16.875">
            <text:p>16.87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Extradimensional Spike</text:p>
          </table:table-cell>
          <table:table-cell table:style-name="ce30" office:value-type="string">
            <text:p>M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8">
            <text:p>2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8">
            <text:p>8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58] + [.G58]) / (2 * ( ((([.H58] + [.I58]) / 2) + [.J58]) / 10 )) * [.L58]" office:value-type="float" office:value="19.2">
            <text:p>19.2000</text:p>
          </table:table-cell>
          <table:table-cell table:style-name="ce72" table:formula="of:=[.Z58]/[.D58]" office:value-type="float" office:value="0.426666666666667">
            <text:p>0.4267</text:p>
          </table:table-cell>
          <table:table-cell table:style-name="ce76" table:formula="of:=-1*[.Z58]/[.E58]" office:value-type="float" office:value="0.768">
            <text:p>0.7680</text:p>
          </table:table-cell>
          <table:table-cell table:style-name="ce70" table:formula="of:=[.Z58] * ([.N58] + [.O58] + [.P58]) / (3 - [.Q58] - [.R58])" office:value-type="float" office:value="32.9142857142857">
            <text:p>32.914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loud Lightning</text:p>
          </table:table-cell>
          <table:table-cell table:style-name="ce28" office:value-type="string">
            <text:p>L</text:p>
          </table:table-cell>
          <table:table-cell table:style-name="ce37" office:value-type="float" office:value="50">
            <text:p>50</text:p>
          </table:table-cell>
          <table:table-cell table:style-name="ce46" office:value-type="float" office:value="-40">
            <text:p>-4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06">
            <text:p>106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34">
            <text:p>34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59] + [.G59]) / (2 * ( ((([.H59] + [.I59]) / 2) + [.J59]) / 10 )) * [.L59]" office:value-type="float" office:value="7.48251748251748">
            <text:p>7.4825</text:p>
          </table:table-cell>
          <table:table-cell table:style-name="ce71" table:formula="of:=[.Z59]/[.D59]" office:value-type="float" office:value="0.14965034965035">
            <text:p>0.1497</text:p>
          </table:table-cell>
          <table:table-cell table:style-name="ce74" table:formula="of:=-1*[.Z59]/[.E59]" office:value-type="float" office:value="0.187062937062937">
            <text:p>0.1871</text:p>
          </table:table-cell>
          <table:table-cell table:style-name="ce71" table:formula="of:=[.Z59] * ([.N59] + [.O59] + [.P59]) / (3 - [.Q59] - [.R59])" office:value-type="float" office:value="22.4475524475524">
            <text:p>22.447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mplified Cloud Lightning</text:p>
          </table:table-cell>
          <table:table-cell table:style-name="ce29" office:value-type="string">
            <text:p>L</text:p>
          </table:table-cell>
          <table:table-cell table:style-name="ce29" office:value-type="float" office:value="70">
            <text:p>70</text:p>
          </table:table-cell>
          <table:table-cell table:style-name="ce39" office:value-type="float" office:value="-55">
            <text:p>-5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76">
            <text:p>176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8" table:formula="of:=([.F60] + [.G60]) / (2 * ( ((([.H60] + [.I60]) / 2) + [.J60]) / 10 )) * [.L60]" office:value-type="float" office:value="13.006993006993">
            <text:p>13.0070</text:p>
          </table:table-cell>
          <table:table-cell table:style-name="ce70" table:formula="of:=[.Z60]/[.D60]" office:value-type="float" office:value="0.185814185814186">
            <text:p>0.1858</text:p>
          </table:table-cell>
          <table:table-cell table:style-name="ce75" table:formula="of:=-1*[.Z60]/[.E60]" office:value-type="float" office:value="0.236490781945327">
            <text:p>0.2365</text:p>
          </table:table-cell>
          <table:table-cell table:style-name="ce70" table:formula="of:=[.Z60] * ([.N60] + [.O60] + [.P60]) / (3 - [.Q60] - [.R60])" office:value-type="float" office:value="39.020979020979">
            <text:p>39.021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hunderstorm Generator</text:p>
          </table:table-cell>
          <table:table-cell table:style-name="ce30" office:value-type="string">
            <text:p>L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56">
            <text:p>256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15">
            <text:p>1.15</text:p>
          </table:table-cell>
          <table:table-cell table:number-columns-repeated="4" table:style-name="ce43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61] + [.G61]) / (2 * ( ((([.H61] + [.I61]) / 2) + [.J61]) / 10 )) * [.L61]" office:value-type="float" office:value="19.3006993006993">
            <text:p>19.3007</text:p>
          </table:table-cell>
          <table:table-cell table:style-name="ce72" table:formula="of:=[.Z61]/[.D61]" office:value-type="float" office:value="0.214452214452214">
            <text:p>0.2145</text:p>
          </table:table-cell>
          <table:table-cell table:style-name="ce76" table:formula="of:=-1*[.Z61]/[.E61]" office:value-type="float" office:value="0.275724275724276">
            <text:p>0.2757</text:p>
          </table:table-cell>
          <table:table-cell table:style-name="ce70" table:formula="of:=[.Z61] * ([.N61] + [.O61] + [.P61]) / (3 - [.Q61] - [.R61])" office:value-type="float" office:value="60.7972027972028">
            <text:p>60.797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S</text:p>
          </table:table-cell>
          <table:table-cell table:style-name="ce37" office:value-type="float" office:value="15">
            <text:p>15</text:p>
          </table:table-cell>
          <table:table-cell table:style-name="ce46" office:value-type="float" office:value="-7">
            <text:p>-7</text:p>
          </table:table-cell>
          <table:table-cell table:style-name="ce28" office:value-type="float" office:value="8">
            <text:p>8</text:p>
          </table:table-cell>
          <table:table-cell table:style-name="ce42" office:value-type="float" office:value="21">
            <text:p>21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62] + [.G62]) / (2 * ( ((([.H62] + [.I62]) / 2) + [.J62]) / 10 )) * [.L62]" office:value-type="float" office:value="4.72826086956522">
            <text:p>4.7283</text:p>
          </table:table-cell>
          <table:table-cell table:style-name="ce71" table:formula="of:=[.Z62]/[.D62]" office:value-type="float" office:value="0.315217391304348">
            <text:p>0.3152</text:p>
          </table:table-cell>
          <table:table-cell table:style-name="ce74" table:formula="of:=-1*[.Z62]/[.E62]" office:value-type="float" office:value="0.675465838509317">
            <text:p>0.6755</text:p>
          </table:table-cell>
          <table:table-cell table:style-name="ce71" table:formula="of:=[.Z62] * ([.N62] + [.O62] + [.P62]) / (3 - [.Q62] - [.R62])" office:value-type="float" office:value="5.51630434782609">
            <text:p>5.516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46" office:value-type="float" office:value="-13">
            <text:p>-13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53">
            <text:p>53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63] + [.G63]) / (2 * ( ((([.H63] + [.I63]) / 2) + [.J63]) / 10 )) * [.L63]" office:value-type="float" office:value="11.9021739130435">
            <text:p>11.9022</text:p>
          </table:table-cell>
          <table:table-cell table:style-name="ce71" table:formula="of:=[.Z63]/[.D63]" office:value-type="float" office:value="0.396739130434783">
            <text:p>0.3967</text:p>
          </table:table-cell>
          <table:table-cell table:style-name="ce74" table:formula="of:=-1*[.Z63]/[.E63]" office:value-type="float" office:value="0.915551839464883">
            <text:p>0.9156</text:p>
          </table:table-cell>
          <table:table-cell table:style-name="ce71" table:formula="of:=[.Z63] * ([.N63] + [.O63] + [.P63]) / (3 - [.Q63] - [.R63])" office:value-type="float" office:value="13.8858695652174">
            <text:p>13.885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-9">
            <text:p>-9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36">
            <text:p>36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45">
            <text:p>0.4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64] + [.G64]) / (2 * ( ((([.H64] + [.I64]) / 2) + [.J64]) / 10 )) * [.L64]" office:value-type="float" office:value="8.69565217391305">
            <text:p>8.6957</text:p>
          </table:table-cell>
          <table:table-cell table:style-name="ce70" table:formula="of:=[.Z64]/[.D64]" office:value-type="float" office:value="0.434782608695652">
            <text:p>0.4348</text:p>
          </table:table-cell>
          <table:table-cell table:style-name="ce75" table:formula="of:=-1*[.Z64]/[.E64]" office:value-type="float" office:value="0.966183574879227">
            <text:p>0.9662</text:p>
          </table:table-cell>
          <table:table-cell table:style-name="ce70" table:formula="of:=[.Z64] * ([.N64] + [.O64] + [.P64]) / (3 - [.Q64] - [.R64])" office:value-type="float" office:value="10.1449275362319">
            <text:p>10.144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32">
            <text:p>32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65] + [.G65]) / (2 * ( ((([.H65] + [.I65]) / 2) + [.J65]) / 10 )) * [.L65]" office:value-type="float" office:value="20.8695652173913">
            <text:p>20.8696</text:p>
          </table:table-cell>
          <table:table-cell table:style-name="ce70" table:formula="of:=[.Z65]/[.D65]" office:value-type="float" office:value="0.521739130434783">
            <text:p>0.5217</text:p>
          </table:table-cell>
          <table:table-cell table:style-name="ce75" table:formula="of:=-1*[.Z65]/[.E65]" office:value-type="float" office:value="1.22762148337596">
            <text:p>1.2276</text:p>
          </table:table-cell>
          <table:table-cell table:style-name="ce70" table:formula="of:=[.Z65] * ([.N65] + [.O65] + [.P65]) / (3 - [.Q65] - [.R65])" office:value-type="float" office:value="24.3478260869565">
            <text:p>24.347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-12">
            <text:p>-12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1">
            <text:p>5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8" table:formula="of:=([.F66] + [.G66]) / (2 * ( ((([.H66] + [.I66]) / 2) + [.J66]) / 10 )) * [.L66]" office:value-type="float" office:value="13.1195652173913">
            <text:p>13.1196</text:p>
          </table:table-cell>
          <table:table-cell table:style-name="ce70" table:formula="of:=[.Z66]/[.D66]" office:value-type="float" office:value="0.524782608695652">
            <text:p>0.5248</text:p>
          </table:table-cell>
          <table:table-cell table:style-name="ce75" table:formula="of:=-1*[.Z66]/[.E66]" office:value-type="float" office:value="1.09329710144928">
            <text:p>1.0933</text:p>
          </table:table-cell>
          <table:table-cell table:style-name="ce70" table:formula="of:=[.Z66] * ([.N66] + [.O66] + [.P66]) / (3 - [.Q66] - [.R66])" office:value-type="float" office:value="15.3061594202899">
            <text:p>15.306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44">
            <text:p>44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67] + [.G67]) / (2 * ( ((([.H67] + [.I67]) / 2) + [.J67]) / 10 )) * [.L67]" office:value-type="float" office:value="29.9347826086957">
            <text:p>29.9348</text:p>
          </table:table-cell>
          <table:table-cell table:style-name="ce72" table:formula="of:=[.Z67]/[.D67]" office:value-type="float" office:value="0.598695652173913">
            <text:p>0.5987</text:p>
          </table:table-cell>
          <table:table-cell table:style-name="ce76" table:formula="of:=-1*[.Z67]/[.E67]" office:value-type="float" office:value="1.49673913043478">
            <text:p>1.4967</text:p>
          </table:table-cell>
          <table:table-cell table:style-name="ce70" table:formula="of:=[.Z67] * ([.N67] + [.O67] + [.P67]) / (3 - [.Q67] - [.R67])" office:value-type="float" office:value="34.9239130434783">
            <text:p>34.923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-290">
            <text:p>-29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68] + [.G68]) / (2 * ( ((([.H68] + [.I68]) / 2) + [.J68]) / 10 )) * [.L68]" office:value-type="float" office:value="183.641975308642">
            <text:p>183.6420</text:p>
          </table:table-cell>
          <table:table-cell table:style-name="ce72" table:formula="of:=[.Z68]/[.D68]" office:value-type="float" office:value="0.459104938271605">
            <text:p>0.4591</text:p>
          </table:table-cell>
          <table:table-cell table:style-name="ce76" table:formula="of:=-1*[.Z68]/[.E68]" office:value-type="float" office:value="0.633248190719455">
            <text:p>0.6332</text:p>
          </table:table-cell>
          <table:table-cell table:style-name="ce70" table:formula="of:=[.Z68] * ([.N68] + [.O68] + [.P68]) / (3 - [.Q68] - [.R68])" office:value-type="float" office:value="275.462962962963">
            <text:p>275.463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500">
            <text:p>45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69] + [.G69]) / (2 * ( ((([.H69] + [.I69]) / 2) + [.J69]) / 10 )) * [.L69]" office:value-type="float" office:value="309.090909090909">
            <text:p>309.0909</text:p>
          </table:table-cell>
          <table:table-cell table:style-name="ce72" table:formula="of:=[.Z69]/[.D69]" office:value-type="float" office:value="0.618181818181818">
            <text:p>0.6182</text:p>
          </table:table-cell>
          <table:table-cell table:style-name="ce76" table:formula="of:=-1*[.Z69]/[.E69]" office:value-type="float" office:value="0.618181818181818">
            <text:p>0.6182</text:p>
          </table:table-cell>
          <table:table-cell table:style-name="ce70" table:formula="of:=[.Z69] * ([.N69] + [.O69] + [.P69]) / (3 - [.Q69] - [.R69])" office:value-type="float" office:value="463.636363636364">
            <text:p>463.636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29" office:value-type="float" office:value="410">
            <text:p>410</text:p>
          </table:table-cell>
          <table:table-cell table:style-name="ce39" office:value-type="float" office:value="635">
            <text:p>63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0] + [.G70]) / (2 * ( ((([.H70] + [.I70]) / 2) + [.J70]) / 10 )) * [.L70]" office:value-type="float" office:value="52.25">
            <text:p>52.2500</text:p>
          </table:table-cell>
          <table:table-cell table:style-name="ce72" table:formula="of:=[.Z70]/[.D70]" office:value-type="float" office:value="0.290277777777778">
            <text:p>0.2903</text:p>
          </table:table-cell>
          <table:table-cell table:style-name="ce76" table:formula="of:=-1*[.Z70]/[.E70]" office:value-type="float" office:value="0.497619047619048">
            <text:p>0.4976</text:p>
          </table:table-cell>
          <table:table-cell table:style-name="ce70" table:formula="of:=[.Z70] * ([.N70] + [.O70] + [.P70]) / (3 - [.Q70] - [.R70])" office:value-type="float" office:value="65.3125">
            <text:p>65.312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Improved 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29" office:value-type="float" office:value="460">
            <text:p>460</text:p>
          </table:table-cell>
          <table:table-cell table:style-name="ce43" office:value-type="float" office:value="790">
            <text:p>79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1] + [.G71]) / (2 * ( ((([.H71] + [.I71]) / 2) + [.J71]) / 10 )) * [.L71]" office:value-type="float" office:value="62.5">
            <text:p>62.5000</text:p>
          </table:table-cell>
          <table:table-cell table:style-name="ce72" table:formula="of:=[.Z71]/[.D71]" office:value-type="float" office:value="0.304878048780488">
            <text:p>0.3049</text:p>
          </table:table-cell>
          <table:table-cell table:style-name="ce76" table:formula="of:=-1*[.Z71]/[.E71]" office:value-type="float" office:value="0.520833333333333">
            <text:p>0.5208</text:p>
          </table:table-cell>
          <table:table-cell table:style-name="ce70" table:formula="of:=[.Z71] * ([.N71] + [.O71] + [.P71]) / (3 - [.Q71] - [.R71])" office:value-type="float" office:value="78.125">
            <text:p>78.12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38" table:number-columns-repeated="5"/>
          <table:table-cell table:number-columns-repeated="20"/>
          <table:table-cell table:style-name="ce70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5">
            <text:p>0.6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3] + [.G73]) / (2 * ( ((([.H73] + [.I73]) / 2) + [.J73]) / 10 )) * [.L73]" office:value-type="float" office:value="11.7391304347826">
            <text:p>11.7391</text:p>
          </table:table-cell>
          <table:table-cell table:style-name="ce72" table:formula="of:=[.Z73]/[.D73]" office:value-type="float" office:value="0.335403726708075">
            <text:p>0.3354</text:p>
          </table:table-cell>
          <table:table-cell table:style-name="ce76" table:formula="of:=-1*[.Z73]/[.E73]" office:value-type="float" office:value="0.469565217391304">
            <text:p>0.4696</text:p>
          </table:table-cell>
          <table:table-cell table:style-name="ce70" table:formula="of:=[.Z73] * ([.N73] + [.O73] + [.P73]) / (3 - [.Q73] - [.R73])" office:value-type="float" office:value="17.6086956521739">
            <text:p>17.608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sh</text:p>
          </table:table-cell>
          <table:table-cell table:style-name="ce30" office:value-type="string">
            <text:p>M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4] + [.G74]) / (2 * ( ((([.H74] + [.I74]) / 2) + [.J74]) / 10 )) * [.L74]" office:value-type="float" office:value="18.75">
            <text:p>18.7500</text:p>
          </table:table-cell>
          <table:table-cell table:style-name="ce72" table:formula="of:=[.Z74]/[.D74]" office:value-type="float" office:value="0.625">
            <text:p>0.6250</text:p>
          </table:table-cell>
          <table:table-cell table:style-name="ce76" table:formula="of:=-1*[.Z74]/[.E74]" office:value-type="float" office:value="0.75">
            <text:p>0.7500</text:p>
          </table:table-cell>
          <table:table-cell table:style-name="ce70" table:formula="of:=[.Z74] * ([.N74] + [.O74] + [.P74]) / (3 - [.Q74] - [.R74])" office:value-type="float" office:value="28.125">
            <text:p>28.12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Discharger</text:p>
          </table:table-cell>
          <table:table-cell table:style-name="ce30" office:value-type="string">
            <text:p>L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85">
            <text:p>285</text:p>
          </table:table-cell>
          <table:table-cell table:style-name="ce43" office:value-type="float" office:value="685">
            <text:p>68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55">
            <text:p>55</text:p>
          </table:table-cell>
          <table:table-cell table:style-name="ce30" office:value-type="float" office:value="130">
            <text:p>13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5] + [.G75]) / (2 * ( ((([.H75] + [.I75]) / 2) + [.J75]) / 10 )) * [.L75]" office:value-type="float" office:value="66.1363636363636">
            <text:p>66.1364</text:p>
          </table:table-cell>
          <table:table-cell table:style-name="ce72" table:formula="of:=[.Z75]/[.D75]" office:value-type="float" office:value="0.348086124401914">
            <text:p>0.3481</text:p>
          </table:table-cell>
          <table:table-cell table:style-name="ce76" table:formula="of:=-1*[.Z75]/[.E75]" office:value-type="float" office:value="0.601239669421488">
            <text:p>0.6012</text:p>
          </table:table-cell>
          <table:table-cell table:style-name="ce70" table:formula="of:=[.Z75] * ([.N75] + [.O75] + [.P75]) / (3 - [.Q75] - [.R75])" office:value-type="float" office:value="99.2045454545455">
            <text:p>99.204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75">
            <text:p>1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6] + [.G76]) / (2 * ( ((([.H76] + [.I76]) / 2) + [.J76]) / 10 )) * [.L76]" office:value-type="float" office:value="181.532663316583">
            <text:p>181.5327</text:p>
          </table:table-cell>
          <table:table-cell table:style-name="ce72" table:formula="of:=[.Z76]/[.D76]" office:value-type="float" office:value="0.605108877721943">
            <text:p>0.6051</text:p>
          </table:table-cell>
          <table:table-cell table:style-name="ce76" table:formula="of:=-1*[.Z76]/[.E76]" office:value-type="float" office:value="0.605108877721943">
            <text:p>0.6051</text:p>
          </table:table-cell>
          <table:table-cell table:style-name="ce70" table:formula="of:=[.Z76] * ([.N76] + [.O76] + [.P76]) / (3 - [.Q76] - [.R76])" office:value-type="float" office:value="272.298994974874">
            <text:p>272.299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8500">
            <text:p>85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60">
            <text:p>2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7] + [.G77]) / (2 * ( ((([.H77] + [.I77]) / 2) + [.J77]) / 10 )) * [.L77]" office:value-type="float" office:value="258.695652173913">
            <text:p>258.6957</text:p>
          </table:table-cell>
          <table:table-cell table:style-name="ce72" table:formula="of:=[.Z77]/[.D77]" office:value-type="float" office:value="0.517391304347826">
            <text:p>0.5174</text:p>
          </table:table-cell>
          <table:table-cell table:style-name="ce76" table:formula="of:=-1*[.Z77]/[.E77]" office:value-type="float" office:value="0.517391304347826">
            <text:p>0.5174</text:p>
          </table:table-cell>
          <table:table-cell table:style-name="ce70" table:formula="of:=[.Z77] * ([.N77] + [.O77] + [.P77]) / (3 - [.Q77] - [.R77])" office:value-type="float" office:value="388.043478260869">
            <text:p>388.043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4">
            <text:p>3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79] + [.G79]) / (2 * ( ((([.H79] + [.I79]) / 2) + [.J79]) / 10 )) * [.L79]" office:value-type="float" office:value="10">
            <text:p>10.0000</text:p>
          </table:table-cell>
          <table:table-cell table:style-name="ce70" table:formula="of:=[.Z79]/[.D79]" office:value-type="float" office:value="0.333333333333333">
            <text:p>0.3333</text:p>
          </table:table-cell>
          <table:table-cell table:style-name="ce75" table:formula="of:=-1*[.Z79]/[.E79]" office:value-type="float" office:value="0.5">
            <text:p>0.5000</text:p>
          </table:table-cell>
          <table:table-cell table:style-name="ce70" table:formula="of:=[.Z79] * ([.N79] + [.O79] + [.P79]) / (3 - [.Q79] - [.R79])" office:value-type="float" office:value="12.5">
            <text:p>12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8">
            <text:p>68</text:p>
          </table:table-cell>
          <table:table-cell table:style-name="ce43" office:value-type="float" office:value="138">
            <text:p>138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0] + [.G80]) / (2 * ( ((([.H80] + [.I80]) / 2) + [.J80]) / 10 )) * [.L80]" office:value-type="float" office:value="17.51">
            <text:p>17.5100</text:p>
          </table:table-cell>
          <table:table-cell table:style-name="ce70" table:formula="of:=[.Z80]/[.D80]" office:value-type="float" office:value="0.291833333333333">
            <text:p>0.2918</text:p>
          </table:table-cell>
          <table:table-cell table:style-name="ce75" table:formula="of:=-1*[.Z80]/[.E80]" office:value-type="float" office:value="0.515">
            <text:p>0.5150</text:p>
          </table:table-cell>
          <table:table-cell table:style-name="ce70" table:formula="of:=[.Z80] * ([.N80] + [.O80] + [.P80]) / (3 - [.Q80] - [.R80])" office:value-type="float" office:value="21.8875">
            <text:p>21.887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2">
            <text:p>182</text:p>
          </table:table-cell>
          <table:table-cell table:style-name="ce43" office:value-type="float" office:value="358">
            <text:p>358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1] + [.G81]) / (2 * ( ((([.H81] + [.I81]) / 2) + [.J81]) / 10 )) * [.L81]" office:value-type="float" office:value="40.2631578947368">
            <text:p>40.2632</text:p>
          </table:table-cell>
          <table:table-cell table:style-name="ce70" table:formula="of:=[.Z81]/[.D81]" office:value-type="float" office:value="0.335526315789474">
            <text:p>0.3355</text:p>
          </table:table-cell>
          <table:table-cell table:style-name="ce75" table:formula="of:=-1*[.Z81]/[.E81]" office:value-type="float" office:value="0.629111842105263">
            <text:p>0.6291</text:p>
          </table:table-cell>
          <table:table-cell table:style-name="ce70" table:formula="of:=[.Z81] * ([.N81] + [.O81] + [.P81]) / (3 - [.Q81] - [.R81])" office:value-type="float" office:value="50.328947368421">
            <text:p>50.328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2] + [.G82]) / (2 * ( ((([.H82] + [.I82]) / 2) + [.J82]) / 10 )) * [.L82]" office:value-type="float" office:value="13.6">
            <text:p>13.6000</text:p>
          </table:table-cell>
          <table:table-cell table:style-name="ce70" table:formula="of:=[.Z82]/[.D82]" office:value-type="float" office:value="0.34">
            <text:p>0.3400</text:p>
          </table:table-cell>
          <table:table-cell table:style-name="ce75" table:formula="of:=-1*[.Z82]/[.E82]" office:value-type="float" office:value="0.485714285714286">
            <text:p>0.4857</text:p>
          </table:table-cell>
          <table:table-cell table:style-name="ce70" table:formula="of:=[.Z82] * ([.N82] + [.O82] + [.P82]) / (3 - [.Q82] - [.R82])" office:value-type="float" office:value="17">
            <text:p>17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06">
            <text:p>106</text:p>
          </table:table-cell>
          <table:table-cell table:style-name="ce43" office:value-type="float" office:value="242">
            <text:p>24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3] + [.G83]) / (2 * ( ((([.H83] + [.I83]) / 2) + [.J83]) / 10 )) * [.L83]" office:value-type="float" office:value="29.58">
            <text:p>29.5800</text:p>
          </table:table-cell>
          <table:table-cell table:style-name="ce70" table:formula="of:=[.Z83]/[.D83]" office:value-type="float" office:value="0.36975">
            <text:p>0.3698</text:p>
          </table:table-cell>
          <table:table-cell table:style-name="ce75" table:formula="of:=-1*[.Z83]/[.E83]" office:value-type="float" office:value="0.568846153846154">
            <text:p>0.5688</text:p>
          </table:table-cell>
          <table:table-cell table:style-name="ce70" table:formula="of:=[.Z83] * ([.N83] + [.O83] + [.P83]) / (3 - [.Q83] - [.R83])" office:value-type="float" office:value="36.975">
            <text:p>36.97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488">
            <text:p>488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4] + [.G84]) / (2 * ( ((([.H84] + [.I84]) / 2) + [.J84]) / 10 )) * [.L84]" office:value-type="float" office:value="55.4736842105263">
            <text:p>55.4737</text:p>
          </table:table-cell>
          <table:table-cell table:style-name="ce70" table:formula="of:=[.Z84]/[.D84]" office:value-type="float" office:value="0.346710526315789">
            <text:p>0.3467</text:p>
          </table:table-cell>
          <table:table-cell table:style-name="ce75" table:formula="of:=-1*[.Z84]/[.E84]" office:value-type="float" office:value="0.554736842105263">
            <text:p>0.5547</text:p>
          </table:table-cell>
          <table:table-cell table:style-name="ce70" table:formula="of:=[.Z84] * ([.N84] + [.O84] + [.P84]) / (3 - [.Q84] - [.R84])" office:value-type="float" office:value="69.3421052631579">
            <text:p>69.342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patial Distortion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10">
            <text:p>11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40">
            <text:p>14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8" table:formula="of:=([.F85] + [.G85]) / (2 * ( ((([.H85] + [.I85]) / 2) + [.J85]) / 10 )) * [.L85]" office:value-type="float" office:value="10.4651162790698">
            <text:p>10.4651</text:p>
          </table:table-cell>
          <table:table-cell table:style-name="ce70" table:formula="of:=[.Z85]/[.D85]" office:value-type="float" office:value="0.0951374207188161">
            <text:p>0.0951</text:p>
          </table:table-cell>
          <table:table-cell table:style-name="ce75" table:formula="of:=-1*[.Z85]/[.E85]" office:value-type="float" office:value="0.149501661129568">
            <text:p>0.1495</text:p>
          </table:table-cell>
          <table:table-cell table:style-name="ce70" table:formula="of:=[.Z85] * ([.N85] + [.O85] + [.P85]) / (3 - [.Q85] - [.R85])" office:value-type="float" office:value="13.953488372093">
            <text:p>13.953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75">
            <text:p>17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8" table:formula="of:=([.F86] + [.G86]) / (2 * ( ((([.H86] + [.I86]) / 2) + [.J86]) / 10 )) * [.L86]" office:value-type="float" office:value="12.7906976744186">
            <text:p>12.7907</text:p>
          </table:table-cell>
          <table:table-cell table:style-name="ce70" table:formula="of:=[.Z86]/[.D86]" office:value-type="float" office:value="0.0913621262458472">
            <text:p>0.0914</text:p>
          </table:table-cell>
          <table:table-cell table:style-name="ce75" table:formula="of:=-1*[.Z86]/[.E86]" office:value-type="float" office:value="0.159883720930233">
            <text:p>0.1599</text:p>
          </table:table-cell>
          <table:table-cell table:style-name="ce70" table:formula="of:=[.Z86] * ([.N86] + [.O86] + [.P86]) / (3 - [.Q86] - [.R86])" office:value-type="float" office:value="17.0542635658915">
            <text:p>17.054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75">
            <text:p>-275</text:p>
          </table:table-cell>
          <table:table-cell table:style-name="ce30" office:value-type="float" office:value="1300">
            <text:p>130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7] + [.G87]) / (2 * ( ((([.H87] + [.I87]) / 2) + [.J87]) / 10 )) * [.L87]" office:value-type="float" office:value="166.582914572864">
            <text:p>166.5829</text:p>
          </table:table-cell>
          <table:table-cell table:style-name="ce70" table:formula="of:=[.Z87]/[.D87]" office:value-type="float" office:value="0.444221105527638">
            <text:p>0.4442</text:p>
          </table:table-cell>
          <table:table-cell table:style-name="ce75" table:formula="of:=-1*[.Z87]/[.E87]" office:value-type="float" office:value="0.605756052992234">
            <text:p>0.6058</text:p>
          </table:table-cell>
          <table:table-cell table:style-name="ce70" table:formula="of:=[.Z87] * ([.N87] + [.O87] + [.P87]) / (3 - [.Q87] - [.R87])" office:value-type="float" office:value="222.110552763819">
            <text:p>222.110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39" office:value-type="float" office:value="-310">
            <text:p>-310</text:p>
          </table:table-cell>
          <table:table-cell table:style-name="ce30" office:value-type="float" office:value="1600">
            <text:p>16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8] + [.G88]) / (2 * ( ((([.H88] + [.I88]) / 2) + [.J88]) / 10 )) * [.L88]" office:value-type="float" office:value="187.939698492462">
            <text:p>187.9397</text:p>
          </table:table-cell>
          <table:table-cell table:style-name="ce70" table:formula="of:=[.Z88]/[.D88]" office:value-type="float" office:value="0.442211055276382">
            <text:p>0.4422</text:p>
          </table:table-cell>
          <table:table-cell table:style-name="ce75" table:formula="of:=-1*[.Z88]/[.E88]" office:value-type="float" office:value="0.606257091911169">
            <text:p>0.6063</text:p>
          </table:table-cell>
          <table:table-cell table:style-name="ce70" table:formula="of:=[.Z88] * ([.N88] + [.O88] + [.P88]) / (3 - [.Q88] - [.R88])" office:value-type="float" office:value="250.586264656616">
            <text:p>250.586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9] + [.G89]) / (2 * ( ((([.H89] + [.I89]) / 2) + [.J89]) / 10 )) * [.L89]" office:value-type="float" office:value="267.934782608696">
            <text:p>267.9348</text:p>
          </table:table-cell>
          <table:table-cell table:style-name="ce70" table:formula="of:=[.Z89]/[.D89]" office:value-type="float" office:value="0.535869565217391">
            <text:p>0.5359</text:p>
          </table:table-cell>
          <table:table-cell table:style-name="ce75" table:formula="of:=-1*[.Z89]/[.E89]" office:value-type="float" office:value="0.535869565217391">
            <text:p>0.5359</text:p>
          </table:table-cell>
          <table:table-cell table:style-name="ce70" table:formula="of:=[.Z89] * ([.N89] + [.O89] + [.P89]) / (3 - [.Q89] - [.R89])" office:value-type="float" office:value="357.246376811594">
            <text:p>357.246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1] + [.G91]) / (2 * ( ((([.H91] + [.I91]) / 2) + [.J91]) / 10 )) * [.L91]" office:value-type="float" office:value="9.5">
            <text:p>9.5000</text:p>
          </table:table-cell>
          <table:table-cell table:style-name="ce70" table:formula="of:=[.Z91]/[.D91]" office:value-type="float" office:value="0.316666666666667">
            <text:p>0.3167</text:p>
          </table:table-cell>
          <table:table-cell table:style-name="ce75" table:formula="of:=-1*[.Z91]/[.E91]" office:value-type="float" office:value="0.475">
            <text:p>0.4750</text:p>
          </table:table-cell>
          <table:table-cell table:style-name="ce70" table:formula="of:=[.Z91] * ([.N91] + [.O91] + [.P91]) / (3 - [.Q91] - [.R91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0">
            <text:p>13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2] + [.G92]) / (2 * ( ((([.H92] + [.I92]) / 2) + [.J92]) / 10 )) * [.L92]" office:value-type="float" office:value="16.15">
            <text:p>16.1500</text:p>
          </table:table-cell>
          <table:table-cell table:style-name="ce70" table:formula="of:=[.Z92]/[.D92]" office:value-type="float" office:value="0.269166666666667">
            <text:p>0.2692</text:p>
          </table:table-cell>
          <table:table-cell table:style-name="ce75" table:formula="of:=-1*[.Z92]/[.E92]" office:value-type="float" office:value="0.475">
            <text:p>0.4750</text:p>
          </table:table-cell>
          <table:table-cell table:style-name="ce70" table:formula="of:=[.Z92] * ([.N92] + [.O92] + [.P92]) / (3 - [.Q92] - [.R92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0">
            <text:p>33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3] + [.G93]) / (2 * ( ((([.H93] + [.I93]) / 2) + [.J93]) / 10 )) * [.L93]" office:value-type="float" office:value="36.5350877192982">
            <text:p>36.5351</text:p>
          </table:table-cell>
          <table:table-cell table:style-name="ce70" table:formula="of:=[.Z93]/[.D93]" office:value-type="float" office:value="0.304459064327485">
            <text:p>0.3045</text:p>
          </table:table-cell>
          <table:table-cell table:style-name="ce75" table:formula="of:=-1*[.Z93]/[.E93]" office:value-type="float" office:value="0.570860745614035">
            <text:p>0.5709</text:p>
          </table:table-cell>
          <table:table-cell table:style-name="ce70" table:formula="of:=[.Z93] * ([.N93] + [.O93] + [.P93]) / (3 - [.Q93] - [.R93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4] + [.G94]) / (2 * ( ((([.H94] + [.I94]) / 2) + [.J94]) / 10 )) * [.L94]" office:value-type="float" office:value="12.5">
            <text:p>12.5000</text:p>
          </table:table-cell>
          <table:table-cell table:style-name="ce70" table:formula="of:=[.Z94]/[.D94]" office:value-type="float" office:value="0.347222222222222">
            <text:p>0.3472</text:p>
          </table:table-cell>
          <table:table-cell table:style-name="ce75" table:formula="of:=-1*[.Z94]/[.E94]" office:value-type="float" office:value="0.520833333333333">
            <text:p>0.5208</text:p>
          </table:table-cell>
          <table:table-cell table:style-name="ce70" table:formula="of:=[.Z94] * ([.N94] + [.O94] + [.P94]) / (3 - [.Q94] - [.R94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5] + [.G95]) / (2 * ( ((([.H95] + [.I95]) / 2) + [.J95]) / 10 )) * [.L95]" office:value-type="float" office:value="26.775">
            <text:p>26.7750</text:p>
          </table:table-cell>
          <table:table-cell table:style-name="ce70" table:formula="of:=[.Z95]/[.D95]" office:value-type="float" office:value="0.371875">
            <text:p>0.3719</text:p>
          </table:table-cell>
          <table:table-cell table:style-name="ce75" table:formula="of:=-1*[.Z95]/[.E95]" office:value-type="float" office:value="0.582065217391304">
            <text:p>0.5821</text:p>
          </table:table-cell>
          <table:table-cell table:style-name="ce70" table:formula="of:=[.Z95] * ([.N95] + [.O95] + [.P95]) / (3 - [.Q95] - [.R95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30">
            <text:p>230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6] + [.G96]) / (2 * ( ((([.H96] + [.I96]) / 2) + [.J96]) / 10 )) * [.L96]" office:value-type="float" office:value="50.7017543859649">
            <text:p>50.7018</text:p>
          </table:table-cell>
          <table:table-cell table:style-name="ce70" table:formula="of:=[.Z96]/[.D96]" office:value-type="float" office:value="0.352095516569201">
            <text:p>0.3521</text:p>
          </table:table-cell>
          <table:table-cell table:style-name="ce75" table:formula="of:=-1*[.Z96]/[.E96]" office:value-type="float" office:value="0.563352826510721">
            <text:p>0.5634</text:p>
          </table:table-cell>
          <table:table-cell table:style-name="ce70" table:formula="of:=[.Z96] * ([.N96] + [.O96] + [.P96]) / (3 - [.Q96] - [.R96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7] + [.G97]) / (2 * ( ((([.H97] + [.I97]) / 2) + [.J97]) / 10 )) * [.L97]" office:value-type="float" office:value="5.88235294117647">
            <text:p>5.8824</text:p>
          </table:table-cell>
          <table:table-cell table:style-name="ce70" table:formula="of:=[.Z97]/[.D97]" office:value-type="float" office:value="0.196078431372549">
            <text:p>0.1961</text:p>
          </table:table-cell>
          <table:table-cell table:style-name="ce75" table:formula="of:=-1*[.Z97]/[.E97]" office:value-type="float" office:value="0.294117647058823">
            <text:p>0.2941</text:p>
          </table:table-cell>
          <table:table-cell table:style-name="ce70" table:formula="of:=[.Z97] * ([.N97] + [.O97] + [.P97]) / (3 - [.Q97] - [.R97])" office:value-type="float" office:value="17.6470588235294">
            <text:p>17.647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65">
            <text:p>65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8] + [.G98]) / (2 * ( ((([.H98] + [.I98]) / 2) + [.J98]) / 10 )) * [.L98]" office:value-type="float" office:value="9.5">
            <text:p>9.5000</text:p>
          </table:table-cell>
          <table:table-cell table:style-name="ce70" table:formula="of:=[.Z98]/[.D98]" office:value-type="float" office:value="0.158333333333333">
            <text:p>0.1583</text:p>
          </table:table-cell>
          <table:table-cell table:style-name="ce75" table:formula="of:=-1*[.Z98]/[.E98]" office:value-type="float" office:value="0.279411764705882">
            <text:p>0.2794</text:p>
          </table:table-cell>
          <table:table-cell table:style-name="ce70" table:formula="of:=[.Z98] * ([.N98] + [.O98] + [.P98]) / (3 - [.Q98] - [.R98])" office:value-type="float" office:value="28.5">
            <text:p>28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40">
            <text:p>14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9] + [.G99]) / (2 * ( ((([.H99] + [.I99]) / 2) + [.J99]) / 10 )) * [.L99]" office:value-type="float" office:value="19.2982456140351">
            <text:p>19.2982</text:p>
          </table:table-cell>
          <table:table-cell table:style-name="ce70" table:formula="of:=[.Z99]/[.D99]" office:value-type="float" office:value="0.160818713450292">
            <text:p>0.1608</text:p>
          </table:table-cell>
          <table:table-cell table:style-name="ce75" table:formula="of:=-1*[.Z99]/[.E99]" office:value-type="float" office:value="0.301535087719298">
            <text:p>0.3015</text:p>
          </table:table-cell>
          <table:table-cell table:style-name="ce70" table:formula="of:=[.Z99] * ([.N99] + [.O99] + [.P99]) / (3 - [.Q99] - [.R99])" office:value-type="float" office:value="57.8947368421053">
            <text:p>57.894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0] + [.G100]) / (2 * ( ((([.H100] + [.I100]) / 2) + [.J100]) / 10 )) * [.L100]" office:value-type="float" office:value="8.23529411764706">
            <text:p>8.2353</text:p>
          </table:table-cell>
          <table:table-cell table:style-name="ce70" table:formula="of:=[.Z100]/[.D100]" office:value-type="float" office:value="0.22875816993464">
            <text:p>0.2288</text:p>
          </table:table-cell>
          <table:table-cell table:style-name="ce75" table:formula="of:=-1*[.Z100]/[.E100]" office:value-type="float" office:value="0.343137254901961">
            <text:p>0.3431</text:p>
          </table:table-cell>
          <table:table-cell table:style-name="ce70" table:formula="of:=[.Z100] * ([.N100] + [.O100] + [.P100]) / (3 - [.Q100] - [.R100])" office:value-type="float" office:value="24.7058823529412">
            <text:p>24.705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1] + [.G101]) / (2 * ( ((([.H101] + [.I101]) / 2) + [.J101]) / 10 )) * [.L101]" office:value-type="float" office:value="13.5">
            <text:p>13.5000</text:p>
          </table:table-cell>
          <table:table-cell table:style-name="ce70" table:formula="of:=[.Z101]/[.D101]" office:value-type="float" office:value="0.1875">
            <text:p>0.1875</text:p>
          </table:table-cell>
          <table:table-cell table:style-name="ce75" table:formula="of:=-1*[.Z101]/[.E101]" office:value-type="float" office:value="0.293478260869565">
            <text:p>0.2935</text:p>
          </table:table-cell>
          <table:table-cell table:style-name="ce70" table:formula="of:=[.Z101] * ([.N101] + [.O101] + [.P101]) / (3 - [.Q101] - [.R101])" office:value-type="float" office:value="40.5">
            <text:p>40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2] + [.G102]) / (2 * ( ((([.H102] + [.I102]) / 2) + [.J102]) / 10 )) * [.L102]" office:value-type="float" office:value="26.3157894736842">
            <text:p>26.3158</text:p>
          </table:table-cell>
          <table:table-cell table:style-name="ce70" table:formula="of:=[.Z102]/[.D102]" office:value-type="float" office:value="0.182748538011696">
            <text:p>0.1827</text:p>
          </table:table-cell>
          <table:table-cell table:style-name="ce75" table:formula="of:=-1*[.Z102]/[.E102]" office:value-type="float" office:value="0.292397660818713">
            <text:p>0.2924</text:p>
          </table:table-cell>
          <table:table-cell table:style-name="ce70" table:formula="of:=[.Z102] * ([.N102] + [.O102] + [.P102]) / (3 - [.Q102] - [.R102])" office:value-type="float" office:value="78.9473684210526">
            <text:p>78.947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8" table:formula="of:=([.F103] + [.G103]) / (2 * ( ((([.H103] + [.I103]) / 2) + [.J103]) / 10 )) * [.L103]" office:value-type="float" office:value="6.97674418604651">
            <text:p>6.9767</text:p>
          </table:table-cell>
          <table:table-cell table:style-name="ce70" table:formula="of:=[.Z103]/[.D103]" office:value-type="float" office:value="0.0697674418604651">
            <text:p>0.0698</text:p>
          </table:table-cell>
          <table:table-cell table:style-name="ce75" table:formula="of:=-1*[.Z103]/[.E103]" office:value-type="float" office:value="0.0996677740863787">
            <text:p>0.0997</text:p>
          </table:table-cell>
          <table:table-cell table:style-name="ce70" table:formula="of:=[.Z103] * ([.N103] + [.O103] + [.P103]) / (3 - [.Q103] - [.R103])" office:value-type="float" office:value="10.4651162790698">
            <text:p>10.465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Improved 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125">
            <text:p>12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8" table:formula="of:=([.F104] + [.G104]) / (2 * ( ((([.H104] + [.I104]) / 2) + [.J104]) / 10 )) * [.L104]" office:value-type="float" office:value="8.83720930232558">
            <text:p>8.8372</text:p>
          </table:table-cell>
          <table:table-cell table:style-name="ce70" table:formula="of:=[.Z104]/[.D104]" office:value-type="float" office:value="0.0631229235880399">
            <text:p>0.0631</text:p>
          </table:table-cell>
          <table:table-cell table:style-name="ce75" table:formula="of:=-1*[.Z104]/[.E104]" office:value-type="float" office:value="0.11046511627907">
            <text:p>0.1105</text:p>
          </table:table-cell>
          <table:table-cell table:style-name="ce70" table:formula="of:=[.Z104] * ([.N104] + [.O104] + [.P104]) / (3 - [.Q104] - [.R104])" office:value-type="float" office:value="13.2558139534884">
            <text:p>13.255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Lance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5] + [.G105]) / (2 * ( ((([.H105] + [.I105]) / 2) + [.J105]) / 10 )) * [.L105]" office:value-type="float" office:value="149.497487437186">
            <text:p>149.4975</text:p>
          </table:table-cell>
          <table:table-cell table:style-name="ce70" table:formula="of:=[.Z105]/[.D105]" office:value-type="float" office:value="0.398659966499162">
            <text:p>0.3987</text:p>
          </table:table-cell>
          <table:table-cell table:style-name="ce75" table:formula="of:=-1*[.Z105]/[.E105]" office:value-type="float" office:value="0.543627227044312">
            <text:p>0.5436</text:p>
          </table:table-cell>
          <table:table-cell table:style-name="ce70" table:formula="of:=[.Z105] * ([.N105] + [.O105] + [.P105]) / (3 - [.Q105] - [.R105])" office:value-type="float" office:value="224.246231155779">
            <text:p>224.246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6] + [.G106]) / (2 * ( ((([.H106] + [.I106]) / 2) + [.J106]) / 10 )) * [.L106]" office:value-type="float" office:value="170.854271356784">
            <text:p>170.8543</text:p>
          </table:table-cell>
          <table:table-cell table:style-name="ce70" table:formula="of:=[.Z106]/[.D106]" office:value-type="float" office:value="0.402010050251256">
            <text:p>0.4020</text:p>
          </table:table-cell>
          <table:table-cell table:style-name="ce75" table:formula="of:=-1*[.Z106]/[.E106]" office:value-type="float" office:value="0.551142810828335">
            <text:p>0.5511</text:p>
          </table:table-cell>
          <table:table-cell table:style-name="ce70" table:formula="of:=[.Z106] * ([.N106] + [.O106] + [.P106]) / (3 - [.Q106] - [.R106])" office:value-type="float" office:value="256.281407035176">
            <text:p>256.281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 (Titanic)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7] + [.G107]) / (2 * ( ((([.H107] + [.I107]) / 2) + [.J107]) / 10 )) * [.L107]" office:value-type="float" office:value="253.191489361702">
            <text:p>253.1915</text:p>
          </table:table-cell>
          <table:table-cell table:style-name="ce70" table:formula="of:=[.Z107]/[.D107]" office:value-type="float" office:value="0.506382978723404">
            <text:p>0.5064</text:p>
          </table:table-cell>
          <table:table-cell table:style-name="ce75" table:formula="of:=-1*[.Z107]/[.E107]" office:value-type="float" office:value="0.506382978723404">
            <text:p>0.5064</text:p>
          </table:table-cell>
          <table:table-cell table:style-name="ce70" table:formula="of:=[.Z107] * ([.N107] + [.O107] + [.P107]) / (3 - [.Q107] - [.R107])" office:value-type="float" office:value="379.787234042553">
            <text:p>379.787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61" office:value-type="float" office:value="1.5">
            <text:p>1.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09] + [.G109]) / (2 * ( ((([.H109] + [.I109]) / 2) + [.J109]) / 10 )) * [.L109]" office:value-type="float" office:value="12.1764705882353">
            <text:p>12.1765</text:p>
          </table:table-cell>
          <table:table-cell table:style-name="ce70" table:formula="of:=[.Z109]/[.D109]" office:value-type="float" office:value="0.405882352941176">
            <text:p>0.4059</text:p>
          </table:table-cell>
          <table:table-cell table:style-name="ce75" table:formula="of:=-1*[.Z109]/[.E109]" office:value-type="float" office:value="0.608823529411765">
            <text:p>0.6088</text:p>
          </table:table-cell>
          <table:table-cell table:style-name="ce70" table:formula="of:=[.Z109] * ([.N109] + [.O109] + [.P109]) / (3 - [.Q109] - [.R109])" office:value-type="float" office:value="12.9557647058824">
            <text:p>12.955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35">
            <text:p>0.35</text:p>
          </table:table-cell>
          <table:table-cell table:style-name="ce61" office:value-type="float" office:value="1.5">
            <text:p>1.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0] + [.G110]) / (2 * ( ((([.H110] + [.I110]) / 2) + [.J110]) / 10 )) * [.L110]" office:value-type="float" office:value="20.7">
            <text:p>20.7000</text:p>
          </table:table-cell>
          <table:table-cell table:style-name="ce70" table:formula="of:=[.Z110]/[.D110]" office:value-type="float" office:value="0.345">
            <text:p>0.3450</text:p>
          </table:table-cell>
          <table:table-cell table:style-name="ce75" table:formula="of:=-1*[.Z110]/[.E110]" office:value-type="float" office:value="0.608823529411765">
            <text:p>0.6088</text:p>
          </table:table-cell>
          <table:table-cell table:style-name="ce70" table:formula="of:=[.Z110] * ([.N110] + [.O110] + [.P110]) / (3 - [.Q110] - [.R110])" office:value-type="float" office:value="22.0248">
            <text:p>22.024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415">
            <text:p>41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1">
            <text:p>0.1</text:p>
          </table:table-cell>
          <table:table-cell table:style-name="ce61" office:value-type="float" office:value="1.5">
            <text:p>1.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1] + [.G111]) / (2 * ( ((([.H111] + [.I111]) / 2) + [.J111]) / 10 )) * [.L111]" office:value-type="float" office:value="46.9736842105263">
            <text:p>46.9737</text:p>
          </table:table-cell>
          <table:table-cell table:style-name="ce70" table:formula="of:=[.Z111]/[.D111]" office:value-type="float" office:value="0.391447368421053">
            <text:p>0.3914</text:p>
          </table:table-cell>
          <table:table-cell table:style-name="ce75" table:formula="of:=-1*[.Z111]/[.E111]" office:value-type="float" office:value="0.733963815789474">
            <text:p>0.7340</text:p>
          </table:table-cell>
          <table:table-cell table:style-name="ce70" table:formula="of:=[.Z111] * ([.N111] + [.O111] + [.P111]) / (3 - [.Q111] - [.R111])" office:value-type="float" office:value="49.98">
            <text:p>49.98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4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61" office:value-type="float" office:value="1.5">
            <text:p>1.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2] + [.G112]) / (2 * ( ((([.H112] + [.I112]) / 2) + [.J112]) / 10 )) * [.L112]" office:value-type="float" office:value="16.4117647058824">
            <text:p>16.4118</text:p>
          </table:table-cell>
          <table:table-cell table:style-name="ce70" table:formula="of:=[.Z112]/[.D112]" office:value-type="float" office:value="0.455882352941176">
            <text:p>0.4559</text:p>
          </table:table-cell>
          <table:table-cell table:style-name="ce75" table:formula="of:=-1*[.Z112]/[.E112]" office:value-type="float" office:value="0.683823529411765">
            <text:p>0.6838</text:p>
          </table:table-cell>
          <table:table-cell table:style-name="ce70" table:formula="of:=[.Z112] * ([.N112] + [.O112] + [.P112]) / (3 - [.Q112] - [.R112])" office:value-type="float" office:value="17.4621176470588">
            <text:p>17.462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47" office:value-type="float" office:value="115">
            <text:p>115</text:p>
          </table:table-cell>
          <table:table-cell table:style-name="ce51" office:value-type="float" office:value="265">
            <text:p>265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35">
            <text:p>0.35</text:p>
          </table:table-cell>
          <table:table-cell table:style-name="ce61" office:value-type="float" office:value="1.5">
            <text:p>1.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3] + [.G113]) / (2 * ( ((([.H113] + [.I113]) / 2) + [.J113]) / 10 )) * [.L113]" office:value-type="float" office:value="34.2">
            <text:p>34.2000</text:p>
          </table:table-cell>
          <table:table-cell table:style-name="ce70" table:formula="of:=[.Z113]/[.D113]" office:value-type="float" office:value="0.475">
            <text:p>0.4750</text:p>
          </table:table-cell>
          <table:table-cell table:style-name="ce75" table:formula="of:=-1*[.Z113]/[.E113]" office:value-type="float" office:value="0.743478260869565">
            <text:p>0.7435</text:p>
          </table:table-cell>
          <table:table-cell table:style-name="ce70" table:formula="of:=[.Z113] * ([.N113] + [.O113] + [.P113]) / (3 - [.Q113] - [.R113])" office:value-type="float" office:value="36.3888">
            <text:p>36.388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47" office:value-type="float" office:value="260">
            <text:p>260</text:p>
          </table:table-cell>
          <table:table-cell table:style-name="ce51" office:value-type="float" office:value="530">
            <text:p>53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1">
            <text:p>0.1</text:p>
          </table:table-cell>
          <table:table-cell table:style-name="ce61" office:value-type="float" office:value="1.5">
            <text:p>1.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54" office:value-type="float" office:value="0">
            <text:p>0</text:p>
          </table:table-cell>
          <table:table-cell table:style-name="ce68" table:formula="of:=([.F114] + [.G114]) / (2 * ( ((([.H114] + [.I114]) / 2) + [.J114]) / 10 )) * [.L114]" office:value-type="float" office:value="62.3684210526316">
            <text:p>62.3684</text:p>
          </table:table-cell>
          <table:table-cell table:style-name="ce70" table:formula="of:=[.Z114]/[.D114]" office:value-type="float" office:value="0.433114035087719">
            <text:p>0.4331</text:p>
          </table:table-cell>
          <table:table-cell table:style-name="ce75" table:formula="of:=-1*[.Z114]/[.E114]" office:value-type="float" office:value="0.692982456140351">
            <text:p>0.6930</text:p>
          </table:table-cell>
          <table:table-cell table:style-name="ce70" table:formula="of:=[.Z114] * ([.N114] + [.O114] + [.P114]) / (3 - [.Q114] - [.R114])" office:value-type="float" office:value="66.36">
            <text:p>66.36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48" office:value-type="float" office:value="100">
            <text:p>100</text:p>
          </table:table-cell>
          <table:table-cell table:style-name="ce52" office:value-type="float" office:value="125">
            <text:p>12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48" office:value-type="float" office:value="95">
            <text:p>95</text:p>
          </table:table-cell>
          <table:table-cell table:style-name="ce60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text:p>0.5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62" office:value-type="float" office:value="100">
            <text:p>100</text:p>
          </table:table-cell>
          <table:table-cell table:style-name="ce54" office:value-type="float" office:value="1">
            <text:p>1</text:p>
          </table:table-cell>
          <table:table-cell table:style-name="ce68" table:formula="of:=([.F115] + [.G115]) / (2 * ( ((([.H115] + [.I115]) / 2) + [.J115]) / 10 )) * [.L115]" office:value-type="float" office:value="10.4651162790698">
            <text:p>10.4651</text:p>
          </table:table-cell>
          <table:table-cell table:style-name="ce70" table:formula="of:=[.Z115]/[.D115]" office:value-type="float" office:value="0.104651162790698">
            <text:p>0.1047</text:p>
          </table:table-cell>
          <table:table-cell table:style-name="ce75" table:formula="of:=-1*[.Z115]/[.E115]" office:value-type="float" office:value="0.149501661129568">
            <text:p>0.1495</text:p>
          </table:table-cell>
          <table:table-cell table:style-name="ce70" table:formula="of:=[.Z115] * ([.N115] + [.O115] + [.P115]) / (3 - [.Q115] - [.R115])" office:value-type="float" office:value="22.046511627907">
            <text:p>22.046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48" office:value-type="float" office:value="125">
            <text:p>125</text:p>
          </table:table-cell>
          <table:table-cell table:style-name="ce52" office:value-type="float" office:value="150">
            <text:p>1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48" office:value-type="float" office:value="95">
            <text:p>95</text:p>
          </table:table-cell>
          <table:table-cell table:style-name="ce60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text:p>0.5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62" office:value-type="float" office:value="100">
            <text:p>100</text:p>
          </table:table-cell>
          <table:table-cell table:style-name="ce54" office:value-type="float" office:value="1">
            <text:p>1</text:p>
          </table:table-cell>
          <table:table-cell table:style-name="ce68" table:formula="of:=([.F116] + [.G116]) / (2 * ( ((([.H116] + [.I116]) / 2) + [.J116]) / 10 )) * [.L116]" office:value-type="float" office:value="12.7906976744186">
            <text:p>12.7907</text:p>
          </table:table-cell>
          <table:table-cell table:style-name="ce70" table:formula="of:=[.Z116]/[.D116]" office:value-type="float" office:value="0.0913621262458472">
            <text:p>0.0914</text:p>
          </table:table-cell>
          <table:table-cell table:style-name="ce75" table:formula="of:=-1*[.Z116]/[.E116]" office:value-type="float" office:value="0.159883720930233">
            <text:p>0.1599</text:p>
          </table:table-cell>
          <table:table-cell table:style-name="ce70" table:formula="of:=[.Z116] * ([.N116] + [.O116] + [.P116]) / (3 - [.Q116] - [.R116])" office:value-type="float" office:value="26.9457364341085">
            <text:p>26.945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48" office:value-type="float" office:value="1500">
            <text:p>1500</text:p>
          </table:table-cell>
          <table:table-cell table:style-name="ce52" office:value-type="float" office:value="3000">
            <text:p>30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6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1" office:value-type="float" office:value="1.75">
            <text:p>1.7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7] + [.G117]) / (2 * ( ((([.H117] + [.I117]) / 2) + [.J117]) / 10 )) * [.L117]" office:value-type="float" office:value="192.211055276382">
            <text:p>192.2111</text:p>
          </table:table-cell>
          <table:table-cell table:style-name="ce70" table:formula="of:=[.Z117]/[.D117]" office:value-type="float" office:value="0.512562814070352">
            <text:p>0.5126</text:p>
          </table:table-cell>
          <table:table-cell table:style-name="ce75" table:formula="of:=-1*[.Z117]/[.E117]" office:value-type="float" office:value="0.698949291914116">
            <text:p>0.6989</text:p>
          </table:table-cell>
          <table:table-cell table:style-name="ce70" table:formula="of:=[.Z117] * ([.N117] + [.O117] + [.P117]) / (3 - [.Q117] - [.R117])" office:value-type="float" office:value="223.733668341709">
            <text:p>223.733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48" office:value-type="float" office:value="1750">
            <text:p>1750</text:p>
          </table:table-cell>
          <table:table-cell table:style-name="ce52" office:value-type="float" office:value="3500">
            <text:p>3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6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1" office:value-type="float" office:value="1.75">
            <text:p>1.7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8] + [.G118]) / (2 * ( ((([.H118] + [.I118]) / 2) + [.J118]) / 10 )) * [.L118]" office:value-type="float" office:value="224.246231155779">
            <text:p>224.2462</text:p>
          </table:table-cell>
          <table:table-cell table:style-name="ce70" table:formula="of:=[.Z118]/[.D118]" office:value-type="float" office:value="0.527638190954774">
            <text:p>0.5276</text:p>
          </table:table-cell>
          <table:table-cell table:style-name="ce75" table:formula="of:=-1*[.Z118]/[.E118]" office:value-type="float" office:value="0.72337493921219">
            <text:p>0.7234</text:p>
          </table:table-cell>
          <table:table-cell table:style-name="ce70" table:formula="of:=[.Z118] * ([.N118] + [.O118] + [.P118]) / (3 - [.Q118] - [.R118])" office:value-type="float" office:value="261.022613065327">
            <text:p>261.022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1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48" office:value-type="float" office:value="6000">
            <text:p>6000</text:p>
          </table:table-cell>
          <table:table-cell table:style-name="ce52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47" office:value-type="float" office:value="250">
            <text:p>250</text:p>
          </table:table-cell>
          <table:table-cell table:style-name="ce6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1" office:value-type="float" office:value="1.75">
            <text:p>1.7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9] + [.G119]) / (2 * ( ((([.H119] + [.I119]) / 2) + [.J119]) / 10 )) * [.L119]" office:value-type="float" office:value="277.173913043478">
            <text:p>277.1739</text:p>
          </table:table-cell>
          <table:table-cell table:style-name="ce70" table:formula="of:=[.Z119]/[.D119]" office:value-type="float" office:value="0.554347826086957">
            <text:p>0.5543</text:p>
          </table:table-cell>
          <table:table-cell table:style-name="ce75" table:formula="of:=-1*[.Z119]/[.E119]" office:value-type="float" office:value="0.554347826086957">
            <text:p>0.5543</text:p>
          </table:table-cell>
          <table:table-cell table:style-name="ce70" table:formula="of:=[.Z119] * ([.N119] + [.O119] + [.P119]) / (3 - [.Q119] - [.R119])" office:value-type="float" office:value="322.630434782609">
            <text:p>322.630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S</text:p>
          </table:table-cell>
          <table:table-cell table:style-name="ce28" office:value-type="float" office:value="36">
            <text:p>36</text:p>
          </table:table-cell>
          <table:table-cell table:style-name="ce42" office:value-type="float" office:value="-24">
            <text:p>-24</text:p>
          </table:table-cell>
          <table:table-cell table:style-name="ce28" office:value-type="float" office:value="32">
            <text:p>32</text:p>
          </table:table-cell>
          <table:table-cell table:style-name="ce42" office:value-type="float" office:value="82">
            <text:p>82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7" table:formula="of:=([.F121] + [.G121]) / (2 * ( ((([.H121] + [.I121]) / 2) + [.J121]) / 10 )) * [.L121]" office:value-type="float" office:value="12.0705882352941">
            <text:p>12.0706</text:p>
          </table:table-cell>
          <table:table-cell table:style-name="ce71" table:formula="of:=[.Z121]/[.D121]" office:value-type="float" office:value="0.335294117647059">
            <text:p>0.3353</text:p>
          </table:table-cell>
          <table:table-cell table:style-name="ce74" table:formula="of:=-1*[.Z121]/[.E121]" office:value-type="float" office:value="0.502941176470588">
            <text:p>0.5029</text:p>
          </table:table-cell>
          <table:table-cell table:style-name="ce71" table:formula="of:=[.Z121] * ([.N121] + [.O121] + [.P121]) / (3 - [.Q121] - [.R121])" office:value-type="float" office:value="16.0941176470588">
            <text:p>16.094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M</text:p>
          </table:table-cell>
          <table:table-cell table:style-name="ce28" office:value-type="float" office:value="72">
            <text:p>72</text:p>
          </table:table-cell>
          <table:table-cell table:style-name="ce42" office:value-type="float" office:value="-46">
            <text:p>-46</text:p>
          </table:table-cell>
          <table:table-cell table:style-name="ce28" office:value-type="float" office:value="98">
            <text:p>98</text:p>
          </table:table-cell>
          <table:table-cell table:style-name="ce42" office:value-type="float" office:value="192">
            <text:p>192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7" table:formula="of:=([.F122] + [.G122]) / (2 * ( ((([.H122] + [.I122]) / 2) + [.J122]) / 10 )) * [.L122]" office:value-type="float" office:value="30.7058823529412">
            <text:p>30.7059</text:p>
          </table:table-cell>
          <table:table-cell table:style-name="ce71" table:formula="of:=[.Z122]/[.D122]" office:value-type="float" office:value="0.426470588235294">
            <text:p>0.4265</text:p>
          </table:table-cell>
          <table:table-cell table:style-name="ce74" table:formula="of:=-1*[.Z122]/[.E122]" office:value-type="float" office:value="0.667519181585678">
            <text:p>0.6675</text:p>
          </table:table-cell>
          <table:table-cell table:style-name="ce71" table:formula="of:=[.Z122] * ([.N122] + [.O122] + [.P122]) / (3 - [.Q122] - [.R122])" office:value-type="float" office:value="40.9411764705882">
            <text:p>40.941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L</text:p>
          </table:table-cell>
          <table:table-cell table:style-name="ce28" office:value-type="float" office:value="144">
            <text:p>144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208">
            <text:p>208</text:p>
          </table:table-cell>
          <table:table-cell table:style-name="ce42" office:value-type="float" office:value="414">
            <text:p>414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70">
            <text:p>7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7" table:formula="of:=([.F123] + [.G123]) / (2 * ( ((([.H123] + [.I123]) / 2) + [.J123]) / 10 )) * [.L123]" office:value-type="float" office:value="65.8588235294118">
            <text:p>65.8588</text:p>
          </table:table-cell>
          <table:table-cell table:style-name="ce71" table:formula="of:=[.Z123]/[.D123]" office:value-type="float" office:value="0.457352941176471">
            <text:p>0.4574</text:p>
          </table:table-cell>
          <table:table-cell table:style-name="ce74" table:formula="of:=-1*[.Z123]/[.E123]" office:value-type="float" office:value="0.731764705882353">
            <text:p>0.7318</text:p>
          </table:table-cell>
          <table:table-cell table:style-name="ce71" table:formula="of:=[.Z123] * ([.N123] + [.O123] + [.P123]) / (3 - [.Q123] - [.R123])" office:value-type="float" office:value="87.8117647058824">
            <text:p>87.811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102">
            <text:p>10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">
            <text:p>0.1</text:p>
          </table:table-cell>
          <table:table-cell table:style-name="ce69" table:formula="of:=([.F124] + [.G124]) / (2 * ( ((([.H124] + [.I124]) / 2) + [.J124]) / 10 )) * [.L124]" office:value-type="float" office:value="14.6117647058824">
            <text:p>14.6118</text:p>
          </table:table-cell>
          <table:table-cell table:style-name="ce72" table:formula="of:=[.Z124]/[.D124]" office:value-type="float" office:value="0.365294117647059">
            <text:p>0.3653</text:p>
          </table:table-cell>
          <table:table-cell table:style-name="ce76" table:formula="of:=-1*[.Z124]/[.E124]" office:value-type="float" office:value="0.521848739495798">
            <text:p>0.5218</text:p>
          </table:table-cell>
          <table:table-cell table:style-name="ce70" table:formula="of:=[.Z124] * ([.N124] + [.O124] + [.P124]) / (3 - [.Q124] - [.R124])" office:value-type="float" office:value="19.4823529411765">
            <text:p>19.482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218">
            <text:p>2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">
            <text:p>0.1</text:p>
          </table:table-cell>
          <table:table-cell table:style-name="ce69" table:formula="of:=([.F125] + [.G125]) / (2 * ( ((([.H125] + [.I125]) / 2) + [.J125]) / 10 )) * [.L125]" office:value-type="float" office:value="35.1529411764706">
            <text:p>35.1529</text:p>
          </table:table-cell>
          <table:table-cell table:style-name="ce72" table:formula="of:=[.Z125]/[.D125]" office:value-type="float" office:value="0.439411764705882">
            <text:p>0.4394</text:p>
          </table:table-cell>
          <table:table-cell table:style-name="ce76" table:formula="of:=-1*[.Z125]/[.E125]" office:value-type="float" office:value="0.676018099547511">
            <text:p>0.6760</text:p>
          </table:table-cell>
          <table:table-cell table:style-name="ce70" table:formula="of:=[.Z125] * ([.N125] + [.O125] + [.P125]) / (3 - [.Q125] - [.R125])" office:value-type="float" office:value="46.8705882352941">
            <text:p>46.870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28">
            <text:p>228</text:p>
          </table:table-cell>
          <table:table-cell table:style-name="ce43" office:value-type="float" office:value="454">
            <text:p>45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">
            <text:p>0.1</text:p>
          </table:table-cell>
          <table:table-cell table:style-name="ce69" table:formula="of:=([.F126] + [.G126]) / (2 * ( ((([.H126] + [.I126]) / 2) + [.J126]) / 10 )) * [.L126]" office:value-type="float" office:value="72.2117647058824">
            <text:p>72.2118</text:p>
          </table:table-cell>
          <table:table-cell table:style-name="ce72" table:formula="of:=[.Z126]/[.D126]" office:value-type="float" office:value="0.451323529411765">
            <text:p>0.4513</text:p>
          </table:table-cell>
          <table:table-cell table:style-name="ce76" table:formula="of:=-1*[.Z126]/[.E126]" office:value-type="float" office:value="0.722117647058824">
            <text:p>0.7221</text:p>
          </table:table-cell>
          <table:table-cell table:style-name="ce70" table:formula="of:=[.Z126] * ([.N126] + [.O126] + [.P126]) / (3 - [.Q126] - [.R126])" office:value-type="float" office:value="96.2823529411765">
            <text:p>96.282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Matter Annihilato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00">
            <text:p>27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">
            <text:p>0.1</text:p>
          </table:table-cell>
          <table:table-cell table:style-name="ce69" table:formula="of:=([.F127] + [.G127]) / (2 * ( ((([.H127] + [.I127]) / 2) + [.J127]) / 10 )) * [.L127]" office:value-type="float" office:value="174.146341463415">
            <text:p>174.1463</text:p>
          </table:table-cell>
          <table:table-cell table:style-name="ce72" table:formula="of:=[.Z127]/[.D127]" office:value-type="float" office:value="0.464390243902439">
            <text:p>0.4644</text:p>
          </table:table-cell>
          <table:table-cell table:style-name="ce76" table:formula="of:=-1*[.Z127]/[.E127]" office:value-type="float" office:value="0.621951219512195">
            <text:p>0.6220</text:p>
          </table:table-cell>
          <table:table-cell table:style-name="ce70" table:formula="of:=[.Z127] * ([.N127] + [.O127] + [.P127]) / (3 - [.Q127] - [.R127])" office:value-type="float" office:value="232.195121951219">
            <text:p>232.195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Matter Annihilator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6000">
            <text:p>6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40">
            <text:p>2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">
            <text:p>0.1</text:p>
          </table:table-cell>
          <table:table-cell table:style-name="ce69" table:formula="of:=([.F128] + [.G128]) / (2 * ( ((([.H128] + [.I128]) / 2) + [.J128]) / 10 )) * [.L128]" office:value-type="float" office:value="289.772727272727">
            <text:p>289.7727</text:p>
          </table:table-cell>
          <table:table-cell table:style-name="ce72" table:formula="of:=[.Z128]/[.D128]" office:value-type="float" office:value="0.579545454545455">
            <text:p>0.5795</text:p>
          </table:table-cell>
          <table:table-cell table:style-name="ce76" table:formula="of:=-1*[.Z128]/[.E128]" office:value-type="float" office:value="0.579545454545455">
            <text:p>0.5795</text:p>
          </table:table-cell>
          <table:table-cell table:style-name="ce70" table:formula="of:=[.Z128] * ([.N128] + [.O128] + [.P128]) / (3 - [.Q128] - [.R128])" office:value-type="float" office:value="386.363636363636">
            <text:p>386.363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5">
            <text:p>0.15</text:p>
          </table:table-cell>
          <table:table-cell table:style-name="ce69" table:formula="of:=([.F129] + [.G129]) / (2 * ( ((([.H129] + [.I129]) / 2) + [.J129]) / 10 )) * [.L129]" office:value-type="float" office:value="16.9411764705882">
            <text:p>16.9412</text:p>
          </table:table-cell>
          <table:table-cell table:style-name="ce72" table:formula="of:=[.Z129]/[.D129]" office:value-type="float" office:value="0.338823529411765">
            <text:p>0.3388</text:p>
          </table:table-cell>
          <table:table-cell table:style-name="ce76" table:formula="of:=-1*[.Z129]/[.E129]" office:value-type="float" office:value="0.498269896193772">
            <text:p>0.4983</text:p>
          </table:table-cell>
          <table:table-cell table:style-name="ce70" table:formula="of:=[.Z129] * ([.N129] + [.O129] + [.P129]) / (3 - [.Q129] - [.R129])" office:value-type="float" office:value="24">
            <text:p>24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128">
            <text:p>128</text:p>
          </table:table-cell>
          <table:table-cell table:style-name="ce43" office:value-type="float" office:value="236">
            <text:p>23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5">
            <text:p>0.15</text:p>
          </table:table-cell>
          <table:table-cell table:style-name="ce69" table:formula="of:=([.F130] + [.G130]) / (2 * ( ((([.H130] + [.I130]) / 2) + [.J130]) / 10 )) * [.L130]" office:value-type="float" office:value="38.5411764705882">
            <text:p>38.5412</text:p>
          </table:table-cell>
          <table:table-cell table:style-name="ce72" table:formula="of:=[.Z130]/[.D130]" office:value-type="float" office:value="0.385411764705882">
            <text:p>0.3854</text:p>
          </table:table-cell>
          <table:table-cell table:style-name="ce76" table:formula="of:=-1*[.Z130]/[.E130]" office:value-type="float" office:value="0.642352941176471">
            <text:p>0.6424</text:p>
          </table:table-cell>
          <table:table-cell table:style-name="ce70" table:formula="of:=[.Z130] * ([.N130] + [.O130] + [.P130]) / (3 - [.Q130] - [.R130])" office:value-type="float" office:value="54.6">
            <text:p>54.6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46">
            <text:p>246</text:p>
          </table:table-cell>
          <table:table-cell table:style-name="ce43" office:value-type="float" office:value="458">
            <text:p>45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5">
            <text:p>0.15</text:p>
          </table:table-cell>
          <table:table-cell table:style-name="ce69" table:formula="of:=([.F131] + [.G131]) / (2 * ( ((([.H131] + [.I131]) / 2) + [.J131]) / 10 )) * [.L131]" office:value-type="float" office:value="74.5411764705882">
            <text:p>74.5412</text:p>
          </table:table-cell>
          <table:table-cell table:style-name="ce72" table:formula="of:=[.Z131]/[.D131]" office:value-type="float" office:value="0.372705882352941">
            <text:p>0.3727</text:p>
          </table:table-cell>
          <table:table-cell table:style-name="ce76" table:formula="of:=-1*[.Z131]/[.E131]" office:value-type="float" office:value="0.67764705882353">
            <text:p>0.6776</text:p>
          </table:table-cell>
          <table:table-cell table:style-name="ce70" table:formula="of:=[.Z131] * ([.N131] + [.O131] + [.P131]) / (3 - [.Q131] - [.R131])" office:value-type="float" office:value="105.6">
            <text:p>105.6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Reality Eraser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1700">
            <text:p>1700</text:p>
          </table:table-cell>
          <table:table-cell table:style-name="ce43" office:value-type="float" office:value="2850">
            <text:p>285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5">
            <text:p>0.15</text:p>
          </table:table-cell>
          <table:table-cell table:style-name="ce69" table:formula="of:=([.F132] + [.G132]) / (2 * ( ((([.H132] + [.I132]) / 2) + [.J132]) / 10 )) * [.L132]" office:value-type="float" office:value="188.658536585366">
            <text:p>188.6585</text:p>
          </table:table-cell>
          <table:table-cell table:style-name="ce72" table:formula="of:=[.Z132]/[.D132]" office:value-type="float" office:value="0.44390243902439">
            <text:p>0.4439</text:p>
          </table:table-cell>
          <table:table-cell table:style-name="ce76" table:formula="of:=-1*[.Z132]/[.E132]" office:value-type="float" office:value="0.571692535107169">
            <text:p>0.5717</text:p>
          </table:table-cell>
          <table:table-cell table:style-name="ce70" table:formula="of:=[.Z132] * ([.N132] + [.O132] + [.P132]) / (3 - [.Q132] - [.R132])" office:value-type="float" office:value="267.266260162602">
            <text:p>267.266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Reality Eraser</text:p>
          </table:table-cell>
          <table:table-cell table:style-name="ce30" office:value-type="string">
            <text:p>T</text:p>
          </table:table-cell>
          <table:table-cell table:style-name="ce30" office:value-type="float" office:value="600">
            <text:p>600</text:p>
          </table:table-cell>
          <table:table-cell table:style-name="ce43" office:value-type="float" office:value="-550">
            <text:p>-550</text:p>
          </table:table-cell>
          <table:table-cell table:style-name="ce30" office:value-type="float" office:value="7000">
            <text:p>7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5">
            <text:p>0.15</text:p>
          </table:table-cell>
          <table:table-cell table:style-name="ce69" table:formula="of:=([.F133] + [.G133]) / (2 * ( ((([.H133] + [.I133]) / 2) + [.J133]) / 10 )) * [.L133]" office:value-type="float" office:value="309.090909090909">
            <text:p>309.0909</text:p>
          </table:table-cell>
          <table:table-cell table:style-name="ce72" table:formula="of:=[.Z133]/[.D133]" office:value-type="float" office:value="0.515151515151515">
            <text:p>0.5152</text:p>
          </table:table-cell>
          <table:table-cell table:style-name="ce76" table:formula="of:=-1*[.Z133]/[.E133]" office:value-type="float" office:value="0.56198347107438">
            <text:p>0.5620</text:p>
          </table:table-cell>
          <table:table-cell table:style-name="ce70" table:formula="of:=[.Z133] * ([.N133] + [.O133] + [.P133]) / (3 - [.Q133] - [.R133])" office:value-type="float" office:value="437.878787878788">
            <text:p>437.878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20"/>
          <table:table-cell table:number-columns-repeated="5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Marauder Missiles</text:p>
          </table:table-cell>
          <table:table-cell table:style-name="ce28" office:value-type="string">
            <text:p>S</text:p>
          </table:table-cell>
          <table:table-cell table:style-name="ce28" office:value-type="float" office:value="58">
            <text:p>5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49">
            <text:p>49</text:p>
          </table:table-cell>
          <table:table-cell table:style-name="ce42" office:value-type="float" office:value="72">
            <text:p>72</text:p>
          </table:table-cell>
          <table:table-cell table:style-name="ce28" office:value-type="float" office:value="10">
            <text:p>10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60">
            <text:p>60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.25">
            <text:p>1.25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5">
            <text:p>15</text:p>
          </table:table-cell>
          <table:table-cell table:number-columns-repeated="2" table:style-name="ce42" office:value-type="float" office:value="7">
            <text:p>7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0">
            <text:p>0</text:p>
          </table:table-cell>
          <table:table-cell table:style-name="ce67" table:formula="of:=([.F135] + [.G135]) / (2 * ( ((([.H135] + [.I135]) / 2) + [.J135]) / 10 )) * [.L135]" office:value-type="float" office:value="6.05">
            <text:p>6.0500</text:p>
          </table:table-cell>
          <table:table-cell table:style-name="ce71" table:formula="of:=[.Z135]/[.D135]" office:value-type="float" office:value="0.104310344827586">
            <text:p>0.1043</text:p>
          </table:table-cell>
          <table:table-cell table:style-name="ce74" table:formula="of:=-1*[.Z135]/[.E135]" office:value-type="float" office:value="0.232692307692308">
            <text:p>0.2327</text:p>
          </table:table-cell>
          <table:table-cell table:style-name="ce71" table:formula="of:=[.Z135] * ([.N135] + [.O135] + [.P135]) / (3 - [.Q135] - [.R135])" office:value-type="float" office:value="9.83125">
            <text:p>9.831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oker Missile</text:p>
          </table:table-cell>
          <table:table-cell table:style-name="ce29" office:value-type="string">
            <text:p>S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30" office:value-type="float" office:value="62">
            <text:p>62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number-columns-repeated="2" table:style-name="ce43" office:value-type="float" office:value="10">
            <text:p>1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45">
            <text:p>0.4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8" table:formula="of:=([.F136] + [.G136]) / (2 * ( ((([.H136] + [.I136]) / 2) + [.J136]) / 10 )) * [.L136]" office:value-type="float" office:value="7.6">
            <text:p>7.6000</text:p>
          </table:table-cell>
          <table:table-cell table:style-name="ce70" table:formula="of:=[.Z136]/[.D136]" office:value-type="float" office:value="0.105555555555556">
            <text:p>0.1056</text:p>
          </table:table-cell>
          <table:table-cell table:style-name="ce75" table:formula="of:=-1*[.Z136]/[.E136]" office:value-type="float" office:value="0.253333333333333">
            <text:p>0.2533</text:p>
          </table:table-cell>
          <table:table-cell table:style-name="ce70" table:formula="of:=[.Z136] * ([.N136] + [.O136] + [.P136]) / (3 - [.Q136] - [.R136])" office:value-type="float" office:value="12.35">
            <text:p>12.3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raith Missile</text:p>
          </table:table-cell>
          <table:table-cell table:style-name="ce29" office:value-type="string">
            <text:p>S</text:p>
          </table:table-cell>
          <table:table-cell table:style-name="ce29" office:value-type="float" office:value="86">
            <text:p>86</text:p>
          </table:table-cell>
          <table:table-cell table:style-name="ce39" office:value-type="float" office:value="-35">
            <text:p>-35</text:p>
          </table:table-cell>
          <table:table-cell table:style-name="ce30" office:value-type="float" office:value="75">
            <text:p>75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8" table:formula="of:=([.F137] + [.G137]) / (2 * ( ((([.H137] + [.I137]) / 2) + [.J137]) / 10 )) * [.L137]" office:value-type="float" office:value="9.75">
            <text:p>9.7500</text:p>
          </table:table-cell>
          <table:table-cell table:style-name="ce70" table:formula="of:=[.Z137]/[.D137]" office:value-type="float" office:value="0.113372093023256">
            <text:p>0.1134</text:p>
          </table:table-cell>
          <table:table-cell table:style-name="ce75" table:formula="of:=-1*[.Z137]/[.E137]" office:value-type="float" office:value="0.278571428571429">
            <text:p>0.2786</text:p>
          </table:table-cell>
          <table:table-cell table:style-name="ce70" table:formula="of:=[.Z137] * ([.N137] + [.O137] + [.P137]) / (3 - [.Q137] - [.R137])" office:value-type="float" office:value="15.84375">
            <text:p>15.843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Whirlwind Missiles</text:p>
          </table:table-cell>
          <table:table-cell table:style-name="ce28" office:value-type="string">
            <text:p>M</text:p>
          </table:table-cell>
          <table:table-cell table:style-name="ce28" office:value-type="float" office:value="65">
            <text:p>65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61">
            <text:p>61</text:p>
          </table:table-cell>
          <table:table-cell table:style-name="ce42" office:value-type="float" office:value="85">
            <text:p>85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10">
            <text:p>1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0">
            <text:p>0</text:p>
          </table:table-cell>
          <table:table-cell table:style-name="ce67" table:formula="of:=([.F138] + [.G138]) / (2 * ( ((([.H138] + [.I138]) / 2) + [.J138]) / 10 )) * [.L138]" office:value-type="float" office:value="14.6">
            <text:p>14.6000</text:p>
          </table:table-cell>
          <table:table-cell table:style-name="ce71" table:formula="of:=[.Z138]/[.D138]" office:value-type="float" office:value="0.224615384615385">
            <text:p>0.2246</text:p>
          </table:table-cell>
          <table:table-cell table:style-name="ce74" table:formula="of:=-1*[.Z138]/[.E138]" office:value-type="float" office:value="0.561538461538462">
            <text:p>0.5615</text:p>
          </table:table-cell>
          <table:table-cell table:style-name="ce71" table:formula="of:=[.Z138] * ([.N138] + [.O138] + [.P138]) / (3 - [.Q138] - [.R138])" office:value-type="float" office:value="21.9">
            <text:p>21.9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Typhoon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35">
            <text:p>-35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8" table:formula="of:=([.F139] + [.G139]) / (2 * ( ((([.H139] + [.I139]) / 2) + [.J139]) / 10 )) * [.L139]" office:value-type="float" office:value="20.5">
            <text:p>20.5000</text:p>
          </table:table-cell>
          <table:table-cell table:style-name="ce70" table:formula="of:=[.Z139]/[.D139]" office:value-type="float" office:value="0.25625">
            <text:p>0.2563</text:p>
          </table:table-cell>
          <table:table-cell table:style-name="ce75" table:formula="of:=-1*[.Z139]/[.E139]" office:value-type="float" office:value="0.585714285714286">
            <text:p>0.5857</text:p>
          </table:table-cell>
          <table:table-cell table:style-name="ce70" table:formula="of:=[.Z139] * ([.N139] + [.O139] + [.P139]) / (3 - [.Q139] - [.R139])" office:value-type="float" office:value="30.75">
            <text:p>30.7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Hurricane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-49">
            <text:p>-49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50">
            <text:p>1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8" table:formula="of:=([.F140] + [.G140]) / (2 * ( ((([.H140] + [.I140]) / 2) + [.J140]) / 10 )) * [.L140]" office:value-type="float" office:value="27">
            <text:p>27.0000</text:p>
          </table:table-cell>
          <table:table-cell table:style-name="ce70" table:formula="of:=[.Z140]/[.D140]" office:value-type="float" office:value="0.284210526315789">
            <text:p>0.2842</text:p>
          </table:table-cell>
          <table:table-cell table:style-name="ce75" table:formula="of:=-1*[.Z140]/[.E140]" office:value-type="float" office:value="0.551020408163265">
            <text:p>0.5510</text:p>
          </table:table-cell>
          <table:table-cell table:style-name="ce70" table:formula="of:=[.Z140] * ([.N140] + [.O140] + [.P140]) / (3 - [.Q140] - [.R140])" office:value-type="float" office:value="40.5">
            <text:p>40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Devastator Torpedoes</text:p>
          </table:table-cell>
          <table:table-cell table:style-name="ce28" office:value-type="string">
            <text:p>G</text:p>
          </table:table-cell>
          <table:table-cell table:style-name="ce28" office:value-type="float" office:value="68">
            <text:p>6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169">
            <text:p>169</text:p>
          </table:table-cell>
          <table:table-cell table:style-name="ce42" office:value-type="float" office:value="254">
            <text:p>254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200">
            <text:p>20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1">
            <text:p>0.1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2">
            <text:p>12</text:p>
          </table:table-cell>
          <table:table-cell table:number-columns-repeated="2" table:style-name="ce42" office:value-type="float" office:value="10">
            <text:p>1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">
            <text:p>1</text:p>
          </table:table-cell>
          <table:table-cell table:style-name="ce67" table:formula="of:=([.F141] + [.G141]) / (2 * ( ((([.H141] + [.I141]) / 2) + [.J141]) / 10 )) * [.L141]" office:value-type="float" office:value="10.1927710843374">
            <text:p>10.1928</text:p>
          </table:table-cell>
          <table:table-cell table:style-name="ce71" table:formula="of:=[.Z141]/[.D141]" office:value-type="float" office:value="0.149893692416726">
            <text:p>0.1499</text:p>
          </table:table-cell>
          <table:table-cell table:style-name="ce74" table:formula="of:=-1*[.Z141]/[.E141]" office:value-type="float" office:value="0.392029657089898">
            <text:p>0.3920</text:p>
          </table:table-cell>
          <table:table-cell table:style-name="ce71" table:formula="of:=[.Z141] * ([.N141] + [.O141] + [.P141]) / (3 - [.Q141] - [.R141])" office:value-type="float" office:value="17.8373493975904">
            <text:p>17.837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sol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84">
            <text:p>84</text:p>
          </table:table-cell>
          <table:table-cell table:style-name="ce43" office:value-type="float" office:value="-33">
            <text:p>-33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315">
            <text:p>31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5">
            <text:p>15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13">
            <text:p>13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8" table:formula="of:=([.F142] + [.G142]) / (2 * ( ((([.H142] + [.I142]) / 2) + [.J142]) / 10 )) * [.L142]" office:value-type="float" office:value="12.6506024096386">
            <text:p>12.6506</text:p>
          </table:table-cell>
          <table:table-cell table:style-name="ce70" table:formula="of:=[.Z142]/[.D142]" office:value-type="float" office:value="0.150602409638554">
            <text:p>0.1506</text:p>
          </table:table-cell>
          <table:table-cell table:style-name="ce75" table:formula="of:=-1*[.Z142]/[.E142]" office:value-type="float" office:value="0.383351588170865">
            <text:p>0.3834</text:p>
          </table:table-cell>
          <table:table-cell table:style-name="ce70" table:formula="of:=[.Z142] * ([.N142] + [.O142] + [.P142]) / (3 - [.Q142] - [.R142])" office:value-type="float" office:value="22.1385542168675">
            <text:p>22.138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radic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41">
            <text:p>-41</text:p>
          </table:table-cell>
          <table:table-cell table:style-name="ce30" office:value-type="float" office:value="250">
            <text:p>250</text:p>
          </table:table-cell>
          <table:table-cell table:style-name="ce53" office:value-type="float" office:value="350">
            <text:p>3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number-columns-repeated="2" table:style-name="ce43" office:value-type="float" office:value="15">
            <text:p>1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8" table:formula="of:=([.F143] + [.G143]) / (2 * ( ((([.H143] + [.I143]) / 2) + [.J143]) / 10 )) * [.L143]" office:value-type="float" office:value="14.4578313253012">
            <text:p>14.4578</text:p>
          </table:table-cell>
          <table:table-cell table:style-name="ce70" table:formula="of:=[.Z143]/[.D143]" office:value-type="float" office:value="0.144578313253012">
            <text:p>0.1446</text:p>
          </table:table-cell>
          <table:table-cell table:style-name="ce75" table:formula="of:=-1*[.Z143]/[.E143]" office:value-type="float" office:value="0.35263003232442">
            <text:p>0.3526</text:p>
          </table:table-cell>
          <table:table-cell table:style-name="ce70" table:formula="of:=[.Z143] * ([.N143] + [.O143] + [.P143]) / (3 - [.Q143] - [.R143])" office:value-type="float" office:value="25.3012048192771">
            <text:p>25.301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Corrosive Warhead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-65">
            <text:p>-65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50">
            <text:p>15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10">
            <text:p>1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8" table:formula="of:=([.F144] + [.G144]) / (2 * ( ((([.H144] + [.I144]) / 2) + [.J144]) / 10 )) * [.L144]" office:value-type="float" office:value="23.015873015873">
            <text:p>23.0159</text:p>
          </table:table-cell>
          <table:table-cell table:style-name="ce70" table:formula="of:=[.Z144]/[.D144]" office:value-type="float" office:value="0.153439153439153">
            <text:p>0.1534</text:p>
          </table:table-cell>
          <table:table-cell table:style-name="ce75" table:formula="of:=-1*[.Z144]/[.E144]" office:value-type="float" office:value="0.354090354090354">
            <text:p>0.3541</text:p>
          </table:table-cell>
          <table:table-cell table:style-name="ce70" table:formula="of:=[.Z144] * ([.N144] + [.O144] + [.P144]) / (3 - [.Q144] - [.R144])" office:value-type="float" office:value="34.5238095238095">
            <text:p>34.523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xotic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380">
            <text:p>38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8" table:formula="of:=([.F145] + [.G145]) / (2 * ( ((([.H145] + [.I145]) / 2) + [.J145]) / 10 )) * [.L145]" office:value-type="float" office:value="29.2307692307692">
            <text:p>29.2308</text:p>
          </table:table-cell>
          <table:table-cell table:style-name="ce70" table:formula="of:=[.Z145]/[.D145]" office:value-type="float" office:value="0.077948717948718">
            <text:p>0.0779</text:p>
          </table:table-cell>
          <table:table-cell table:style-name="ce75" table:formula="of:=-1*[.Z145]/[.E145]" office:value-type="float" office:value="0.0974358974358974">
            <text:p>0.0974</text:p>
          </table:table-cell>
          <table:table-cell table:style-name="ce70" table:formula="of:=[.Z145] * ([.N145] + [.O145] + [.P145]) / (3 - [.Q145] - [.R145])" office:value-type="float" office:value="54.3692307692308">
            <text:p>54.369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Strange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220">
            <text:p>220</text:p>
          </table:table-cell>
          <table:table-cell table:style-name="ce43" office:value-type="float" office:value="440">
            <text:p>44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15">
            <text:p>15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8" table:formula="of:=([.F146] + [.G146]) / (2 * ( ((([.H146] + [.I146]) / 2) + [.J146]) / 10 )) * [.L146]" office:value-type="float" office:value="33.8461538461538">
            <text:p>33.8462</text:p>
          </table:table-cell>
          <table:table-cell table:style-name="ce70" table:formula="of:=[.Z146]/[.D146]" office:value-type="float" office:value="0.0815569972196478">
            <text:p>0.0816</text:p>
          </table:table-cell>
          <table:table-cell table:style-name="ce75" table:formula="of:=-1*[.Z146]/[.E146]" office:value-type="float" office:value="0.10414201183432">
            <text:p>0.1041</text:p>
          </table:table-cell>
          <table:table-cell table:style-name="ce70" table:formula="of:=[.Z146] * ([.N146] + [.O146] + [.P146]) / (3 - [.Q146] - [.R146])" office:value-type="float" office:value="62.9538461538462">
            <text:p>62.953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Reflex Warhead Launch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750">
            <text:p>75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8" table:formula="of:=([.F147] + [.G147]) / (2 * ( ((([.H147] + [.I147]) / 2) + [.J147]) / 10 )) * [.L147]" office:value-type="float" office:value="69.4444444444444">
            <text:p>69.4444</text:p>
          </table:table-cell>
          <table:table-cell table:style-name="ce70" table:formula="of:=[.Z147]/[.D147]" office:value-type="float" office:value="0.138888888888889">
            <text:p>0.1389</text:p>
          </table:table-cell>
          <table:table-cell table:style-name="ce75" table:formula="of:=-1*[.Z147]/[.E147]" office:value-type="float" office:value="0.138888888888889">
            <text:p>0.1389</text:p>
          </table:table-cell>
          <table:table-cell table:style-name="ce70" table:formula="of:=[.Z147] * ([.N147] + [.O147] + [.P147]) / (3 - [.Q147] - [.R147])" office:value-type="float" office:value="129.166666666667">
            <text:p>129.16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unk Mine Launcher</text:p>
          </table:table-cell>
          <table:table-cell table:style-name="ce29" office:value-type="string">
            <text:p>G</text:p>
          </table:table-cell>
          <table:table-cell table:style-name="ce29" office:value-type="float" office:value="45">
            <text:p>45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40">
            <text:p>4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8" table:formula="of:=([.F148] + [.G148]) / (2 * ( ((([.H148] + [.I148]) / 2) + [.J148]) / 10 )) * [.L148]" office:value-type="float" office:value="15.4639175257732">
            <text:p>15.4639</text:p>
          </table:table-cell>
          <table:table-cell table:style-name="ce70" table:formula="of:=[.Z148]/[.D148]" office:value-type="float" office:value="0.343642611683849">
            <text:p>0.3436</text:p>
          </table:table-cell>
          <table:table-cell table:style-name="ce75" table:formula="of:=-1*[.Z148]/[.E148]" office:value-type="float" office:value="0.77319587628866">
            <text:p>0.7732</text:p>
          </table:table-cell>
          <table:table-cell table:style-name="ce70" table:formula="of:=[.Z148] * ([.N148] + [.O148] + [.P148]) / (3 - [.Q148] - [.R148])" office:value-type="float" office:value="25.5154639175258">
            <text:p>25.515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50">
            <text:p>5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8" table:formula="of:=([.F149] + [.G149]) / (2 * ( ((([.H149] + [.I149]) / 2) + [.J149]) / 10 )) * [.L149]" office:value-type="float" office:value="15.3846153846154">
            <text:p>15.3846</text:p>
          </table:table-cell>
          <table:table-cell table:style-name="ce70" table:formula="of:=[.Z149]/[.D149]" office:value-type="float" office:value="0.153846153846154">
            <text:p>0.1538</text:p>
          </table:table-cell>
          <table:table-cell table:style-name="ce75" table:formula="of:=-1*[.Z149]/[.E149]" office:value-type="float" office:value="0.307692307692308">
            <text:p>0.3077</text:p>
          </table:table-cell>
          <table:table-cell table:style-name="ce70" table:formula="of:=[.Z149] * ([.N149] + [.O149] + [.P149]) / (3 - [.Q149] - [.R149])" office:value-type="float" office:value="36.9230769230769">
            <text:p>36.923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 Barrage</text:p>
          </table:table-cell>
          <table:table-cell table:style-name="ce29" office:value-type="string">
            <text:p>X</text:p>
          </table:table-cell>
          <table:table-cell table:style-name="ce29" office:value-type="float" office:value="420">
            <text:p>420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600">
            <text:p>6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8" table:formula="of:=([.F150] + [.G150]) / (2 * ( ((([.H150] + [.I150]) / 2) + [.J150]) / 10 )) * [.L150]" office:value-type="float" office:value="49.4505494505495">
            <text:p>49.4505</text:p>
          </table:table-cell>
          <table:table-cell table:style-name="ce70" table:formula="of:=[.Z150]/[.D150]" office:value-type="float" office:value="0.117739403453689">
            <text:p>0.1177</text:p>
          </table:table-cell>
          <table:table-cell table:style-name="ce75" table:formula="of:=-1*[.Z150]/[.E150]" office:value-type="float" office:value="0.14985014985015">
            <text:p>0.1499</text:p>
          </table:table-cell>
          <table:table-cell table:style-name="ce70" table:formula="of:=[.Z150] * ([.N150] + [.O150] + [.P150]) / (3 - [.Q150] - [.R150])" office:value-type="float" office:value="118.681318681319">
            <text:p>118.681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19" office:value-type="string">
            <text:p>Scourge Missiles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45">
            <text:p>-45</text:p>
          </table:table-cell>
          <table:table-cell table:style-name="ce28" office:value-type="float" office:value="196">
            <text:p>196</text:p>
          </table:table-cell>
          <table:table-cell table:style-name="ce42" office:value-type="float" office:value="388">
            <text:p>388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35">
            <text:p>3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0.1">
            <text:p>0.1</text:p>
          </table:table-cell>
          <table:table-cell table:style-name="ce40" office:value-type="float" office:value="120">
            <text:p>120</text:p>
          </table:table-cell>
          <table:table-cell table:style-name="ce40" office:value-type="float" office:value="0.5">
            <text:p>0.5</text:p>
          </table:table-cell>
          <table:table-cell table:style-name="ce67" table:formula="of:=([.F152] + [.G152]) / (2 * ( ((([.H152] + [.I152]) / 2) + [.J152]) / 10 )) * [.L152]" office:value-type="float" office:value="58.4">
            <text:p>58.4000</text:p>
          </table:table-cell>
          <table:table-cell table:style-name="ce71" table:formula="of:=[.Z152]/[.D152]" office:value-type="float" office:value="0.584">
            <text:p>0.5840</text:p>
          </table:table-cell>
          <table:table-cell table:style-name="ce74" table:formula="of:=-1*[.Z152]/[.E152]" office:value-type="float" office:value="1.29777777777778">
            <text:p>1.2978</text:p>
          </table:table-cell>
          <table:table-cell table:style-name="ce71" table:formula="of:=[.Z152] * ([.N152] + [.O152] + [.P152]) / (3 - [.Q152] - [.R152])" office:value-type="float" office:value="204.4">
            <text:p>204.4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54] + [.G154]) / (2 * ( ((([.H154] + [.I154]) / 2) + [.J154]) / 10 )) * [.L154]" office:value-type="float" office:value="14.948275862069">
            <text:p>14.9483</text:p>
          </table:table-cell>
          <table:table-cell table:style-name="ce70" table:formula="of:=[.Z154]/[.D154]" office:value-type="float" office:value="0.498275862068966">
            <text:p>0.4983</text:p>
          </table:table-cell>
          <table:table-cell table:style-name="ce75" table:formula="of:=-1*[.Z154]/[.E154]" office:value-type="float" office:value="0.747413793103448">
            <text:p>0.7474</text:p>
          </table:table-cell>
          <table:table-cell table:style-name="ce70" table:formula="of:=[.Z154] * ([.N154] + [.O154] + [.P154]) / (3 - [.Q154] - [.R154])" office:value-type="float" office:value="18.1870689655172">
            <text:p>18.187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36">
            <text:p>13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55] + [.G155]) / (2 * ( ((([.H155] + [.I155]) / 2) + [.J155]) / 10 )) * [.L155]" office:value-type="float" office:value="24.3194444444444">
            <text:p>24.3194</text:p>
          </table:table-cell>
          <table:table-cell table:style-name="ce70" table:formula="of:=[.Z155]/[.D155]" office:value-type="float" office:value="0.405324074074074">
            <text:p>0.4053</text:p>
          </table:table-cell>
          <table:table-cell table:style-name="ce75" table:formula="of:=-1*[.Z155]/[.E155]" office:value-type="float" office:value="0.715277777777778">
            <text:p>0.7153</text:p>
          </table:table-cell>
          <table:table-cell table:style-name="ce70" table:formula="of:=[.Z155] * ([.N155] + [.O155] + [.P155]) / (3 - [.Q155] - [.R155])" office:value-type="float" office:value="29.5886574074074">
            <text:p>29.588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56] + [.G156]) / (2 * ( ((([.H156] + [.I156]) / 2) + [.J156]) / 10 )) * [.L156]" office:value-type="float" office:value="49.4">
            <text:p>49.4000</text:p>
          </table:table-cell>
          <table:table-cell table:style-name="ce70" table:formula="of:=[.Z156]/[.D156]" office:value-type="float" office:value="0.411666666666667">
            <text:p>0.4117</text:p>
          </table:table-cell>
          <table:table-cell table:style-name="ce75" table:formula="of:=-1*[.Z156]/[.E156]" office:value-type="float" office:value="0.771875">
            <text:p>0.7719</text:p>
          </table:table-cell>
          <table:table-cell table:style-name="ce70" table:formula="of:=[.Z156] * ([.N156] + [.O156] + [.P156]) / (3 - [.Q156] - [.R156])" office:value-type="float" office:value="60.1033333333333">
            <text:p>60.103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57] + [.G157]) / (2 * ( ((([.H157] + [.I157]) / 2) + [.J157]) / 10 )) * [.L157]" office:value-type="float" office:value="18.4655172413793">
            <text:p>18.4655</text:p>
          </table:table-cell>
          <table:table-cell table:style-name="ce70" table:formula="of:=[.Z157]/[.D157]" office:value-type="float" office:value="0.512931034482759">
            <text:p>0.5129</text:p>
          </table:table-cell>
          <table:table-cell table:style-name="ce75" table:formula="of:=-1*[.Z157]/[.E157]" office:value-type="float" office:value="0.769396551724138">
            <text:p>0.7694</text:p>
          </table:table-cell>
          <table:table-cell table:style-name="ce70" table:formula="of:=[.Z157] * ([.N157] + [.O157] + [.P157]) / (3 - [.Q157] - [.R157])" office:value-type="float" office:value="22.4663793103448">
            <text:p>22.466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58] + [.G158]) / (2 * ( ((([.H158] + [.I158]) / 2) + [.J158]) / 10 )) * [.L158]" office:value-type="float" office:value="38.9583333333333">
            <text:p>38.9583</text:p>
          </table:table-cell>
          <table:table-cell table:style-name="ce70" table:formula="of:=[.Z158]/[.D158]" office:value-type="float" office:value="0.541087962962963">
            <text:p>0.5411</text:p>
          </table:table-cell>
          <table:table-cell table:style-name="ce75" table:formula="of:=-1*[.Z158]/[.E158]" office:value-type="float" office:value="0.846920289855072">
            <text:p>0.8469</text:p>
          </table:table-cell>
          <table:table-cell table:style-name="ce70" table:formula="of:=[.Z158] * ([.N158] + [.O158] + [.P158]) / (3 - [.Q158] - [.R158])" office:value-type="float" office:value="47.3993055555556">
            <text:p>47.399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440">
            <text:p>44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59] + [.G159]) / (2 * ( ((([.H159] + [.I159]) / 2) + [.J159]) / 10 )) * [.L159]" office:value-type="float" office:value="65">
            <text:p>65.0000</text:p>
          </table:table-cell>
          <table:table-cell table:style-name="ce70" table:formula="of:=[.Z159]/[.D159]" office:value-type="float" office:value="0.451388888888889">
            <text:p>0.4514</text:p>
          </table:table-cell>
          <table:table-cell table:style-name="ce75" table:formula="of:=-1*[.Z159]/[.E159]" office:value-type="float" office:value="0.722222222222222">
            <text:p>0.7222</text:p>
          </table:table-cell>
          <table:table-cell table:style-name="ce70" table:formula="of:=[.Z159] * ([.N159] + [.O159] + [.P159]) / (3 - [.Q159] - [.R159])" office:value-type="float" office:value="79.0833333333333">
            <text:p>79.083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40">
            <text:p>14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1">
            <text:p>1</text:p>
          </table:table-cell>
          <table:table-cell table:style-name="ce68" table:formula="of:=([.F160] + [.G160]) / (2 * ( ((([.H160] + [.I160]) / 2) + [.J160]) / 10 )) * [.L160]" office:value-type="float" office:value="10.4651162790698">
            <text:p>10.4651</text:p>
          </table:table-cell>
          <table:table-cell table:style-name="ce70" table:formula="of:=[.Z160]/[.D160]" office:value-type="float" office:value="0.104651162790698">
            <text:p>0.1047</text:p>
          </table:table-cell>
          <table:table-cell table:style-name="ce75" table:formula="of:=-1*[.Z160]/[.E160]" office:value-type="float" office:value="0.209302325581395">
            <text:p>0.2093</text:p>
          </table:table-cell>
          <table:table-cell table:style-name="ce70" table:formula="of:=[.Z160] * ([.N160] + [.O160] + [.P160]) / (3 - [.Q160] - [.R160])" office:value-type="float" office:value="19.6220930232558">
            <text:p>19.622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Gray Goo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1">
            <text:p>1</text:p>
          </table:table-cell>
          <table:table-cell table:style-name="ce68" table:formula="of:=([.F161] + [.G161]) / (2 * ( ((([.H161] + [.I161]) / 2) + [.J161]) / 10 )) * [.L161]" office:value-type="float" office:value="12.7906976744186">
            <text:p>12.7907</text:p>
          </table:table-cell>
          <table:table-cell table:style-name="ce70" table:formula="of:=[.Z161]/[.D161]" office:value-type="float" office:value="0.106589147286822">
            <text:p>0.1066</text:p>
          </table:table-cell>
          <table:table-cell table:style-name="ce75" table:formula="of:=-1*[.Z161]/[.E161]" office:value-type="float" office:value="0.213178294573643">
            <text:p>0.2132</text:p>
          </table:table-cell>
          <table:table-cell table:style-name="ce70" table:formula="of:=[.Z161] * ([.N161] + [.O161] + [.P161]) / (3 - [.Q161] - [.R161])" office:value-type="float" office:value="23.9825581395349">
            <text:p>23.982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280">
            <text:p>28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number-columns-repeated="2" table:style-name="ce43" office:value-type="float" office:value="20">
            <text:p>2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8" table:formula="of:=([.F162] + [.G162]) / (2 * ( ((([.H162] + [.I162]) / 2) + [.J162]) / 10 )) * [.L162]" office:value-type="float" office:value="21.4634146341463">
            <text:p>21.4634</text:p>
          </table:table-cell>
          <table:table-cell table:style-name="ce70" table:formula="of:=[.Z162]/[.D162]" office:value-type="float" office:value="0.0572357723577236">
            <text:p>0.0572</text:p>
          </table:table-cell>
          <table:table-cell table:style-name="ce75" table:formula="of:=-1*[.Z162]/[.E162]" office:value-type="float" office:value="0.0715447154471545">
            <text:p>0.0715</text:p>
          </table:table-cell>
          <table:table-cell table:style-name="ce70" table:formula="of:=[.Z162] * ([.N162] + [.O162] + [.P162]) / (3 - [.Q162] - [.R162])" office:value-type="float" office:value="40.2439024390244">
            <text:p>40.243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310">
            <text:p>31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8" table:formula="of:=([.F163] + [.G163]) / (2 * ( ((([.H163] + [.I163]) / 2) + [.J163]) / 10 )) * [.L163]" office:value-type="float" office:value="24.390243902439">
            <text:p>24.3902</text:p>
          </table:table-cell>
          <table:table-cell table:style-name="ce70" table:formula="of:=[.Z163]/[.D163]" office:value-type="float" office:value="0.0587716720540699">
            <text:p>0.0588</text:p>
          </table:table-cell>
          <table:table-cell table:style-name="ce75" table:formula="of:=-1*[.Z163]/[.E163]" office:value-type="float" office:value="0.075046904315197">
            <text:p>0.0750</text:p>
          </table:table-cell>
          <table:table-cell table:style-name="ce70" table:formula="of:=[.Z163] * ([.N163] + [.O163] + [.P163]) / (3 - [.Q163] - [.R163])" office:value-type="float" office:value="45.7317073170732">
            <text:p>45.731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Rocket Artillery 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number-columns-repeated="2" table:style-name="ce43"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8" table:formula="of:=([.F164] + [.G164]) / (2 * ( ((([.H164] + [.I164]) / 2) + [.J164]) / 10 )) * [.L164]" office:value-type="float" office:value="41.6666666666667">
            <text:p>41.6667</text:p>
          </table:table-cell>
          <table:table-cell table:style-name="ce70" table:formula="of:=[.Z164]/[.D164]" office:value-type="float" office:value="0.0833333333333333">
            <text:p>0.0833</text:p>
          </table:table-cell>
          <table:table-cell table:style-name="ce75" table:formula="of:=-1*[.Z164]/[.E164]" office:value-type="float" office:value="0.0833333333333333">
            <text:p>0.0833</text:p>
          </table:table-cell>
          <table:table-cell table:style-name="ce70" table:formula="of:=[.Z164] * ([.N164] + [.O164] + [.P164]) / (3 - [.Q164] - [.R164])" office:value-type="float" office:value="78.125">
            <text:p>78.12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20"/>
          <table:table-cell table:number-columns-repeated="5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2">
            <text:p>4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66] + [.G166]) / (2 * ( ((([.H166] + [.I166]) / 2) + [.J166]) / 10 )) * [.L166]" office:value-type="float" office:value="8.20689655172414">
            <text:p>8.2069</text:p>
          </table:table-cell>
          <table:table-cell table:style-name="ce70" table:formula="of:=[.Z166]/[.D166]" office:value-type="float" office:value="0.431941923774955">
            <text:p>0.4319</text:p>
          </table:table-cell>
          <table:table-cell table:style-name="ce75" table:formula="of:=-1*[.Z166]/[.E166]" office:value-type="float" office:value="0.746081504702194">
            <text:p>0.7461</text:p>
          </table:table-cell>
          <table:table-cell table:style-name="ce70" table:formula="of:=[.Z166] * ([.N166] + [.O166] + [.P166]) / (3 - [.Q166] - [.R166])" office:value-type="float" office:value="8.75402298850575">
            <text:p>8.754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98">
            <text:p>9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67] + [.G167]) / (2 * ( ((([.H167] + [.I167]) / 2) + [.J167]) / 10 )) * [.L167]" office:value-type="float" office:value="15.8194444444444">
            <text:p>15.8194</text:p>
          </table:table-cell>
          <table:table-cell table:style-name="ce70" table:formula="of:=[.Z167]/[.D167]" office:value-type="float" office:value="0.405626780626781">
            <text:p>0.4056</text:p>
          </table:table-cell>
          <table:table-cell table:style-name="ce75" table:formula="of:=-1*[.Z167]/[.E167]" office:value-type="float" office:value="0.790972222222222">
            <text:p>0.7910</text:p>
          </table:table-cell>
          <table:table-cell table:style-name="ce70" table:formula="of:=[.Z167] * ([.N167] + [.O167] + [.P167]) / (3 - [.Q167] - [.R167])" office:value-type="float" office:value="16.8740740740741">
            <text:p>16.874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198">
            <text:p>19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68] + [.G168]) / (2 * ( ((([.H168] + [.I168]) / 2) + [.J168]) / 10 )) * [.L168]" office:value-type="float" office:value="29">
            <text:p>29.0000</text:p>
          </table:table-cell>
          <table:table-cell table:style-name="ce70" table:formula="of:=[.Z168]/[.D168]" office:value-type="float" office:value="0.371794871794872">
            <text:p>0.3718</text:p>
          </table:table-cell>
          <table:table-cell table:style-name="ce75" table:formula="of:=-1*[.Z168]/[.E168]" office:value-type="float" office:value="0.725">
            <text:p>0.7250</text:p>
          </table:table-cell>
          <table:table-cell table:style-name="ce70" table:formula="of:=[.Z168] * ([.N168] + [.O168] + [.P168]) / (3 - [.Q168] - [.R168])" office:value-type="float" office:value="30.9333333333333">
            <text:p>30.933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8">
            <text:p>18</text:p>
          </table:table-cell>
          <table:table-cell table:style-name="ce54" office:value-type="float" office:value="56">
            <text:p>5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69] + [.G169]) / (2 * ( ((([.H169] + [.I169]) / 2) + [.J169]) / 10 )) * [.L169]" office:value-type="float" office:value="10.8448275862069">
            <text:p>10.8448</text:p>
          </table:table-cell>
          <table:table-cell table:style-name="ce70" table:formula="of:=[.Z169]/[.D169]" office:value-type="float" office:value="0.387315270935961">
            <text:p>0.3873</text:p>
          </table:table-cell>
          <table:table-cell table:style-name="ce75" table:formula="of:=-1*[.Z169]/[.E169]" office:value-type="float" office:value="0.637931034482759">
            <text:p>0.6379</text:p>
          </table:table-cell>
          <table:table-cell table:style-name="ce70" table:formula="of:=[.Z169] * ([.N169] + [.O169] + [.P169]) / (3 - [.Q169] - [.R169])" office:value-type="float" office:value="11.567816091954">
            <text:p>11.567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50">
            <text:p>50</text:p>
          </table:table-cell>
          <table:table-cell table:style-name="ce54" office:value-type="float" office:value="112">
            <text:p>11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0] + [.G170]) / (2 * ( ((([.H170] + [.I170]) / 2) + [.J170]) / 10 )) * [.L170]" office:value-type="float" office:value="19.125">
            <text:p>19.1250</text:p>
          </table:table-cell>
          <table:table-cell table:style-name="ce70" table:formula="of:=[.Z170]/[.D170]" office:value-type="float" office:value="0.341517857142857">
            <text:p>0.3415</text:p>
          </table:table-cell>
          <table:table-cell table:style-name="ce75" table:formula="of:=-1*[.Z170]/[.E170]" office:value-type="float" office:value="0.6375">
            <text:p>0.6375</text:p>
          </table:table-cell>
          <table:table-cell table:style-name="ce70" table:formula="of:=[.Z170] * ([.N170] + [.O170] + [.P170]) / (3 - [.Q170] - [.R170])" office:value-type="float" office:value="20.4">
            <text:p>20.4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29" office:value-type="float" office:value="114">
            <text:p>114</text:p>
          </table:table-cell>
          <table:table-cell table:style-name="ce54" office:value-type="float" office:value="238">
            <text:p>23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1] + [.G171]) / (2 * ( ((([.H171] + [.I171]) / 2) + [.J171]) / 10 )) * [.L171]" office:value-type="float" office:value="35.2">
            <text:p>35.2000</text:p>
          </table:table-cell>
          <table:table-cell table:style-name="ce70" table:formula="of:=[.Z171]/[.D171]" office:value-type="float" office:value="0.32">
            <text:p>0.3200</text:p>
          </table:table-cell>
          <table:table-cell table:style-name="ce75" table:formula="of:=-1*[.Z171]/[.E171]" office:value-type="float" office:value="0.606896551724138">
            <text:p>0.6069</text:p>
          </table:table-cell>
          <table:table-cell table:style-name="ce70" table:formula="of:=[.Z171] * ([.N171] + [.O171] + [.P171]) / (3 - [.Q171] - [.R171])" office:value-type="float" office:value="37.5466666666667">
            <text:p>37.54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29" office:value-type="float" office:value="28">
            <text:p>28</text:p>
          </table:table-cell>
          <table:table-cell table:style-name="ce54" office:value-type="float" office:value="76">
            <text:p>7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2] + [.G172]) / (2 * ( ((([.H172] + [.I172]) / 2) + [.J172]) / 10 )) * [.L172]" office:value-type="float" office:value="15.2413793103448">
            <text:p>15.2414</text:p>
          </table:table-cell>
          <table:table-cell table:style-name="ce70" table:formula="of:=[.Z172]/[.D172]" office:value-type="float" office:value="0.508045977011494">
            <text:p>0.5080</text:p>
          </table:table-cell>
          <table:table-cell table:style-name="ce75" table:formula="of:=-1*[.Z172]/[.E172]" office:value-type="float" office:value="0.762068965517241">
            <text:p>0.7621</text:p>
          </table:table-cell>
          <table:table-cell table:style-name="ce70" table:formula="of:=[.Z172] * ([.N172] + [.O172] + [.P172]) / (3 - [.Q172] - [.R172])" office:value-type="float" office:value="16.2574712643678">
            <text:p>16.257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29" office:value-type="float" office:value="74">
            <text:p>74</text:p>
          </table:table-cell>
          <table:table-cell table:style-name="ce54" office:value-type="float" office:value="162">
            <text:p>16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3] + [.G173]) / (2 * ( ((([.H173] + [.I173]) / 2) + [.J173]) / 10 )) * [.L173]" office:value-type="float" office:value="27.8611111111111">
            <text:p>27.8611</text:p>
          </table:table-cell>
          <table:table-cell table:style-name="ce70" table:formula="of:=[.Z173]/[.D173]" office:value-type="float" office:value="0.464351851851852">
            <text:p>0.4644</text:p>
          </table:table-cell>
          <table:table-cell table:style-name="ce75" table:formula="of:=-1*[.Z173]/[.E173]" office:value-type="float" office:value="0.819444444444444">
            <text:p>0.8194</text:p>
          </table:table-cell>
          <table:table-cell table:style-name="ce70" table:formula="of:=[.Z173] * ([.N173] + [.O173] + [.P173]) / (3 - [.Q173] - [.R173])" office:value-type="float" office:value="29.7185185185185">
            <text:p>29.718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29" office:value-type="float" office:value="168">
            <text:p>168</text:p>
          </table:table-cell>
          <table:table-cell table:style-name="ce54" office:value-type="float" office:value="334">
            <text:p>33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4] + [.G174]) / (2 * ( ((([.H174] + [.I174]) / 2) + [.J174]) / 10 )) * [.L174]" office:value-type="float" office:value="50.2">
            <text:p>50.2000</text:p>
          </table:table-cell>
          <table:table-cell table:style-name="ce70" table:formula="of:=[.Z174]/[.D174]" office:value-type="float" office:value="0.418333333333333">
            <text:p>0.4183</text:p>
          </table:table-cell>
          <table:table-cell table:style-name="ce75" table:formula="of:=-1*[.Z174]/[.E174]" office:value-type="float" office:value="0.784375">
            <text:p>0.7844</text:p>
          </table:table-cell>
          <table:table-cell table:style-name="ce70" table:formula="of:=[.Z174] * ([.N174] + [.O174] + [.P174]) / (3 - [.Q174] - [.R174])" office:value-type="float" office:value="53.5466666666667">
            <text:p>53.54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6">
            <text:p>36</text:p>
          </table:table-cell>
          <table:table-cell table:style-name="ce54" office:value-type="float" office:value="106">
            <text:p>10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5] + [.G175]) / (2 * ( ((([.H175] + [.I175]) / 2) + [.J175]) / 10 )) * [.L175]" office:value-type="float" office:value="20.8103448275862">
            <text:p>20.8103</text:p>
          </table:table-cell>
          <table:table-cell table:style-name="ce70" table:formula="of:=[.Z175]/[.D175]" office:value-type="float" office:value="0.578065134099617">
            <text:p>0.5781</text:p>
          </table:table-cell>
          <table:table-cell table:style-name="ce75" table:formula="of:=-1*[.Z175]/[.E175]" office:value-type="float" office:value="0.867097701149425">
            <text:p>0.8671</text:p>
          </table:table-cell>
          <table:table-cell table:style-name="ce70" table:formula="of:=[.Z175] * ([.N175] + [.O175] + [.P175]) / (3 - [.Q175] - [.R175])" office:value-type="float" office:value="22.1977011494253">
            <text:p>22.197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102">
            <text:p>102</text:p>
          </table:table-cell>
          <table:table-cell table:style-name="ce54" office:value-type="float" office:value="268">
            <text:p>26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6] + [.G176]) / (2 * ( ((([.H176] + [.I176]) / 2) + [.J176]) / 10 )) * [.L176]" office:value-type="float" office:value="43.6805555555556">
            <text:p>43.6806</text:p>
          </table:table-cell>
          <table:table-cell table:style-name="ce70" table:formula="of:=[.Z176]/[.D176]" office:value-type="float" office:value="0.606674382716049">
            <text:p>0.6067</text:p>
          </table:table-cell>
          <table:table-cell table:style-name="ce75" table:formula="of:=-1*[.Z176]/[.E176]" office:value-type="float" office:value="0.94957729468599">
            <text:p>0.9496</text:p>
          </table:table-cell>
          <table:table-cell table:style-name="ce70" table:formula="of:=[.Z176] * ([.N176] + [.O176] + [.P176]) / (3 - [.Q176] - [.R176])" office:value-type="float" office:value="46.5925925925926">
            <text:p>46.592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254">
            <text:p>254</text:p>
          </table:table-cell>
          <table:table-cell table:style-name="ce54" office:value-type="float" office:value="452">
            <text:p>45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7] + [.G177]) / (2 * ( ((([.H177] + [.I177]) / 2) + [.J177]) / 10 )) * [.L177]" office:value-type="float" office:value="70.6">
            <text:p>70.6000</text:p>
          </table:table-cell>
          <table:table-cell table:style-name="ce70" table:formula="of:=[.Z177]/[.D177]" office:value-type="float" office:value="0.490277777777778">
            <text:p>0.4903</text:p>
          </table:table-cell>
          <table:table-cell table:style-name="ce75" table:formula="of:=-1*[.Z177]/[.E177]" office:value-type="float" office:value="0.784444444444444">
            <text:p>0.7844</text:p>
          </table:table-cell>
          <table:table-cell table:style-name="ce70" table:formula="of:=[.Z177] * ([.N177] + [.O177] + [.P177]) / (3 - [.Q177] - [.R177])" office:value-type="float" office:value="75.3066666666667">
            <text:p>75.30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29" office:value-type="string">
            <text:p>G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30" office:value-type="float" office:value="60">
            <text:p>60</text:p>
          </table:table-cell>
          <table:table-cell table:style-name="ce54" office:value-type="float" office:value="110">
            <text:p>11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45">
            <text:p>4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8" table:formula="of:=([.F178] + [.G178]) / (2 * ( ((([.H178] + [.I178]) / 2) + [.J178]) / 10 )) * [.L178]" office:value-type="float" office:value="7.90697674418605">
            <text:p>7.9070</text:p>
          </table:table-cell>
          <table:table-cell table:style-name="ce70" table:formula="of:=[.Z178]/[.D178]" office:value-type="float" office:value="0.109819121447028">
            <text:p>0.1098</text:p>
          </table:table-cell>
          <table:table-cell table:style-name="ce75" table:formula="of:=-1*[.Z178]/[.E178]" office:value-type="float" office:value="0.263565891472868">
            <text:p>0.2636</text:p>
          </table:table-cell>
          <table:table-cell table:style-name="ce70" table:formula="of:=[.Z178] * ([.N178] + [.O178] + [.P178]) / (3 - [.Q178] - [.R178])" office:value-type="float" office:value="15.0232558139535">
            <text:p>15.023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75">
            <text:p>75</text:p>
          </table:table-cell>
          <table:table-cell table:style-name="ce54" office:value-type="float" office:value="125">
            <text:p>12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50">
            <text:p>5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8" table:formula="of:=([.F179] + [.G179]) / (2 * ( ((([.H179] + [.I179]) / 2) + [.J179]) / 10 )) * [.L179]" office:value-type="float" office:value="9.30232558139535">
            <text:p>9.3023</text:p>
          </table:table-cell>
          <table:table-cell table:style-name="ce70" table:formula="of:=[.Z179]/[.D179]" office:value-type="float" office:value="0.0930232558139535">
            <text:p>0.0930</text:p>
          </table:table-cell>
          <table:table-cell table:style-name="ce75" table:formula="of:=-1*[.Z179]/[.E179]" office:value-type="float" office:value="0.186046511627907">
            <text:p>0.1860</text:p>
          </table:table-cell>
          <table:table-cell table:style-name="ce70" table:formula="of:=[.Z179] * ([.N179] + [.O179] + [.P179]) / (3 - [.Q179] - [.R179])" office:value-type="float" office:value="17.6744186046512">
            <text:p>17.674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90">
            <text:p>90</text:p>
          </table:table-cell>
          <table:table-cell table:style-name="ce54" office:value-type="float" office:value="155">
            <text:p>15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55">
            <text:p>5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8" table:formula="of:=([.F180] + [.G180]) / (2 * ( ((([.H180] + [.I180]) / 2) + [.J180]) / 10 )) * [.L180]" office:value-type="float" office:value="11.3953488372093">
            <text:p>11.3953</text:p>
          </table:table-cell>
          <table:table-cell table:style-name="ce70" table:formula="of:=[.Z180]/[.D180]" office:value-type="float" office:value="0.0949612403100775">
            <text:p>0.0950</text:p>
          </table:table-cell>
          <table:table-cell table:style-name="ce75" table:formula="of:=-1*[.Z180]/[.E180]" office:value-type="float" office:value="0.189922480620155">
            <text:p>0.1899</text:p>
          </table:table-cell>
          <table:table-cell table:style-name="ce70" table:formula="of:=[.Z180] * ([.N180] + [.O180] + [.P180]) / (3 - [.Q180] - [.R180])" office:value-type="float" office:value="21.6511627906977">
            <text:p>21.651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50">
            <text:p>150</text:p>
          </table:table-cell>
          <table:table-cell table:style-name="ce54" office:value-type="float" office:value="300">
            <text:p>3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8" table:formula="of:=([.F181] + [.G181]) / (2 * ( ((([.H181] + [.I181]) / 2) + [.J181]) / 10 )) * [.L181]" office:value-type="float" office:value="21.9512195121951">
            <text:p>21.9512</text:p>
          </table:table-cell>
          <table:table-cell table:style-name="ce70" table:formula="of:=[.Z181]/[.D181]" office:value-type="float" office:value="0.0585365853658537">
            <text:p>0.0585</text:p>
          </table:table-cell>
          <table:table-cell table:style-name="ce75" table:formula="of:=-1*[.Z181]/[.E181]" office:value-type="float" office:value="0.0731707317073171">
            <text:p>0.0732</text:p>
          </table:table-cell>
          <table:table-cell table:style-name="ce70" table:formula="of:=[.Z181] * ([.N181] + [.O181] + [.P181]) / (3 - [.Q181] - [.R181])" office:value-type="float" office:value="41.7073170731707">
            <text:p>41.707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175">
            <text:p>175</text:p>
          </table:table-cell>
          <table:table-cell table:style-name="ce54" office:value-type="float" office:value="325">
            <text:p>32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85">
            <text:p>8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8" table:formula="of:=([.F182] + [.G182]) / (2 * ( ((([.H182] + [.I182]) / 2) + [.J182]) / 10 )) * [.L182]" office:value-type="float" office:value="24.390243902439">
            <text:p>24.3902</text:p>
          </table:table-cell>
          <table:table-cell table:style-name="ce70" table:formula="of:=[.Z182]/[.D182]" office:value-type="float" office:value="0.0587716720540699">
            <text:p>0.0588</text:p>
          </table:table-cell>
          <table:table-cell table:style-name="ce75" table:formula="of:=-1*[.Z182]/[.E182]" office:value-type="float" office:value="0.075046904315197">
            <text:p>0.0750</text:p>
          </table:table-cell>
          <table:table-cell table:style-name="ce70" table:formula="of:=[.Z182] * ([.N182] + [.O182] + [.P182]) / (3 - [.Q182] - [.R182])" office:value-type="float" office:value="46.3414634146341">
            <text:p>46.341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250">
            <text:p>250</text:p>
          </table:table-cell>
          <table:table-cell table:style-name="ce54" office:value-type="float" office:value="500">
            <text:p>50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8" table:formula="of:=([.F183] + [.G183]) / (2 * ( ((([.H183] + [.I183]) / 2) + [.J183]) / 10 )) * [.L183]" office:value-type="float" office:value="41.6666666666667">
            <text:p>41.6667</text:p>
          </table:table-cell>
          <table:table-cell table:style-name="ce70" table:formula="of:=[.Z183]/[.D183]" office:value-type="float" office:value="0.0833333333333333">
            <text:p>0.0833</text:p>
          </table:table-cell>
          <table:table-cell table:style-name="ce75" table:formula="of:=-1*[.Z183]/[.E183]" office:value-type="float" office:value="0.0833333333333333">
            <text:p>0.0833</text:p>
          </table:table-cell>
          <table:table-cell table:style-name="ce70" table:formula="of:=[.Z183] * ([.N183] + [.O183] + [.P183]) / (3 - [.Q183] - [.R183])" office:value-type="float" office:value="79.1666666666667">
            <text:p>79.16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20"/>
          <table:table-cell table:number-columns-repeated="5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-7">
            <text:p>-7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85] + [.G185]) / (2 * ( ((([.H185] + [.I185]) / 2) + [.J185]) / 10 )) * [.L185]" office:value-type="float" office:value="4.10344827586207">
            <text:p>4.1034</text:p>
          </table:table-cell>
          <table:table-cell table:style-name="ce72" table:formula="of:=[.Z185]/[.D185]" office:value-type="float" office:value="0.341954022988506">
            <text:p>0.3420</text:p>
          </table:table-cell>
          <table:table-cell table:style-name="ce76" table:formula="of:=-1*[.Z185]/[.E185]" office:value-type="float" office:value="0.586206896551724">
            <text:p>0.5862</text:p>
          </table:table-cell>
          <table:table-cell table:style-name="ce70" table:formula="of:=[.Z185] * ([.N185] + [.O185] + [.P185]) / (3 - [.Q185] - [.R185])" office:value-type="float" office:value="4.10344827586207">
            <text:p>4.103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-13">
            <text:p>-13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86] + [.G186]) / (2 * ( ((([.H186] + [.I186]) / 2) + [.J186]) / 10 )) * [.L186]" office:value-type="float" office:value="8.26388888888889">
            <text:p>8.2639</text:p>
          </table:table-cell>
          <table:table-cell table:style-name="ce72" table:formula="of:=[.Z186]/[.D186]" office:value-type="float" office:value="0.344328703703704">
            <text:p>0.3443</text:p>
          </table:table-cell>
          <table:table-cell table:style-name="ce76" table:formula="of:=-1*[.Z186]/[.E186]" office:value-type="float" office:value="0.635683760683761">
            <text:p>0.6357</text:p>
          </table:table-cell>
          <table:table-cell table:style-name="ce70" table:formula="of:=[.Z186] * ([.N186] + [.O186] + [.P186]) / (3 - [.Q186] - [.R186])" office:value-type="float" office:value="8.26388888888889">
            <text:p>8.263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87] + [.G187]) / (2 * ( ((([.H187] + [.I187]) / 2) + [.J187]) / 10 )) * [.L187]" office:value-type="float" office:value="17">
            <text:p>17.0000</text:p>
          </table:table-cell>
          <table:table-cell table:style-name="ce72" table:formula="of:=[.Z187]/[.D187]" office:value-type="float" office:value="0.354166666666667">
            <text:p>0.3542</text:p>
          </table:table-cell>
          <table:table-cell table:style-name="ce76" table:formula="of:=-1*[.Z187]/[.E187]" office:value-type="float" office:value="0.68">
            <text:p>0.6800</text:p>
          </table:table-cell>
          <table:table-cell table:style-name="ce70" table:formula="of:=[.Z187] * ([.N187] + [.O187] + [.P187]) / (3 - [.Q187] - [.R187])" office:value-type="float" office:value="17">
            <text:p>17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2">
            <text:p>3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88] + [.G188]) / (2 * ( ((([.H188] + [.I188]) / 2) + [.J188]) / 10 )) * [.L188]" office:value-type="float" office:value="6.1551724137931">
            <text:p>6.1552</text:p>
          </table:table-cell>
          <table:table-cell table:style-name="ce72" table:formula="of:=[.Z188]/[.D188]" office:value-type="float" office:value="0.323956442831216">
            <text:p>0.3240</text:p>
          </table:table-cell>
          <table:table-cell table:style-name="ce76" table:formula="of:=-1*[.Z188]/[.E188]" office:value-type="float" office:value="0.559561128526646">
            <text:p>0.5596</text:p>
          </table:table-cell>
          <table:table-cell table:style-name="ce70" table:formula="of:=[.Z188] * ([.N188] + [.O188] + [.P188]) / (3 - [.Q188] - [.R188])" office:value-type="float" office:value="6.1551724137931">
            <text:p>6.155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7">
            <text:p>27</text:p>
          </table:table-cell>
          <table:table-cell table:style-name="ce43" office:value-type="float" office:value="78">
            <text:p>7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89] + [.G189]) / (2 * ( ((([.H189] + [.I189]) / 2) + [.J189]) / 10 )) * [.L189]" office:value-type="float" office:value="12.3958333333333">
            <text:p>12.3958</text:p>
          </table:table-cell>
          <table:table-cell table:style-name="ce72" table:formula="of:=[.Z189]/[.D189]" office:value-type="float" office:value="0.31784188034188">
            <text:p>0.3178</text:p>
          </table:table-cell>
          <table:table-cell table:style-name="ce76" table:formula="of:=-1*[.Z189]/[.E189]" office:value-type="float" office:value="0.619791666666667">
            <text:p>0.6198</text:p>
          </table:table-cell>
          <table:table-cell table:style-name="ce70" table:formula="of:=[.Z189] * ([.N189] + [.O189] + [.P189]) / (3 - [.Q189] - [.R189])" office:value-type="float" office:value="12.3958333333333">
            <text:p>12.395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8">
            <text:p>58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0] + [.G190]) / (2 * ( ((([.H190] + [.I190]) / 2) + [.J190]) / 10 )) * [.L190]" office:value-type="float" office:value="24.8">
            <text:p>24.8000</text:p>
          </table:table-cell>
          <table:table-cell table:style-name="ce72" table:formula="of:=[.Z190]/[.D190]" office:value-type="float" office:value="0.317948717948718">
            <text:p>0.3179</text:p>
          </table:table-cell>
          <table:table-cell table:style-name="ce76" table:formula="of:=-1*[.Z190]/[.E190]" office:value-type="float" office:value="0.62">
            <text:p>0.6200</text:p>
          </table:table-cell>
          <table:table-cell table:style-name="ce70" table:formula="of:=[.Z190] * ([.N190] + [.O190] + [.P190]) / (3 - [.Q190] - [.R190])" office:value-type="float" office:value="24.8">
            <text:p>24.8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1] + [.G191]) / (2 * ( ((([.H191] + [.I191]) / 2) + [.J191]) / 10 )) * [.L191]" office:value-type="float" office:value="8.5">
            <text:p>8.5000</text:p>
          </table:table-cell>
          <table:table-cell table:style-name="ce72" table:formula="of:=[.Z191]/[.D191]" office:value-type="float" office:value="0.303571428571429">
            <text:p>0.3036</text:p>
          </table:table-cell>
          <table:table-cell table:style-name="ce76" table:formula="of:=-1*[.Z191]/[.E191]" office:value-type="float" office:value="0.5">
            <text:p>0.5000</text:p>
          </table:table-cell>
          <table:table-cell table:style-name="ce70" table:formula="of:=[.Z191] * ([.N191] + [.O191] + [.P191]) / (3 - [.Q191] - [.R191])" office:value-type="float" office:value="8.5">
            <text:p>8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2] + [.G192]) / (2 * ( ((([.H192] + [.I192]) / 2) + [.J192]) / 10 )) * [.L192]" office:value-type="float" office:value="15.1111111111111">
            <text:p>15.1111</text:p>
          </table:table-cell>
          <table:table-cell table:style-name="ce72" table:formula="of:=[.Z192]/[.D192]" office:value-type="float" office:value="0.26984126984127">
            <text:p>0.2698</text:p>
          </table:table-cell>
          <table:table-cell table:style-name="ce76" table:formula="of:=-1*[.Z192]/[.E192]" office:value-type="float" office:value="0.503703703703704">
            <text:p>0.5037</text:p>
          </table:table-cell>
          <table:table-cell table:style-name="ce70" table:formula="of:=[.Z192] * ([.N192] + [.O192] + [.P192]) / (3 - [.Q192] - [.R192])" office:value-type="float" office:value="15.1111111111111">
            <text:p>15.111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30" office:value-type="float" office:value="88">
            <text:p>88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3] + [.G193]) / (2 * ( ((([.H193] + [.I193]) / 2) + [.J193]) / 10 )) * [.L193]" office:value-type="float" office:value="30.8">
            <text:p>30.8000</text:p>
          </table:table-cell>
          <table:table-cell table:style-name="ce72" table:formula="of:=[.Z193]/[.D193]" office:value-type="float" office:value="0.28">
            <text:p>0.2800</text:p>
          </table:table-cell>
          <table:table-cell table:style-name="ce76" table:formula="of:=-1*[.Z193]/[.E193]" office:value-type="float" office:value="0.531034482758621">
            <text:p>0.5310</text:p>
          </table:table-cell>
          <table:table-cell table:style-name="ce70" table:formula="of:=[.Z193] * ([.N193] + [.O193] + [.P193]) / (3 - [.Q193] - [.R193])" office:value-type="float" office:value="30.8">
            <text:p>30.8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47">
            <text:p>47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4] + [.G194]) / (2 * ( ((([.H194] + [.I194]) / 2) + [.J194]) / 10 )) * [.L194]" office:value-type="float" office:value="9.52586206896552">
            <text:p>9.5259</text:p>
          </table:table-cell>
          <table:table-cell table:style-name="ce72" table:formula="of:=[.Z194]/[.D194]" office:value-type="float" office:value="0.317528735632184">
            <text:p>0.3175</text:p>
          </table:table-cell>
          <table:table-cell table:style-name="ce76" table:formula="of:=-1*[.Z194]/[.E194]" office:value-type="float" office:value="0.476293103448276">
            <text:p>0.4763</text:p>
          </table:table-cell>
          <table:table-cell table:style-name="ce70" table:formula="of:=[.Z194] * ([.N194] + [.O194] + [.P194]) / (3 - [.Q194] - [.R194])" office:value-type="float" office:value="9.52586206896552">
            <text:p>9.525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2">
            <text:p>52</text:p>
          </table:table-cell>
          <table:table-cell table:style-name="ce43" office:value-type="float" office:value="108">
            <text:p>10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5] + [.G195]) / (2 * ( ((([.H195] + [.I195]) / 2) + [.J195]) / 10 )) * [.L195]" office:value-type="float" office:value="18.8888888888889">
            <text:p>18.8889</text:p>
          </table:table-cell>
          <table:table-cell table:style-name="ce72" table:formula="of:=[.Z195]/[.D195]" office:value-type="float" office:value="0.314814814814815">
            <text:p>0.3148</text:p>
          </table:table-cell>
          <table:table-cell table:style-name="ce76" table:formula="of:=-1*[.Z195]/[.E195]" office:value-type="float" office:value="0.555555555555556">
            <text:p>0.5556</text:p>
          </table:table-cell>
          <table:table-cell table:style-name="ce70" table:formula="of:=[.Z195] * ([.N195] + [.O195] + [.P195]) / (3 - [.Q195] - [.R195])" office:value-type="float" office:value="18.8888888888889">
            <text:p>18.888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38">
            <text:p>23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6] + [.G196]) / (2 * ( ((([.H196] + [.I196]) / 2) + [.J196]) / 10 )) * [.L196]" office:value-type="float" office:value="35.6">
            <text:p>35.6000</text:p>
          </table:table-cell>
          <table:table-cell table:style-name="ce72" table:formula="of:=[.Z196]/[.D196]" office:value-type="float" office:value="0.296666666666667">
            <text:p>0.2967</text:p>
          </table:table-cell>
          <table:table-cell table:style-name="ce76" table:formula="of:=-1*[.Z196]/[.E196]" office:value-type="float" office:value="0.55625">
            <text:p>0.5563</text:p>
          </table:table-cell>
          <table:table-cell table:style-name="ce70" table:formula="of:=[.Z196] * ([.N196] + [.O196] + [.P196]) / (3 - [.Q196] - [.R196])" office:value-type="float" office:value="35.6">
            <text:p>35.6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7] + [.G197]) / (2 * ( ((([.H197] + [.I197]) / 2) + [.J197]) / 10 )) * [.L197]" office:value-type="float" office:value="11.7241379310345">
            <text:p>11.7241</text:p>
          </table:table-cell>
          <table:table-cell table:style-name="ce72" table:formula="of:=[.Z197]/[.D197]" office:value-type="float" office:value="0.325670498084291">
            <text:p>0.3257</text:p>
          </table:table-cell>
          <table:table-cell table:style-name="ce76" table:formula="of:=-1*[.Z197]/[.E197]" office:value-type="float" office:value="0.488505747126437">
            <text:p>0.4885</text:p>
          </table:table-cell>
          <table:table-cell table:style-name="ce70" table:formula="of:=[.Z197] * ([.N197] + [.O197] + [.P197]) / (3 - [.Q197] - [.R197])" office:value-type="float" office:value="11.7241379310345">
            <text:p>11.724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8] + [.G198]) / (2 * ( ((([.H198] + [.I198]) / 2) + [.J198]) / 10 )) * [.L198]" office:value-type="float" office:value="27.625">
            <text:p>27.6250</text:p>
          </table:table-cell>
          <table:table-cell table:style-name="ce72" table:formula="of:=[.Z198]/[.D198]" office:value-type="float" office:value="0.383680555555556">
            <text:p>0.3837</text:p>
          </table:table-cell>
          <table:table-cell table:style-name="ce76" table:formula="of:=-1*[.Z198]/[.E198]" office:value-type="float" office:value="0.600543478260869">
            <text:p>0.6005</text:p>
          </table:table-cell>
          <table:table-cell table:style-name="ce70" table:formula="of:=[.Z198] * ([.N198] + [.O198] + [.P198]) / (3 - [.Q198] - [.R198])" office:value-type="float" office:value="27.625">
            <text:p>27.62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4">
            <text:p>154</text:p>
          </table:table-cell>
          <table:table-cell table:style-name="ce43" office:value-type="float" office:value="326">
            <text:p>32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9] + [.G199]) / (2 * ( ((([.H199] + [.I199]) / 2) + [.J199]) / 10 )) * [.L199]" office:value-type="float" office:value="48">
            <text:p>48.0000</text:p>
          </table:table-cell>
          <table:table-cell table:style-name="ce72" table:formula="of:=[.Z199]/[.D199]" office:value-type="float" office:value="0.333333333333333">
            <text:p>0.3333</text:p>
          </table:table-cell>
          <table:table-cell table:style-name="ce76" table:formula="of:=-1*[.Z199]/[.E199]" office:value-type="float" office:value="0.533333333333333">
            <text:p>0.5333</text:p>
          </table:table-cell>
          <table:table-cell table:style-name="ce70" table:formula="of:=[.Z199] * ([.N199] + [.O199] + [.P199]) / (3 - [.Q199] - [.R199])" office:value-type="float" office:value="48">
            <text:p>48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Javelin Thrower</text:p>
          </table:table-cell>
          <table:table-cell table:style-name="ce30" office:value-type="string">
            <text:p>X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-175">
            <text:p>-175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000">
            <text:p>2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00] + [.G200]) / (2 * ( ((([.H200] + [.I200]) / 2) + [.J200]) / 10 )) * [.L200]" office:value-type="float" office:value="115.104166666667">
            <text:p>115.1042</text:p>
          </table:table-cell>
          <table:table-cell table:style-name="ce72" table:formula="of:=[.Z200]/[.D200]" office:value-type="float" office:value="0.418560606060606">
            <text:p>0.4186</text:p>
          </table:table-cell>
          <table:table-cell table:style-name="ce76" table:formula="of:=-1*[.Z200]/[.E200]" office:value-type="float" office:value="0.657738095238095">
            <text:p>0.6577</text:p>
          </table:table-cell>
          <table:table-cell table:style-name="ce70" table:formula="of:=[.Z200] * ([.N200] + [.O200] + [.P200]) / (3 - [.Q200] - [.R200])" office:value-type="float" office:value="124.696180555556">
            <text:p>124.696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Javelin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225">
            <text:p>-225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3000">
            <text:p>3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01] + [.G201]) / (2 * ( ((([.H201] + [.I201]) / 2) + [.J201]) / 10 )) * [.L201]" office:value-type="float" office:value="168.229166666667">
            <text:p>168.2292</text:p>
          </table:table-cell>
          <table:table-cell table:style-name="ce72" table:formula="of:=[.Z201]/[.D201]" office:value-type="float" office:value="0.560763888888889">
            <text:p>0.5608</text:p>
          </table:table-cell>
          <table:table-cell table:style-name="ce76" table:formula="of:=-1*[.Z201]/[.E201]" office:value-type="float" office:value="0.747685185185185">
            <text:p>0.7477</text:p>
          </table:table-cell>
          <table:table-cell table:style-name="ce70" table:formula="of:=[.Z201] * ([.N201] + [.O201] + [.P201]) / (3 - [.Q201] - [.R201])" office:value-type="float" office:value="182.248263888889">
            <text:p>182.248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Lance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50">
            <text:p>350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3500">
            <text:p>3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02] + [.G202]) / (2 * ( ((([.H202] + [.I202]) / 2) + [.J202]) / 10 )) * [.L202]" office:value-type="float" office:value="194.791666666667">
            <text:p>194.7917</text:p>
          </table:table-cell>
          <table:table-cell table:style-name="ce72" table:formula="of:=[.Z202]/[.D202]" office:value-type="float" office:value="0.556547619047619">
            <text:p>0.5565</text:p>
          </table:table-cell>
          <table:table-cell table:style-name="ce76" table:formula="of:=-1*[.Z202]/[.E202]" office:value-type="float" office:value="0.708333333333333">
            <text:p>0.7083</text:p>
          </table:table-cell>
          <table:table-cell table:style-name="ce70" table:formula="of:=[.Z202] * ([.N202] + [.O202] + [.P202]) / (3 - [.Q202] - [.R202])" office:value-type="float" office:value="211.024305555556">
            <text:p>211.024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line Impaler</text:p>
          </table:table-cell>
          <table:table-cell table:style-name="ce30" office:value-type="string">
            <text:p>T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8000">
            <text:p>8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03] + [.G203]) / (2 * ( ((([.H203] + [.I203]) / 2) + [.J203]) / 10 )) * [.L203]" office:value-type="float" office:value="283.333333333333">
            <text:p>283.3333</text:p>
          </table:table-cell>
          <table:table-cell table:style-name="ce72" table:formula="of:=[.Z203]/[.D203]" office:value-type="float" office:value="0.62962962962963">
            <text:p>0.6296</text:p>
          </table:table-cell>
          <table:table-cell table:style-name="ce76" table:formula="of:=-1*[.Z203]/[.E203]" office:value-type="float" office:value="0.566666666666667">
            <text:p>0.5667</text:p>
          </table:table-cell>
          <table:table-cell table:style-name="ce70" table:formula="of:=[.Z203] * ([.N203] + [.O203] + [.P203]) / (3 - [.Q203] - [.R203])" office:value-type="float" office:value="306.944444444444">
            <text:p>306.944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8">
            <text:p>28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46">
            <text:p>46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20">
            <text:p>2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05] + [.G205]) / (2 * ( ((([.H205] + [.I205]) / 2) + [.J205]) / 10 )) * [.L205]" office:value-type="float" office:value="7.75862068965517">
            <text:p>7.7586</text:p>
          </table:table-cell>
          <table:table-cell table:style-name="ce71" table:formula="of:=[.Z205]/[.D205]" office:value-type="float" office:value="0.277093596059113">
            <text:p>0.2771</text:p>
          </table:table-cell>
          <table:table-cell table:style-name="ce74" table:formula="of:=-1*[.Z205]/[.E205]" office:value-type="float" office:value="0.456389452332657">
            <text:p>0.4564</text:p>
          </table:table-cell>
          <table:table-cell table:style-name="ce71" table:formula="of:=[.Z205] * ([.N205] + [.O205] + [.P205]) / (3 - [.Q205] - [.R205])" office:value-type="float" office:value="7.75862068965517">
            <text:p>7.758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75">
            <text:p>7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06] + [.G206]) / (2 * ( ((([.H206] + [.I206]) / 2) + [.J206]) / 10 )) * [.L206]" office:value-type="float" office:value="16.1458333333333">
            <text:p>16.1458</text:p>
          </table:table-cell>
          <table:table-cell table:style-name="ce71" table:formula="of:=[.Z206]/[.D206]" office:value-type="float" office:value="0.288318452380952">
            <text:p>0.2883</text:p>
          </table:table-cell>
          <table:table-cell table:style-name="ce74" table:formula="of:=-1*[.Z206]/[.E206]" office:value-type="float" office:value="0.538194444444444">
            <text:p>0.5382</text:p>
          </table:table-cell>
          <table:table-cell table:style-name="ce71" table:formula="of:=[.Z206] * ([.N206] + [.O206] + [.P206]) / (3 - [.Q206] - [.R206])" office:value-type="float" office:value="16.1458333333333">
            <text:p>16.145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96">
            <text:p>96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07] + [.G207]) / (2 * ( ((([.H207] + [.I207]) / 2) + [.J207]) / 10 )) * [.L207]" office:value-type="float" office:value="32.8235294117647">
            <text:p>32.8235</text:p>
          </table:table-cell>
          <table:table-cell table:style-name="ce71" table:formula="of:=[.Z207]/[.D207]" office:value-type="float" office:value="0.293067226890756">
            <text:p>0.2931</text:p>
          </table:table-cell>
          <table:table-cell table:style-name="ce74" table:formula="of:=-1*[.Z207]/[.E207]" office:value-type="float" office:value="0.556331006979063">
            <text:p>0.5563</text:p>
          </table:table-cell>
          <table:table-cell table:style-name="ce71" table:formula="of:=[.Z207] * ([.N207] + [.O207] + [.P207]) / (3 - [.Q207] - [.R207])" office:value-type="float" office:value="32.8235294117647">
            <text:p>32.823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57">
            <text:p>57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08] + [.G208]) / (2 * ( ((([.H208] + [.I208]) / 2) + [.J208]) / 10 )) * [.L208]" office:value-type="float" office:value="9.69827586206897">
            <text:p>9.6983</text:p>
          </table:table-cell>
          <table:table-cell table:style-name="ce70" table:formula="of:=[.Z208]/[.D208]" office:value-type="float" office:value="0.323275862068966">
            <text:p>0.3233</text:p>
          </table:table-cell>
          <table:table-cell table:style-name="ce75" table:formula="of:=-1*[.Z208]/[.E208]" office:value-type="float" office:value="0.484913793103448">
            <text:p>0.4849</text:p>
          </table:table-cell>
          <table:table-cell table:style-name="ce70" table:formula="of:=[.Z208] * ([.N208] + [.O208] + [.P208]) / (3 - [.Q208] - [.R208])" office:value-type="float" office:value="9.69827586206897">
            <text:p>9.698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48">
            <text:p>14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09] + [.G209]) / (2 * ( ((([.H209] + [.I209]) / 2) + [.J209]) / 10 )) * [.L209]" office:value-type="float" office:value="20.625">
            <text:p>20.6250</text:p>
          </table:table-cell>
          <table:table-cell table:style-name="ce70" table:formula="of:=[.Z209]/[.D209]" office:value-type="float" office:value="0.34375">
            <text:p>0.3438</text:p>
          </table:table-cell>
          <table:table-cell table:style-name="ce75" table:formula="of:=-1*[.Z209]/[.E209]" office:value-type="float" office:value="0.606617647058823">
            <text:p>0.6066</text:p>
          </table:table-cell>
          <table:table-cell table:style-name="ce70" table:formula="of:=[.Z209] * ([.N209] + [.O209] + [.P209]) / (3 - [.Q209] - [.R209])" office:value-type="float" office:value="20.625">
            <text:p>20.62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318">
            <text:p>3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10] + [.G210]) / (2 * ( ((([.H210] + [.I210]) / 2) + [.J210]) / 10 )) * [.L210]" office:value-type="float" office:value="38.1176470588235">
            <text:p>38.1176</text:p>
          </table:table-cell>
          <table:table-cell table:style-name="ce70" table:formula="of:=[.Z210]/[.D210]" office:value-type="float" office:value="0.317647058823529">
            <text:p>0.3176</text:p>
          </table:table-cell>
          <table:table-cell table:style-name="ce75" table:formula="of:=-1*[.Z210]/[.E210]" office:value-type="float" office:value="0.595588235294118">
            <text:p>0.5956</text:p>
          </table:table-cell>
          <table:table-cell table:style-name="ce70" table:formula="of:=[.Z210] * ([.N210] + [.O210] + [.P210]) / (3 - [.Q210] - [.R210])" office:value-type="float" office:value="38.1176470588235">
            <text:p>38.117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74">
            <text:p>74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11] + [.G211]) / (2 * ( ((([.H211] + [.I211]) / 2) + [.J211]) / 10 )) * [.L211]" office:value-type="float" office:value="12.6724137931034">
            <text:p>12.6724</text:p>
          </table:table-cell>
          <table:table-cell table:style-name="ce70" table:formula="of:=[.Z211]/[.D211]" office:value-type="float" office:value="0.352011494252874">
            <text:p>0.3520</text:p>
          </table:table-cell>
          <table:table-cell table:style-name="ce75" table:formula="of:=-1*[.Z211]/[.E211]" office:value-type="float" office:value="0.52801724137931">
            <text:p>0.5280</text:p>
          </table:table-cell>
          <table:table-cell table:style-name="ce70" table:formula="of:=[.Z211] * ([.N211] + [.O211] + [.P211]) / (3 - [.Q211] - [.R211])" office:value-type="float" office:value="12.6724137931035">
            <text:p>12.672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92">
            <text:p>19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12] + [.G212]) / (2 * ( ((([.H212] + [.I212]) / 2) + [.J212]) / 10 )) * [.L212]" office:value-type="float" office:value="26.9791666666667">
            <text:p>26.9792</text:p>
          </table:table-cell>
          <table:table-cell table:style-name="ce70" table:formula="of:=[.Z212]/[.D212]" office:value-type="float" office:value="0.374710648148148">
            <text:p>0.3747</text:p>
          </table:table-cell>
          <table:table-cell table:style-name="ce75" table:formula="of:=-1*[.Z212]/[.E212]" office:value-type="float" office:value="0.586503623188406">
            <text:p>0.5865</text:p>
          </table:table-cell>
          <table:table-cell table:style-name="ce70" table:formula="of:=[.Z212] * ([.N212] + [.O212] + [.P212]) / (3 - [.Q212] - [.R212])" office:value-type="float" office:value="26.9791666666667">
            <text:p>26.979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78">
            <text:p>37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13] + [.G213]) / (2 * ( ((([.H213] + [.I213]) / 2) + [.J213]) / 10 )) * [.L213]" office:value-type="float" office:value="47.2941176470588">
            <text:p>47.2941</text:p>
          </table:table-cell>
          <table:table-cell table:style-name="ce70" table:formula="of:=[.Z213]/[.D213]" office:value-type="float" office:value="0.32843137254902">
            <text:p>0.3284</text:p>
          </table:table-cell>
          <table:table-cell table:style-name="ce75" table:formula="of:=-1*[.Z213]/[.E213]" office:value-type="float" office:value="0.525490196078431">
            <text:p>0.5255</text:p>
          </table:table-cell>
          <table:table-cell table:style-name="ce70" table:formula="of:=[.Z213] * ([.N213] + [.O213] + [.P213]) / (3 - [.Q213] - [.R213])" office:value-type="float" office:value="47.2941176470588">
            <text:p>47.294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27">
            <text:p>2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6">
            <text:p>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75">
            <text:p>0.7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14] + [.G214]) / (2 * ( ((([.H214] + [.I214]) / 2) + [.J214]) / 10 )) * [.L214]" office:value-type="float" office:value="20">
            <text:p>20.0000</text:p>
          </table:table-cell>
          <table:table-cell table:style-name="ce71" table:formula="of:=[.Z214]/[.D214]" office:value-type="float" office:value="0.8">
            <text:p>0.8000</text:p>
          </table:table-cell>
          <table:table-cell table:style-name="ce74" table:formula="of:=-1*[.Z214]/[.E214]" office:value-type="float" office:value="1.17647058823529">
            <text:p>1.1765</text:p>
          </table:table-cell>
          <table:table-cell table:style-name="ce71" table:formula="of:=[.Z214] * ([.N214] + [.O214] + [.P214]) / (3 - [.Q214] - [.R214])" office:value-type="float" office:value="20">
            <text:p>2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M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33">
            <text:p>33</text:p>
          </table:table-cell>
          <table:table-cell table:style-name="ce42" office:value-type="float" office:value="68">
            <text:p>68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9">
            <text:p>9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15] + [.G215]) / (2 * ( ((([.H215] + [.I215]) / 2) + [.J215]) / 10 )) * [.L215]" office:value-type="float" office:value="33.0192307692308">
            <text:p>33.0192</text:p>
          </table:table-cell>
          <table:table-cell table:style-name="ce71" table:formula="of:=[.Z215]/[.D215]" office:value-type="float" office:value="1.32076923076923">
            <text:p>1.3208</text:p>
          </table:table-cell>
          <table:table-cell table:style-name="ce74" table:formula="of:=-1*[.Z215]/[.E215]" office:value-type="float" office:value="1.94230769230769">
            <text:p>1.9423</text:p>
          </table:table-cell>
          <table:table-cell table:style-name="ce71" table:formula="of:=[.Z215] * ([.N215] + [.O215] + [.P215]) / (3 - [.Q215] - [.R215])" office:value-type="float" office:value="33.0192307692308">
            <text:p>33.019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L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78">
            <text:p>78</text:p>
          </table:table-cell>
          <table:table-cell table:style-name="ce42" office:value-type="float" office:value="162">
            <text:p>162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12">
            <text:p>12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16] + [.G216]) / (2 * ( ((([.H216] + [.I216]) / 2) + [.J216]) / 10 )) * [.L216]" office:value-type="float" office:value="60">
            <text:p>60.0000</text:p>
          </table:table-cell>
          <table:table-cell table:style-name="ce71" table:formula="of:=[.Z216]/[.D216]" office:value-type="float" office:value="2.4">
            <text:p>2.4000</text:p>
          </table:table-cell>
          <table:table-cell table:style-name="ce74" table:formula="of:=-1*[.Z216]/[.E216]" office:value-type="float" office:value="3.52941176470588">
            <text:p>3.5294</text:p>
          </table:table-cell>
          <table:table-cell table:style-name="ce71" table:formula="of:=[.Z216] * ([.N216] + [.O216] + [.P216]) / (3 - [.Q216] - [.R216])" office:value-type="float" office:value="60">
            <text:p>6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17] + [.G217]) / (2 * ( ((([.H217] + [.I217]) / 2) + [.J217]) / 10 )) * [.L217]" office:value-type="float" office:value="26">
            <text:p>26.0000</text:p>
          </table:table-cell>
          <table:table-cell table:style-name="ce70" table:formula="of:=[.Z217]/[.D217]" office:value-type="float" office:value="0.866666666666667">
            <text:p>0.8667</text:p>
          </table:table-cell>
          <table:table-cell table:style-name="ce75" table:formula="of:=-1*[.Z217]/[.E217]" office:value-type="float" office:value="1.3">
            <text:p>1.3000</text:p>
          </table:table-cell>
          <table:table-cell table:style-name="ce70" table:formula="of:=[.Z217] * ([.N217] + [.O217] + [.P217]) / (3 - [.Q217] - [.R217])" office:value-type="float" office:value="26">
            <text:p>26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3">
            <text:p>43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18] + [.G218]) / (2 * ( ((([.H218] + [.I218]) / 2) + [.J218]) / 10 )) * [.L218]" office:value-type="float" office:value="42.8269230769231">
            <text:p>42.8269</text:p>
          </table:table-cell>
          <table:table-cell table:style-name="ce72" table:formula="of:=[.Z218]/[.D218]" office:value-type="float" office:value="0.713782051282051">
            <text:p>0.7138</text:p>
          </table:table-cell>
          <table:table-cell table:style-name="ce76" table:formula="of:=-1*[.Z218]/[.E218]" office:value-type="float" office:value="1.25961538461538">
            <text:p>1.2596</text:p>
          </table:table-cell>
          <table:table-cell table:style-name="ce70" table:formula="of:=[.Z218] * ([.N218] + [.O218] + [.P218]) / (3 - [.Q218] - [.R218])" office:value-type="float" office:value="42.8269230769231">
            <text:p>42.826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02">
            <text:p>102</text:p>
          </table:table-cell>
          <table:table-cell table:style-name="ce43" office:value-type="float" office:value="210">
            <text:p>2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19] + [.G219]) / (2 * ( ((([.H219] + [.I219]) / 2) + [.J219]) / 10 )) * [.L219]" office:value-type="float" office:value="78">
            <text:p>78.0000</text:p>
          </table:table-cell>
          <table:table-cell table:style-name="ce72" table:formula="of:=[.Z219]/[.D219]" office:value-type="float" office:value="0.65">
            <text:p>0.6500</text:p>
          </table:table-cell>
          <table:table-cell table:style-name="ce76" table:formula="of:=-1*[.Z219]/[.E219]" office:value-type="float" office:value="1.21875">
            <text:p>1.2188</text:p>
          </table:table-cell>
          <table:table-cell table:style-name="ce70" table:formula="of:=[.Z219] * ([.N219] + [.O219] + [.P219]) / (3 - [.Q219] - [.R219])" office:value-type="float" office:value="78">
            <text:p>78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20] + [.G220]) / (2 * ( ((([.H220] + [.I220]) / 2) + [.J220]) / 10 )) * [.L220]" office:value-type="float" office:value="33">
            <text:p>33.0000</text:p>
          </table:table-cell>
          <table:table-cell table:style-name="ce72" table:formula="of:=[.Z220]/[.D220]" office:value-type="float" office:value="0.916666666666667">
            <text:p>0.9167</text:p>
          </table:table-cell>
          <table:table-cell table:style-name="ce76" table:formula="of:=-1*[.Z220]/[.E220]" office:value-type="float" office:value="1.375">
            <text:p>1.3750</text:p>
          </table:table-cell>
          <table:table-cell table:style-name="ce70" table:formula="of:=[.Z220] * ([.N220] + [.O220] + [.P220]) / (3 - [.Q220] - [.R220])" office:value-type="float" office:value="33">
            <text:p>33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54">
            <text:p>54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21] + [.G221]) / (2 * ( ((([.H221] + [.I221]) / 2) + [.J221]) / 10 )) * [.L221]" office:value-type="float" office:value="53.6153846153846">
            <text:p>53.6154</text:p>
          </table:table-cell>
          <table:table-cell table:style-name="ce72" table:formula="of:=[.Z221]/[.D221]" office:value-type="float" office:value="0.74465811965812">
            <text:p>0.7447</text:p>
          </table:table-cell>
          <table:table-cell table:style-name="ce76" table:formula="of:=-1*[.Z221]/[.E221]" office:value-type="float" office:value="1.16555183946488">
            <text:p>1.1656</text:p>
          </table:table-cell>
          <table:table-cell table:style-name="ce70" table:formula="of:=[.Z221] * ([.N221] + [.O221] + [.P221]) / (3 - [.Q221] - [.R221])" office:value-type="float" office:value="53.6153846153846">
            <text:p>53.615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22] + [.G222]) / (2 * ( ((([.H222] + [.I222]) / 2) + [.J222]) / 10 )) * [.L222]" office:value-type="float" office:value="94.5">
            <text:p>94.5000</text:p>
          </table:table-cell>
          <table:table-cell table:style-name="ce72" table:formula="of:=[.Z222]/[.D222]" office:value-type="float" office:value="0.65625">
            <text:p>0.6563</text:p>
          </table:table-cell>
          <table:table-cell table:style-name="ce76" table:formula="of:=-1*[.Z222]/[.E222]" office:value-type="float" office:value="1.05">
            <text:p>1.0500</text:p>
          </table:table-cell>
          <table:table-cell table:style-name="ce70" table:formula="of:=[.Z222] * ([.N222] + [.O222] + [.P222]) / (3 - [.Q222] - [.R222])" office:value-type="float" office:value="94.5">
            <text:p>94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Hail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750">
            <text:p>7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23] + [.G223]) / (2 * ( ((([.H223] + [.I223]) / 2) + [.J223]) / 10 )) * [.L223]" office:value-type="float" office:value="165.677966101695">
            <text:p>165.6780</text:p>
          </table:table-cell>
          <table:table-cell table:style-name="ce72" table:formula="of:=[.Z223]/[.D223]" office:value-type="float" office:value="0.44180790960452">
            <text:p>0.4418</text:p>
          </table:table-cell>
          <table:table-cell table:style-name="ce76" table:formula="of:=-1*[.Z223]/[.E223]" office:value-type="float" office:value="0.602465331278891">
            <text:p>0.6025</text:p>
          </table:table-cell>
          <table:table-cell table:style-name="ce70" table:formula="of:=[.Z223] * ([.N223] + [.O223] + [.P223]) / (3 - [.Q223] - [.R223])" office:value-type="float" office:value="179.484463276836">
            <text:p>179.484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ire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850">
            <text:p>8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24] + [.G224]) / (2 * ( ((([.H224] + [.I224]) / 2) + [.J224]) / 10 )) * [.L224]" office:value-type="float" office:value="194.491525423729">
            <text:p>194.4915</text:p>
          </table:table-cell>
          <table:table-cell table:style-name="ce72" table:formula="of:=[.Z224]/[.D224]" office:value-type="float" office:value="0.457627118644068">
            <text:p>0.4576</text:p>
          </table:table-cell>
          <table:table-cell table:style-name="ce76" table:formula="of:=-1*[.Z224]/[.E224]" office:value-type="float" office:value="0.648305084745763">
            <text:p>0.6483</text:p>
          </table:table-cell>
          <table:table-cell table:style-name="ce70" table:formula="of:=[.Z224] * ([.N224] + [.O224] + [.P224]) / (3 - [.Q224] - [.R224])" office:value-type="float" office:value="210.699152542373">
            <text:p>210.699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empest Autocannon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750">
            <text:p>750</text:p>
          </table:table-cell>
          <table:table-cell table:style-name="ce43" office:value-type="float" office:value="1250">
            <text:p>12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25] + [.G225]) / (2 * ( ((([.H225] + [.I225]) / 2) + [.J225]) / 10 )) * [.L225]" office:value-type="float" office:value="288.135593220339">
            <text:p>288.1356</text:p>
          </table:table-cell>
          <table:table-cell table:style-name="ce72" table:formula="of:=[.Z225]/[.D225]" office:value-type="float" office:value="0.576271186440678">
            <text:p>0.5763</text:p>
          </table:table-cell>
          <table:table-cell table:style-name="ce76" table:formula="of:=-1*[.Z225]/[.E225]" office:value-type="float" office:value="0.576271186440678">
            <text:p>0.5763</text:p>
          </table:table-cell>
          <table:table-cell table:style-name="ce70" table:formula="of:=[.Z225] * ([.N225] + [.O225] + [.P225]) / (3 - [.Q225] - [.R225])" office:value-type="float" office:value="312.146892655367">
            <text:p>312.146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Kinetic Artillery</text:p>
          </table:table-cell>
          <table:table-cell table:style-name="ce28" office:value-type="string">
            <text:p>L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195">
            <text:p>195</text:p>
          </table:table-cell>
          <table:table-cell table:style-name="ce42" office:value-type="float" office:value="585">
            <text:p>585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34">
            <text:p>34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26] + [.G226]) / (2 * ( ((([.H226] + [.I226]) / 2) + [.J226]) / 10 )) * [.L226]" office:value-type="float" office:value="40.9090909090909">
            <text:p>40.9091</text:p>
          </table:table-cell>
          <table:table-cell table:style-name="ce71" table:formula="of:=[.Z226]/[.D226]" office:value-type="float" office:value="0.263929618768328">
            <text:p>0.2639</text:p>
          </table:table-cell>
          <table:table-cell table:style-name="ce74" table:formula="of:=-1*[.Z226]/[.E226]" office:value-type="float" office:value="0.454545454545455">
            <text:p>0.4545</text:p>
          </table:table-cell>
          <table:table-cell table:style-name="ce71" table:formula="of:=[.Z226] * ([.N226] + [.O226] + [.P226]) / (3 - [.Q226] - [.R226])" office:value-type="float" office:value="51.1363636363636">
            <text:p>51.136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Kinetic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45">
            <text:p>245</text:p>
          </table:table-cell>
          <table:table-cell table:style-name="ce39" office:value-type="float" office:value="720">
            <text:p>72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27] + [.G227]) / (2 * ( ((([.H227] + [.I227]) / 2) + [.J227]) / 10 )) * [.L227]" office:value-type="float" office:value="50.6118881118881">
            <text:p>50.6119</text:p>
          </table:table-cell>
          <table:table-cell table:style-name="ce70" table:formula="of:=[.Z227]/[.D227]" office:value-type="float" office:value="0.281177156177156">
            <text:p>0.2812</text:p>
          </table:table-cell>
          <table:table-cell table:style-name="ce75" table:formula="of:=-1*[.Z227]/[.E227]" office:value-type="float" office:value="0.460108073744437">
            <text:p>0.4601</text:p>
          </table:table-cell>
          <table:table-cell table:style-name="ce70" table:formula="of:=[.Z227] * ([.N227] + [.O227] + [.P227]) / (3 - [.Q227] - [.R227])" office:value-type="float" office:value="63.2648601398601">
            <text:p>63.264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kypiercer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300">
            <text:p>300</text:p>
          </table:table-cell>
          <table:table-cell table:style-name="ce39" office:value-type="float" office:value="870">
            <text:p>87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28] + [.G228]) / (2 * ( ((([.H228] + [.I228]) / 2) + [.J228]) / 10 )) * [.L228]" office:value-type="float" office:value="61.3636363636364">
            <text:p>61.3636</text:p>
          </table:table-cell>
          <table:table-cell table:style-name="ce70" table:formula="of:=[.Z228]/[.D228]" office:value-type="float" office:value="0.299334811529933">
            <text:p>0.2993</text:p>
          </table:table-cell>
          <table:table-cell table:style-name="ce75" table:formula="of:=-1*[.Z228]/[.E228]" office:value-type="float" office:value="0.472027972027972">
            <text:p>0.4720</text:p>
          </table:table-cell>
          <table:table-cell table:style-name="ce70" table:formula="of:=[.Z228] * ([.N228] + [.O228] + [.P228]) / (3 - [.Q228] - [.R228])" office:value-type="float" office:value="76.7045454545455">
            <text:p>76.704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iga Cannon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910">
            <text:p>910</text:p>
          </table:table-cell>
          <table:table-cell table:style-name="ce42" office:value-type="float" office:value="2600">
            <text:p>2600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54">
            <text:p>54</text:p>
          </table:table-cell>
          <table:table-cell table:style-name="ce42" office:value-type="float" office:value="80">
            <text:p>8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75">
            <text:p>0.7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29] + [.G229]) / (2 * ( ((([.H229] + [.I229]) / 2) + [.J229]) / 10 )) * [.L229]" office:value-type="float" office:value="115.460526315789">
            <text:p>115.4605</text:p>
          </table:table-cell>
          <table:table-cell table:style-name="ce71" table:formula="of:=[.Z229]/[.D229]" office:value-type="float" office:value="0.355263157894737">
            <text:p>0.3553</text:p>
          </table:table-cell>
          <table:table-cell table:style-name="ce74" table:formula="of:=-1*[.Z229]/[.E229]" office:value-type="float" office:value="0.461842105263158">
            <text:p>0.4618</text:p>
          </table:table-cell>
          <table:table-cell table:style-name="ce71" table:formula="of:=[.Z229] * ([.N229] + [.O229] + [.P229]) / (3 - [.Q229] - [.R229])" office:value-type="float" office:value="134.703947368421">
            <text:p>134.703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Giga-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3200">
            <text:p>32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0] + [.G230]) / (2 * ( ((([.H230] + [.I230]) / 2) + [.J230]) / 10 )) * [.L230]" office:value-type="float" office:value="144.736842105263">
            <text:p>144.7368</text:p>
          </table:table-cell>
          <table:table-cell table:style-name="ce70" table:formula="of:=[.Z230]/[.D230]" office:value-type="float" office:value="0.385964912280702">
            <text:p>0.3860</text:p>
          </table:table-cell>
          <table:table-cell table:style-name="ce75" table:formula="of:=-1*[.Z230]/[.E230]" office:value-type="float" office:value="0.516917293233083">
            <text:p>0.5169</text:p>
          </table:table-cell>
          <table:table-cell table:style-name="ce70" table:formula="of:=[.Z230] * ([.N230] + [.O230] + [.P230]) / (3 - [.Q230] - [.R230])" office:value-type="float" office:value="168.859649122807">
            <text:p>168.859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he Gran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3700">
            <text:p>37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1] + [.G231]) / (2 * ( ((([.H231] + [.I231]) / 2) + [.J231]) / 10 )) * [.L231]" office:value-type="float" office:value="171.052631578947">
            <text:p>171.0526</text:p>
          </table:table-cell>
          <table:table-cell table:style-name="ce70" table:formula="of:=[.Z231]/[.D231]" office:value-type="float" office:value="0.402476780185758">
            <text:p>0.4025</text:p>
          </table:table-cell>
          <table:table-cell table:style-name="ce75" table:formula="of:=-1*[.Z231]/[.E231]" office:value-type="float" office:value="0.551782682512733">
            <text:p>0.5518</text:p>
          </table:table-cell>
          <table:table-cell table:style-name="ce70" table:formula="of:=[.Z231] * ([.N231] + [.O231] + [.P231]) / (3 - [.Q231] - [.R231])" office:value-type="float" office:value="199.561403508772">
            <text:p>199.561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RKKV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5">
            <text:p>255</text:p>
          </table:table-cell>
          <table:table-cell table:style-name="ce43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85">
            <text:p>0.8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2] + [.G232]) / (2 * ( ((([.H232] + [.I232]) / 2) + [.J232]) / 10 )) * [.L232]" office:value-type="float" office:value="275.555555555556">
            <text:p>275.5556</text:p>
          </table:table-cell>
          <table:table-cell table:style-name="ce70" table:formula="of:=[.Z232]/[.D232]" office:value-type="float" office:value="0.551111111111111">
            <text:p>0.5511</text:p>
          </table:table-cell>
          <table:table-cell table:style-name="ce75" table:formula="of:=-1*[.Z232]/[.E232]" office:value-type="float" office:value="0.551111111111111">
            <text:p>0.5511</text:p>
          </table:table-cell>
          <table:table-cell table:style-name="ce70" table:formula="of:=[.Z232] * ([.N232] + [.O232] + [.P232]) / (3 - [.Q232] - [.R232])" office:value-type="float" office:value="330.666666666667">
            <text:p>330.66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3] + [.G233]) / (2 * ( ((([.H233] + [.I233]) / 2) + [.J233]) / 10 )) * [.L233]" office:value-type="float" office:value="139.802631578947">
            <text:p>139.8026</text:p>
          </table:table-cell>
          <table:table-cell table:style-name="ce70" table:formula="of:=[.Z233]/[.D233]" office:value-type="float" office:value="0.37280701754386">
            <text:p>0.3728</text:p>
          </table:table-cell>
          <table:table-cell table:style-name="ce75" table:formula="of:=-1*[.Z233]/[.E233]" office:value-type="float" office:value="0.499295112781955">
            <text:p>0.4993</text:p>
          </table:table-cell>
          <table:table-cell table:style-name="ce70" table:formula="of:=[.Z233] * ([.N233] + [.O233] + [.P233]) / (3 - [.Q233] - [.R233])" office:value-type="float" office:value="195.723684210526">
            <text:p>195.723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4] + [.G234]) / (2 * ( ((([.H234] + [.I234]) / 2) + [.J234]) / 10 )) * [.L234]" office:value-type="float" office:value="158.44298245614">
            <text:p>158.4430</text:p>
          </table:table-cell>
          <table:table-cell table:style-name="ce70" table:formula="of:=[.Z234]/[.D234]" office:value-type="float" office:value="0.37280701754386">
            <text:p>0.3728</text:p>
          </table:table-cell>
          <table:table-cell table:style-name="ce75" table:formula="of:=-1*[.Z234]/[.E234]" office:value-type="float" office:value="0.511106395019807">
            <text:p>0.5111</text:p>
          </table:table-cell>
          <table:table-cell table:style-name="ce70" table:formula="of:=[.Z234] * ([.N234] + [.O234] + [.P234]) / (3 - [.Q234] - [.R234])" office:value-type="float" office:value="221.820175438596">
            <text:p>221.820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MagnetoHydroDynamic Cannon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000">
            <text:p>4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5] + [.G235]) / (2 * ( ((([.H235] + [.I235]) / 2) + [.J235]) / 10 )) * [.L235]" office:value-type="float" office:value="240.217391304348">
            <text:p>240.2174</text:p>
          </table:table-cell>
          <table:table-cell table:style-name="ce70" table:formula="of:=[.Z235]/[.D235]" office:value-type="float" office:value="0.480434782608696">
            <text:p>0.4804</text:p>
          </table:table-cell>
          <table:table-cell table:style-name="ce75" table:formula="of:=-1*[.Z235]/[.E235]" office:value-type="float" office:value="0.480434782608696">
            <text:p>0.4804</text:p>
          </table:table-cell>
          <table:table-cell table:style-name="ce70" table:formula="of:=[.Z235] * ([.N235] + [.O235] + [.P235]) / (3 - [.Q235] - [.R235])" office:value-type="float" office:value="336.304347826087">
            <text:p>336.304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Flak Artillery (tier 3)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7">
            <text:p>0.7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36] + [.G236]) / (2 * ( ((([.H236] + [.I236]) / 2) + [.J236]) / 10 )) * [.L236]" office:value-type="float" office:value="9">
            <text:p>9.0000</text:p>
          </table:table-cell>
          <table:table-cell table:style-name="ce71" table:formula="of:=[.Z236]/[.D236]" office:value-type="float" office:value="0.692307692307692">
            <text:p>0.6923</text:p>
          </table:table-cell>
          <table:table-cell table:style-name="ce74" table:formula="of:=-1*[.Z236]/[.E236]" office:value-type="float" office:value="0.9">
            <text:p>0.9000</text:p>
          </table:table-cell>
          <table:table-cell table:style-name="ce71" table:formula="of:=[.Z236] * ([.N236] + [.O236] + [.P236]) / (3 - [.Q236] - [.R236])" office:value-type="float" office:value="9">
            <text:p>9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lak Artillery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number-columns-repeated="2" table:style-name="ce43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.25">
            <text:p>0.25</text:p>
          </table:table-cell>
          <table:table-cell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7] + [.G237]) / (2 * ( ((([.H237] + [.I237]) / 2) + [.J237]) / 10 )) * [.L237]" office:value-type="float" office:value="12.75">
            <text:p>12.7500</text:p>
          </table:table-cell>
          <table:table-cell table:style-name="ce70" table:formula="of:=[.Z237]/[.D237]" office:value-type="float" office:value="0.796875">
            <text:p>0.7969</text:p>
          </table:table-cell>
          <table:table-cell table:style-name="ce75" table:formula="of:=-1*[.Z237]/[.E237]" office:value-type="float" office:value="1.0625">
            <text:p>1.0625</text:p>
          </table:table-cell>
          <table:table-cell table:style-name="ce70" table:formula="of:=[.Z237] * ([.N237] + [.O237] + [.P237]) / (3 - [.Q237] - [.R237])" office:value-type="float" office:value="15.0681818181818">
            <text:p>15.068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cloud Defender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number-columns-repeated="2" table:style-name="ce43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.25">
            <text:p>0.25</text:p>
          </table:table-cell>
          <table:table-cell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8] + [.G238]) / (2 * ( ((([.H238] + [.I238]) / 2) + [.J238]) / 10 )) * [.L238]" office:value-type="float" office:value="16.5">
            <text:p>16.5000</text:p>
          </table:table-cell>
          <table:table-cell table:style-name="ce70" table:formula="of:=[.Z238]/[.D238]" office:value-type="float" office:value="0.825">
            <text:p>0.8250</text:p>
          </table:table-cell>
          <table:table-cell table:style-name="ce75" table:formula="of:=-1*[.Z238]/[.E238]" office:value-type="float" office:value="1.1">
            <text:p>1.1000</text:p>
          </table:table-cell>
          <table:table-cell table:style-name="ce70" table:formula="of:=[.Z238] * ([.N238] + [.O238] + [.P238]) / (3 - [.Q238] - [.R238])" office:value-type="float" office:value="19.5">
            <text:p>19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uardian Point-Defense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39] + [.G239]) / (2 * ( ((([.H239] + [.I239]) / 2) + [.J239]) / 10 )) * [.L239]" office:value-type="float" office:value="9">
            <text:p>9.0000</text:p>
          </table:table-cell>
          <table:table-cell table:style-name="ce71" table:formula="of:=[.Z239]/[.D239]" office:value-type="float" office:value="0.692307692307692">
            <text:p>0.6923</text:p>
          </table:table-cell>
          <table:table-cell table:style-name="ce74" table:formula="of:=-1*[.Z239]/[.E239]" office:value-type="float" office:value="0.9">
            <text:p>0.9000</text:p>
          </table:table-cell>
          <table:table-cell table:style-name="ce71" table:formula="of:=[.Z239] * ([.N239] + [.O239] + [.P239]) / (3 - [.Q239] - [.R239])" office:value-type="float" office:value="9">
            <text:p>9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Protector Point-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5">
            <text:p>0.25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0] + [.G240]) / (2 * ( ((([.H240] + [.I240]) / 2) + [.J240]) / 10 )) * [.L240]" office:value-type="float" office:value="12.75">
            <text:p>12.7500</text:p>
          </table:table-cell>
          <table:table-cell table:style-name="ce70" table:formula="of:=[.Z240]/[.D240]" office:value-type="float" office:value="0.796875">
            <text:p>0.7969</text:p>
          </table:table-cell>
          <table:table-cell table:style-name="ce75" table:formula="of:=-1*[.Z240]/[.E240]" office:value-type="float" office:value="1.0625">
            <text:p>1.0625</text:p>
          </table:table-cell>
          <table:table-cell table:style-name="ce70" table:formula="of:=[.Z240] * ([.N240] + [.O240] + [.P240]) / (3 - [.Q240] - [.R240])" office:value-type="float" office:value="15.0681818181818">
            <text:p>15.068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 Curtain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5">
            <text:p>0.25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1] + [.G241]) / (2 * ( ((([.H241] + [.I241]) / 2) + [.J241]) / 10 )) * [.L241]" office:value-type="float" office:value="16.5">
            <text:p>16.5000</text:p>
          </table:table-cell>
          <table:table-cell table:style-name="ce70" table:formula="of:=[.Z241]/[.D241]" office:value-type="float" office:value="0.825">
            <text:p>0.8250</text:p>
          </table:table-cell>
          <table:table-cell table:style-name="ce75" table:formula="of:=-1*[.Z241]/[.E241]" office:value-type="float" office:value="1.1">
            <text:p>1.1000</text:p>
          </table:table-cell>
          <table:table-cell table:style-name="ce70" table:formula="of:=[.Z241] * ([.N241] + [.O241] + [.P241]) / (3 - [.Q241] - [.R241])" office:value-type="float" office:value="19.5">
            <text:p>19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20">
            <text:p>220</text:p>
          </table:table-cell>
          <table:table-cell table:style-name="ce39" office:value-type="float" office:value="650">
            <text:p>65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2] + [.G242]) / (2 * ( ((([.H242] + [.I242]) / 2) + [.J242]) / 10 )) * [.L242]" office:value-type="float" office:value="48.6713286713287">
            <text:p>48.6713</text:p>
          </table:table-cell>
          <table:table-cell table:style-name="ce70" table:formula="of:=[.Z242]/[.D242]" office:value-type="float" office:value="0.27039627039627">
            <text:p>0.2704</text:p>
          </table:table-cell>
          <table:table-cell table:style-name="ce75" table:formula="of:=-1*[.Z242]/[.E242]" office:value-type="float" office:value="0.442466624284806">
            <text:p>0.4425</text:p>
          </table:table-cell>
          <table:table-cell table:style-name="ce70" table:formula="of:=[.Z242] * ([.N242] + [.O242] + [.P242]) / (3 - [.Q242] - [.R242])" office:value-type="float" office:value="60.8391608391608">
            <text:p>60.839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280">
            <text:p>280</text:p>
          </table:table-cell>
          <table:table-cell table:style-name="ce39" office:value-type="float" office:value="760">
            <text:p>76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3] + [.G243]) / (2 * ( ((([.H243] + [.I243]) / 2) + [.J243]) / 10 )) * [.L243]" office:value-type="float" office:value="58.1818181818182">
            <text:p>58.1818</text:p>
          </table:table-cell>
          <table:table-cell table:style-name="ce70" table:formula="of:=[.Z243]/[.D243]" office:value-type="float" office:value="0.283813747228381">
            <text:p>0.2838</text:p>
          </table:table-cell>
          <table:table-cell table:style-name="ce75" table:formula="of:=-1*[.Z243]/[.E243]" office:value-type="float" office:value="0.447552447552448">
            <text:p>0.4476</text:p>
          </table:table-cell>
          <table:table-cell table:style-name="ce70" table:formula="of:=[.Z243] * ([.N243] + [.O243] + [.P243]) / (3 - [.Q243] - [.R243])" office:value-type="float" office:value="72.7272727272727">
            <text:p>72.727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4">
            <text:p>-24</text:p>
          </table:table-cell>
          <table:table-cell table:style-name="ce29" office:value-type="float" office:value="5">
            <text:p>5</text:p>
          </table:table-cell>
          <table:table-cell table:style-name="ce39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4] + [.G244]) / (2 * ( ((([.H244] + [.I244]) / 2) + [.J244]) / 10 )) * [.L244]" office:value-type="float" office:value="20">
            <text:p>20.0000</text:p>
          </table:table-cell>
          <table:table-cell table:style-name="ce70" table:formula="of:=[.Z244]/[.D244]" office:value-type="float" office:value="0.666666666666667">
            <text:p>0.6667</text:p>
          </table:table-cell>
          <table:table-cell table:style-name="ce75" table:formula="of:=-1*[.Z244]/[.E244]" office:value-type="float" office:value="0.833333333333333">
            <text:p>0.8333</text:p>
          </table:table-cell>
          <table:table-cell table:style-name="ce70" table:formula="of:=[.Z244] * ([.N244] + [.O244] + [.P244]) / (3 - [.Q244] - [.R244])" office:value-type="float" office:value="20">
            <text:p>2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6">
            <text:p>36</text:p>
          </table:table-cell>
          <table:table-cell table:style-name="ce39" office:value-type="float" office:value="-30">
            <text:p>-30</text:p>
          </table:table-cell>
          <table:table-cell table:style-name="ce29" office:value-type="float" office:value="6">
            <text:p>6</text:p>
          </table:table-cell>
          <table:table-cell table:style-name="ce39" office:value-type="float" office:value="18">
            <text:p>18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5] + [.G245]) / (2 * ( ((([.H245] + [.I245]) / 2) + [.J245]) / 10 )) * [.L245]" office:value-type="float" office:value="24">
            <text:p>24.0000</text:p>
          </table:table-cell>
          <table:table-cell table:style-name="ce70" table:formula="of:=[.Z245]/[.D245]" office:value-type="float" office:value="0.666666666666667">
            <text:p>0.6667</text:p>
          </table:table-cell>
          <table:table-cell table:style-name="ce75" table:formula="of:=-1*[.Z245]/[.E245]" office:value-type="float" office:value="0.8">
            <text:p>0.8000</text:p>
          </table:table-cell>
          <table:table-cell table:style-name="ce70" table:formula="of:=[.Z245] * ([.N245] + [.O245] + [.P245]) / (3 - [.Q245] - [.R245])" office:value-type="float" office:value="24">
            <text:p>24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steroid Throw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29" office:value-type="float" office:value="7000">
            <text:p>7000</text:p>
          </table:table-cell>
          <table:table-cell table:style-name="ce39" office:value-type="float" office:value="10000">
            <text:p>10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80">
            <text:p>18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6] + [.G246]) / (2 * ( ((([.H246] + [.I246]) / 2) + [.J246]) / 10 )) * [.L246]" office:value-type="float" office:value="303.571428571429">
            <text:p>303.5714</text:p>
          </table:table-cell>
          <table:table-cell table:style-name="ce70" table:formula="of:=[.Z246]/[.D246]" office:value-type="float" office:value="0.607142857142857">
            <text:p>0.6071</text:p>
          </table:table-cell>
          <table:table-cell table:style-name="ce75" table:formula="of:=-1*[.Z246]/[.E246]" office:value-type="float" office:value="0.607142857142857">
            <text:p>0.6071</text:p>
          </table:table-cell>
          <table:table-cell table:style-name="ce70" table:formula="of:=[.Z246] * ([.N246] + [.O246] + [.P246]) / (3 - [.Q246] - [.R246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dvanced Strikecraft (bomber)</text:p>
          </table:table-cell>
          <table:table-cell table:style-name="ce32" office:value-type="string">
            <text:p>H</text:p>
          </table:table-cell>
          <table:table-cell table:style-name="ce40" office:value-type="float" office:value="88">
            <text:p>88</text:p>
          </table:table-cell>
          <table:table-cell table:style-name="ce40" office:value-type="float" office:value="-59">
            <text:p>-59</text:p>
          </table:table-cell>
          <table:table-cell table:style-name="ce49" office:value-type="float" office:value="6">
            <text:p>6</text:p>
          </table:table-cell>
          <table:table-cell table:style-name="ce55" office:value-type="float" office:value="17">
            <text:p>17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2.3">
            <text:p>2.3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700">
            <text:p>700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0.8">
            <text:p>0.8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7" table:formula="of:=([.F248] + [.G248]) / ([.J248] / 5) * [.L248]" office:value-type="float" office:value="50">
            <text:p>50.0000</text:p>
          </table:table-cell>
          <table:table-cell table:style-name="ce71" table:formula="of:=[.Z248]/[.D248]" office:value-type="float" office:value="0.568181818181818">
            <text:p>0.5682</text:p>
          </table:table-cell>
          <table:table-cell table:style-name="ce74" table:formula="of:=-1*[.Z248]/[.E248]" office:value-type="float" office:value="0.847457627118644">
            <text:p>0.8475</text:p>
          </table:table-cell>
          <table:table-cell table:style-name="ce71" table:formula="of:=[.Z248] * ([.N248] + [.O248] + [.P248]) / (3 - [.Q248] - [.R248])" office:value-type="float" office:value="87.5">
            <text:p>87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50" office:value-type="float" office:value="10">
            <text:p>10</text:p>
          </table:table-cell>
          <table:table-cell table:style-name="ce56" office:value-type="float" office:value="20">
            <text:p>2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50">
            <text:p>750</text:p>
          </table:table-cell>
          <table:table-cell table:style-name="ce63" office:value-type="float" office:value="25">
            <text:p>25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49] + [.G249]) / ([.J249] / 5) * [.L249]" office:value-type="float" office:value="75">
            <text:p>75.0000</text:p>
          </table:table-cell>
          <table:table-cell table:style-name="ce72" table:formula="of:=[.Z249]/[.D249]" office:value-type="float" office:value="0.681818181818182">
            <text:p>0.6818</text:p>
          </table:table-cell>
          <table:table-cell table:style-name="ce76" table:formula="of:=-1*[.Z249]/[.E249]" office:value-type="float" office:value="1">
            <text:p>1.0000</text:p>
          </table:table-cell>
          <table:table-cell table:style-name="ce72" table:formula="of:=[.Z249] * ([.N249] + [.O249] + [.P249]) / (3 - [.Q249] - [.R249])" office:value-type="float" office:value="112.5">
            <text:p>112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40">
            <text:p>4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0] + [.G250]) / ([.J250] / 5) * [.L250]" office:value-type="float" office:value="75">
            <text:p>75.0000</text:p>
          </table:table-cell>
          <table:table-cell table:style-name="ce72" table:formula="of:=[.Z250]/[.D250]" office:value-type="float" office:value="0.681818181818182">
            <text:p>0.6818</text:p>
          </table:table-cell>
          <table:table-cell table:style-name="ce76" table:formula="of:=-1*[.Z250]/[.E250]" office:value-type="float" office:value="1">
            <text:p>1.0000</text:p>
          </table:table-cell>
          <table:table-cell table:style-name="ce72" table:formula="of:=[.Z250] * ([.N250] + [.O250] + [.P250]) / (3 - [.Q250] - [.R250])" office:value-type="float" office:value="140.625">
            <text:p>140.62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50" office:value-type="float" office:value="15">
            <text:p>15</text:p>
          </table:table-cell>
          <table:table-cell table:style-name="ce56" office:value-type="float" office:value="25">
            <text:p>2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63" office:value-type="float" office:value="35">
            <text:p>35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1] + [.G251]) / ([.J251] / 5) * [.L251]" office:value-type="float" office:value="100">
            <text:p>100.0000</text:p>
          </table:table-cell>
          <table:table-cell table:style-name="ce72" table:formula="of:=[.Z251]/[.D251]" office:value-type="float" office:value="0.769230769230769">
            <text:p>0.7692</text:p>
          </table:table-cell>
          <table:table-cell table:style-name="ce76" table:formula="of:=-1*[.Z251]/[.E251]" office:value-type="float" office:value="1.17647058823529">
            <text:p>1.1765</text:p>
          </table:table-cell>
          <table:table-cell table:style-name="ce72" table:formula="of:=[.Z251] * ([.N251] + [.O251] + [.P251]) / (3 - [.Q251] - [.R251])" office:value-type="float" office:value="150">
            <text:p>15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50" office:value-type="float" office:value="30">
            <text:p>30</text:p>
          </table:table-cell>
          <table:table-cell table:style-name="ce56" office:value-type="float" office:value="50">
            <text:p>5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50">
            <text:p>750</text:p>
          </table:table-cell>
          <table:table-cell table:style-name="ce63" office:value-type="float" office:value="40">
            <text:p>4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2] + [.G252]) / ([.J252] / 5) * [.L252]" office:value-type="float" office:value="100">
            <text:p>100.0000</text:p>
          </table:table-cell>
          <table:table-cell table:style-name="ce72" table:formula="of:=[.Z252]/[.D252]" office:value-type="float" office:value="0.769230769230769">
            <text:p>0.7692</text:p>
          </table:table-cell>
          <table:table-cell table:style-name="ce76" table:formula="of:=-1*[.Z252]/[.E252]" office:value-type="float" office:value="1.17647058823529">
            <text:p>1.1765</text:p>
          </table:table-cell>
          <table:table-cell table:style-name="ce72" table:formula="of:=[.Z252] * ([.N252] + [.O252] + [.P252]) / (3 - [.Q252] - [.R252])" office:value-type="float" office:value="187.5">
            <text:p>187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30">
            <text:p>3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63" office:value-type="float" office:value="50">
            <text:p>5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80">
            <text:p>8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3] + [.G253]) / ([.J253] / 5) * [.L253]" office:value-type="float" office:value="125">
            <text:p>125.0000</text:p>
          </table:table-cell>
          <table:table-cell table:style-name="ce72" table:formula="of:=[.Z253]/[.D253]" office:value-type="float" office:value="0.833333333333333">
            <text:p>0.8333</text:p>
          </table:table-cell>
          <table:table-cell table:style-name="ce76" table:formula="of:=-1*[.Z253]/[.E253]" office:value-type="float" office:value="1.25">
            <text:p>1.2500</text:p>
          </table:table-cell>
          <table:table-cell table:style-name="ce72" table:formula="of:=[.Z253] * ([.N253] + [.O253] + [.P253]) / (3 - [.Q253] - [.R253])" office:value-type="float" office:value="187.5">
            <text:p>187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50" office:value-type="float" office:value="40">
            <text:p>40</text:p>
          </table:table-cell>
          <table:table-cell table:style-name="ce56" office:value-type="float" office:value="60">
            <text:p>6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63" office:value-type="float" office:value="60">
            <text:p>6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80">
            <text:p>8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4] + [.G254]) / ([.J254] / 5) * [.L254]" office:value-type="float" office:value="125">
            <text:p>125.0000</text:p>
          </table:table-cell>
          <table:table-cell table:style-name="ce72" table:formula="of:=[.Z254]/[.D254]" office:value-type="float" office:value="0.833333333333333">
            <text:p>0.8333</text:p>
          </table:table-cell>
          <table:table-cell table:style-name="ce76" table:formula="of:=-1*[.Z254]/[.E254]" office:value-type="float" office:value="1.25">
            <text:p>1.2500</text:p>
          </table:table-cell>
          <table:table-cell table:style-name="ce72" table:formula="of:=[.Z254] * ([.N254] + [.O254] + [.P254]) / (3 - [.Q254] - [.R254])" office:value-type="float" office:value="234.375">
            <text:p>234.37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-45">
            <text:p>-45</text:p>
          </table:table-cell>
          <table:table-cell table:style-name="ce50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500">
            <text:p>500</text:p>
          </table:table-cell>
          <table:table-cell table:style-name="ce63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25">
            <text:p>25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5] + [.G255]) / ([.J255] / 5) * [.L255]" office:value-type="float" office:value="45">
            <text:p>45.0000</text:p>
          </table:table-cell>
          <table:table-cell table:style-name="ce72" table:formula="of:=[.Z255]/[.D255]" office:value-type="float" office:value="0.661764705882353">
            <text:p>0.6618</text:p>
          </table:table-cell>
          <table:table-cell table:style-name="ce76" table:formula="of:=-1*[.Z255]/[.E255]" office:value-type="float" office:value="1">
            <text:p>1.0000</text:p>
          </table:table-cell>
          <table:table-cell table:style-name="ce72" table:formula="of:=[.Z255] * ([.N255] + [.O255] + [.P255]) / (3 - [.Q255] - [.R255])" office:value-type="float" office:value="67.5">
            <text:p>67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Elite 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-59">
            <text:p>-59</text:p>
          </table:table-cell>
          <table:table-cell table:style-name="ce50" office:value-type="float" office:value="12">
            <text:p>12</text:p>
          </table:table-cell>
          <table:table-cell table:style-name="ce56" office:value-type="float" office:value="24">
            <text:p>24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00">
            <text:p>600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50">
            <text:p>5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6] + [.G256]) / ([.J256] / 5) * [.L256]" office:value-type="float" office:value="90">
            <text:p>90.0000</text:p>
          </table:table-cell>
          <table:table-cell table:style-name="ce72" table:formula="of:=[.Z256]/[.D256]" office:value-type="float" office:value="1.02272727272727">
            <text:p>1.0227</text:p>
          </table:table-cell>
          <table:table-cell table:style-name="ce76" table:formula="of:=-1*[.Z256]/[.E256]" office:value-type="float" office:value="1.52542372881356">
            <text:p>1.5254</text:p>
          </table:table-cell>
          <table:table-cell table:style-name="ce72" table:formula="of:=[.Z256] * ([.N256] + [.O256] + [.P256]) / (3 - [.Q256] - [.R256])" office:value-type="float" office:value="135">
            <text:p>135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moeba Flagella</text:p>
          </table:table-cell>
          <table:table-cell table:style-name="ce32" office:value-type="string">
            <text:p>H</text:p>
          </table:table-cell>
          <table:table-cell table:style-name="ce40" office:value-type="float" office:value="60">
            <text:p>60</text:p>
          </table:table-cell>
          <table:table-cell table:style-name="ce40" office:value-type="float" office:value="-30">
            <text:p>-30</text:p>
          </table:table-cell>
          <table:table-cell table:style-name="ce49" office:value-type="float" office:value="20">
            <text:p>20</text:p>
          </table:table-cell>
          <table:table-cell table:style-name="ce55" office:value-type="float" office:value="30">
            <text:p>30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5">
            <text:p>5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0.7">
            <text:p>0.7</text:p>
          </table:table-cell>
          <table:table-cell table:style-name="ce55" office:value-type="float" office:value="0.5">
            <text:p>0.5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500">
            <text:p>500</text:p>
          </table:table-cell>
          <table:table-cell table:style-name="ce40" office:value-type="float" office:value="20">
            <text:p>20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7" table:formula="of:=([.F257] + [.G257]) / ([.J257] / 5) * [.L257]" office:value-type="float" office:value="35">
            <text:p>35.0000</text:p>
          </table:table-cell>
          <table:table-cell table:style-name="ce71" table:formula="of:=[.Z257]/[.D257]" office:value-type="float" office:value="0.583333333333333">
            <text:p>0.5833</text:p>
          </table:table-cell>
          <table:table-cell table:style-name="ce74" table:formula="of:=-1*[.Z257]/[.E257]" office:value-type="float" office:value="1.16666666666667">
            <text:p>1.1667</text:p>
          </table:table-cell>
          <table:table-cell table:style-name="ce71" table:formula="of:=[.Z257] * ([.N257] + [.O257] + [.P257]) / (3 - [.Q257] - [.R257])" office:value-type="float" office:value="61.25">
            <text:p>61.2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Highbrea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-40">
            <text:p>-40</text:p>
          </table:table-cell>
          <table:table-cell table:style-name="ce50" office:value-type="float" office:value="35">
            <text:p>35</text:p>
          </table:table-cell>
          <table:table-cell table:style-name="ce56" office:value-type="float" office:value="55">
            <text:p>5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7">
            <text:p>0.7</text:p>
          </table:table-cell>
          <table:table-cell table:style-name="ce56" office:value-type="float" office:value="0.5">
            <text:p>0.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00">
            <text:p>600</text:p>
          </table:table-cell>
          <table:table-cell table:style-name="ce63" office:value-type="float" office:value="50">
            <text:p>50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34" office:value-type="float" office:value="0.6">
            <text:p>0.6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8] + [.G258]) / ([.J258] / 5) * [.L258]" office:value-type="float" office:value="63">
            <text:p>63.0000</text:p>
          </table:table-cell>
          <table:table-cell table:style-name="ce72" table:formula="of:=[.Z258]/[.D258]" office:value-type="float" office:value="0.7875">
            <text:p>0.7875</text:p>
          </table:table-cell>
          <table:table-cell table:style-name="ce76" table:formula="of:=-1*[.Z258]/[.E258]" office:value-type="float" office:value="1.575">
            <text:p>1.5750</text:p>
          </table:table-cell>
          <table:table-cell table:style-name="ce72" table:formula="of:=[.Z258] * ([.N258] + [.O258] + [.P258]) / (3 - [.Q258] - [.R258])" office:value-type="float" office:value="110.25">
            <text:p>110.2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Genetically-Engineer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50" office:value-type="float" office:value="50">
            <text:p>50</text:p>
          </table:table-cell>
          <table:table-cell table:style-name="ce56" office:value-type="float" office:value="70">
            <text:p>7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6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50">
            <text:p>650</text:p>
          </table:table-cell>
          <table:table-cell table:style-name="ce63" office:value-type="float" office:value="75">
            <text:p>75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9] + [.G259]) / ([.J259] / 5) * [.L259]" office:value-type="float" office:value="96">
            <text:p>96.0000</text:p>
          </table:table-cell>
          <table:table-cell table:style-name="ce72" table:formula="of:=[.Z259]/[.D259]" office:value-type="float" office:value="0.96">
            <text:p>0.9600</text:p>
          </table:table-cell>
          <table:table-cell table:style-name="ce76" table:formula="of:=-1*[.Z259]/[.E259]" office:value-type="float" office:value="1.92">
            <text:p>1.9200</text:p>
          </table:table-cell>
          <table:table-cell table:style-name="ce72" table:formula="of:=[.Z259] * ([.N259] + [.O259] + [.P259]) / (3 - [.Q259] - [.R259])" office:value-type="float" office:value="180">
            <text:p>18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Perfect Space Organism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50" office:value-type="float" office:value="60">
            <text:p>60</text:p>
          </table:table-cell>
          <table:table-cell table:style-name="ce56" office:value-type="float" office:value="80">
            <text:p>8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6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0">
            <text:p>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60] + [.G260]) / ([.J260] / 5) * [.L260]" office:value-type="float" office:value="112">
            <text:p>112.0000</text:p>
          </table:table-cell>
          <table:table-cell table:style-name="ce72" table:formula="of:=[.Z260]/[.D260]" office:value-type="float" office:value="0.933333333333333">
            <text:p>0.9333</text:p>
          </table:table-cell>
          <table:table-cell table:style-name="ce76" table:formula="of:=-1*[.Z260]/[.E260]" office:value-type="float" office:value="1.86666666666667">
            <text:p>1.8667</text:p>
          </table:table-cell>
          <table:table-cell table:style-name="ce72" table:formula="of:=[.Z260] * ([.N260] + [.O260] + [.P260]) / (3 - [.Q260] - [.R260])" office:value-type="float" office:value="210">
            <text:p>21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Cybernetically-Augment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50" office:value-type="float" office:value="45">
            <text:p>45</text:p>
          </table:table-cell>
          <table:table-cell table:style-name="ce56" office:value-type="float" office:value="65">
            <text:p>6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6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50">
            <text:p>650</text:p>
          </table:table-cell>
          <table:table-cell table:style-name="ce63" office:value-type="float" office:value="50">
            <text:p>50</text:p>
          </table:table-cell>
          <table:table-cell table:number-columns-repeated="2" table:style-name="ce63" office:value-type="float" office:value="20">
            <text:p>20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61] + [.G261]) / ([.J261] / 5) * [.L261]" office:value-type="float" office:value="99">
            <text:p>99.0000</text:p>
          </table:table-cell>
          <table:table-cell table:style-name="ce72" table:formula="of:=[.Z261]/[.D261]" office:value-type="float" office:value="0.99">
            <text:p>0.9900</text:p>
          </table:table-cell>
          <table:table-cell table:style-name="ce76" table:formula="of:=-1*[.Z261]/[.E261]" office:value-type="float" office:value="1.98">
            <text:p>1.9800</text:p>
          </table:table-cell>
          <table:table-cell table:style-name="ce72" table:formula="of:=[.Z261] * ([.N261] + [.O261] + [.P261]) / (3 - [.Q261] - [.R261])" office:value-type="float" office:value="173.25">
            <text:p>173.2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Bionic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50" office:value-type="float" office:value="55">
            <text:p>55</text:p>
          </table:table-cell>
          <table:table-cell table:style-name="ce56" office:value-type="float" office:value="75">
            <text:p>7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6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63" office:value-type="float" office:value="75">
            <text:p>75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25">
            <text:p>25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62] + [.G262]) / ([.J262] / 5) * [.L262]" office:value-type="float" office:value="117">
            <text:p>117.0000</text:p>
          </table:table-cell>
          <table:table-cell table:style-name="ce72" table:formula="of:=[.Z262]/[.D262]" office:value-type="float" office:value="0.975">
            <text:p>0.9750</text:p>
          </table:table-cell>
          <table:table-cell table:style-name="ce76" table:formula="of:=-1*[.Z262]/[.E262]" office:value-type="float" office:value="1.95">
            <text:p>1.9500</text:p>
          </table:table-cell>
          <table:table-cell table:style-name="ce72" table:formula="of:=[.Z262] * ([.N262] + [.O262] + [.P262]) / (3 - [.Q262] - [.R262])" office:value-type="float" office:value="204.75">
            <text:p>204.7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Swarm Strikecraft</text:p>
          </table:table-cell>
          <table:table-cell table:style-name="ce32" office:value-type="string">
            <text:p>H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-80">
            <text:p>-80</text:p>
          </table:table-cell>
          <table:table-cell table:style-name="ce49" office:value-type="float" office:value="8">
            <text:p>8</text:p>
          </table:table-cell>
          <table:table-cell table:style-name="ce55" office:value-type="float" office:value="12">
            <text:p>12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2">
            <text:p>2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5" office:value-type="float" office:value="0.8">
            <text:p>0.8</text:p>
          </table:table-cell>
          <table:table-cell table:number-columns-repeated="4" table:style-name="ce40" office:value-type="float" office:value="1">
            <text:p>1</text:p>
          </table:table-cell>
          <table:table-cell table:style-name="ce40" office:value-type="float" office:value="0.66">
            <text:p>0.66</text:p>
          </table:table-cell>
          <table:table-cell table:style-name="ce49" office:value-type="float" office:value="400">
            <text:p>400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8">
            <text:p>0.8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7" table:formula="of:=([.F263] + [.G263]) / ([.J263] / 5) * [.L263]" office:value-type="float" office:value="50">
            <text:p>50.0000</text:p>
          </table:table-cell>
          <table:table-cell table:style-name="ce71" table:formula="of:=[.Z263]/[.D263]" office:value-type="float" office:value="0.5">
            <text:p>0.5000</text:p>
          </table:table-cell>
          <table:table-cell table:style-name="ce74" table:formula="of:=-1*[.Z263]/[.E263]" office:value-type="float" office:value="0.625">
            <text:p>0.6250</text:p>
          </table:table-cell>
          <table:table-cell table:style-name="ce71" table:formula="of:=[.Z263] * ([.N263] + [.O263] + [.P263]) / (3 - [.Q263] - [.R263])" office:value-type="float" office:value="111.940298507463">
            <text:p>111.940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warm Strikecraft (new)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80">
            <text:p>-80</text:p>
          </table:table-cell>
          <table:table-cell table:style-name="ce50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66">
            <text:p>0.66</text:p>
          </table:table-cell>
          <table:table-cell table:style-name="ce50" office:value-type="float" office:value="650">
            <text:p>650</text:p>
          </table:table-cell>
          <table:table-cell table:style-name="ce63" office:value-type="float" office:value="80">
            <text:p>80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64] + [.G264]) / ([.J264] / 5) * [.L264]" office:value-type="float" office:value="70">
            <text:p>70.0000</text:p>
          </table:table-cell>
          <table:table-cell table:style-name="ce72" table:formula="of:=[.Z264]/[.D264]" office:value-type="float" office:value="0.7">
            <text:p>0.7000</text:p>
          </table:table-cell>
          <table:table-cell table:style-name="ce76" table:formula="of:=-1*[.Z264]/[.E264]" office:value-type="float" office:value="0.875">
            <text:p>0.8750</text:p>
          </table:table-cell>
          <table:table-cell table:style-name="ce72" table:formula="of:=[.Z264] * ([.N264] + [.O264] + [.P264]) / (3 - [.Q264] - [.R264])" office:value-type="float" office:value="169.776119402985">
            <text:p>169.776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Ravaging Swarmers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90">
            <text:p>-90</text:p>
          </table:table-cell>
          <table:table-cell table:style-name="ce50" office:value-type="float" office:value="15">
            <text:p>15</text:p>
          </table:table-cell>
          <table:table-cell table:style-name="ce56" office:value-type="float" office:value="25">
            <text:p>2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75">
            <text:p>0.75</text:p>
          </table:table-cell>
          <table:table-cell table:style-name="ce50" office:value-type="float" office:value="700">
            <text:p>700</text:p>
          </table:table-cell>
          <table:table-cell table:style-name="ce63" office:value-type="float" office:value="120">
            <text:p>120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0">
            <text:p>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65] + [.G265]) / ([.J265] / 5) * [.L265]" office:value-type="float" office:value="100">
            <text:p>100.0000</text:p>
          </table:table-cell>
          <table:table-cell table:style-name="ce72" table:formula="of:=[.Z265]/[.D265]" office:value-type="float" office:value="0.833333333333333">
            <text:p>0.8333</text:p>
          </table:table-cell>
          <table:table-cell table:style-name="ce76" table:formula="of:=-1*[.Z265]/[.E265]" office:value-type="float" office:value="1.11111111111111">
            <text:p>1.1111</text:p>
          </table:table-cell>
          <table:table-cell table:style-name="ce72" table:formula="of:=[.Z265] * ([.N265] + [.O265] + [.P265]) / (3 - [.Q265] - [.R265])" office:value-type="float" office:value="260">
            <text:p>260.0000</text:p>
          </table:table-cell>
          <table:table-cell table:style-name="ce26" table:number-columns-repeated="2"/>
          <table:table-cell table:number-columns-repeated="993"/>
        </table:table-row>
        <table:table-row table:style-name="ro2" table:number-rows-repeated="862">
          <table:table-cell table:style-name="ce15"/>
          <table:table-cell table:style-name="ce26"/>
          <table:table-cell table:style-name="ce34" table:number-columns-repeated="23"/>
          <table:table-cell table:style-name="ce70"/>
          <table:table-cell table:style-name="ce73" table:number-columns-repeated="3"/>
          <table:table-cell table:style-name="ce26" table:number-columns-repeated="2"/>
          <table:table-cell table:number-columns-repeated="993"/>
        </table:table-row>
        <table:table-row table:style-name="ro4" table:number-rows-repeated="104744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4">12/04/2022</text:date>, <text:time>15:3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2-12-04T15:33:06.35</dc:date>
    <dc:creator>Pavel Solovyev</dc:creator>
    <meta:editing-duration>P18DT19H45M55S</meta:editing-duration>
    <meta:editing-cycles>125</meta:editing-cycles>
    <meta:document-statistic meta:table-count="1" meta:cell-count="7285" meta:object-count="0"/>
    <meta:user-defined meta:name=""/>
  </office:meta>
</office:document-meta>
</file>